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12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2">
            <text:p>Os01g02241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tars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Entry ID</text:p>
          </table:table-cell>
          <table:table-cell office:value-type="string" table:style-name="ce2">
            <text:p>Entry Name</text:p>
          </table:table-cell>
          <table:table-cell office:value-type="string" table:style-name="ce2">
            <text:p>Date Added</text:p>
          </table:table-cell>
          <table:table-cell office:value-type="string" table:style-name="ce2">
            <text:p>Date Modified</text:p>
          </table:table-cell>
          <table:table-cell office:value-type="string" table:style-name="ce2">
            <text:p>chiral flag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Chirality 1</text:p>
          </table:table-cell>
          <table:table-cell office:value-type="string" table:style-name="ce2">
            <text:p>ct enhanced stereo status</text:p>
          </table:table-cell>
          <table:table-cell office:value-type="string" table:style-name="ce2">
            <text:p>Source Path</text:p>
          </table:table-cell>
          <table:table-cell office:value-type="string" table:style-name="ce2">
            <text:p>Source File</text:p>
          </table:table-cell>
          <table:table-cell office:value-type="string" table:style-name="ce2">
            <text:p>Source File Index</text:p>
          </table:table-cell>
          <table:table-cell office:value-type="string" table:style-name="ce2">
            <text:p>Chirality 2</text:p>
          </table:table-cell>
          <table:table-cell office:value-type="string" table:style-name="ce2">
            <text:p>Chirality 3</text:p>
          </table:table-cell>
          <table:table-cell office:value-type="string" table:style-name="ce2">
            <text:p>Chirality 4</text:p>
          </table:table-cell>
          <table:table-cell office:value-type="string" table:style-name="ce2">
            <text:p>Chirality 5</text:p>
          </table:table-cell>
          <table:table-cell office:value-type="string" table:style-name="ce2">
            <text:p>Chirality 6</text:p>
          </table:table-cell>
          <table:table-cell office:value-type="string" table:style-name="ce2">
            <text:p>Chirality 7</text:p>
          </table:table-cell>
          <table:table-cell office:value-type="string" table:style-name="ce2">
            <text:p>AtomNumChirality 1</text:p>
          </table:table-cell>
          <table:table-cell office:value-type="string" table:style-name="ce2">
            <text:p>AtomNumChirality 2</text:p>
          </table:table-cell>
          <table:table-cell office:value-type="string" table:style-name="ce2">
            <text:p>PDB format version</text:p>
          </table:table-cell>
          <table:table-cell office:value-type="string" table:style-name="ce2">
            <text:p>entry id backup</text:p>
          </table:table-cell>
          <table:table-cell office:value-type="string" table:style-name="ce2">
            <text:p>prepared</text:p>
          </table:table-cell>
          <table:table-cell office:value-type="string" table:style-name="ce2">
            <text:p>prepared with version</text:p>
          </table:table-cell>
          <table:table-cell office:value-type="string" table:style-name="ce2">
            <text:p>assigned bond orders</text:p>
          </table:table-cell>
          <table:table-cell office:value-type="string" table:style-name="ce2">
            <text:p>added hydrogens</text:p>
          </table:table-cell>
          <table:table-cell office:value-type="string" table:style-name="ce2">
            <text:p>treated metals</text:p>
          </table:table-cell>
          <table:table-cell office:value-type="string" table:style-name="ce2">
            <text:p>created disulfur</text:p>
          </table:table-cell>
          <table:table-cell office:value-type="string" table:style-name="ce2">
            <text:p>deleted far waters</text:p>
          </table:table-cell>
          <table:table-cell office:value-type="string" table:style-name="ce2">
            <text:p>ran protassign</text:p>
          </table:table-cell>
          <table:table-cell office:value-type="string" table:style-name="ce2">
            <text:p>Potential Energy-OPLS 2005</text:p>
          </table:table-cell>
          <table:table-cell office:value-type="string" table:style-name="ce2">
            <text:p>RMS Derivative-OPLS 2005</text:p>
          </table:table-cell>
          <table:table-cell office:value-type="string" table:style-name="ce2">
            <text:p>Max Derivative-OPLS 2005</text:p>
          </table:table-cell>
          <table:table-cell office:value-type="string" table:style-name="ce2">
            <text:p>Stretch Energy-OPLS 2005</text:p>
          </table:table-cell>
          <table:table-cell office:value-type="string" table:style-name="ce2">
            <text:p>Bend Energy-OPLS 2005</text:p>
          </table:table-cell>
          <table:table-cell office:value-type="string" table:style-name="ce2">
            <text:p>LJ-14 Energy-OPLS 2005</text:p>
          </table:table-cell>
          <table:table-cell office:value-type="string" table:style-name="ce2">
            <text:p>El-14 Energy-OPLS 2005</text:p>
          </table:table-cell>
          <table:table-cell office:value-type="string" table:style-name="ce2">
            <text:p>Van der Waals Energy-OPLS 2005</text:p>
          </table:table-cell>
          <table:table-cell office:value-type="string" table:style-name="ce2">
            <text:p>Electrostatic Energy-OPLS 2005</text:p>
          </table:table-cell>
          <table:table-cell office:value-type="string" table:style-name="ce2">
            <text:p>Dihedral Energy-OPLS 2005</text:p>
          </table:table-cell>
          <table:table-cell office:value-type="string" table:style-name="ce2">
            <text:p>target temperature</text:p>
          </table:table-cell>
          <table:table-cell office:value-type="string" table:style-name="ce2">
            <text:p>ran impref</text:p>
          </table:table-cell>
          <table:table-cell office:value-type="string" table:style-name="ce2">
            <text:p>job name</text:p>
          </table:table-cell>
          <table:table-cell office:value-type="string" table:style-name="ce2">
            <text:p>grid version</text:p>
          </table:table-cell>
          <table:table-cell office:value-type="string" table:style-name="ce2">
            <text:p>gridbox xcent</text:p>
          </table:table-cell>
          <table:table-cell office:value-type="string" table:style-name="ce2">
            <text:p>gridbox ycent</text:p>
          </table:table-cell>
          <table:table-cell office:value-type="string" table:style-name="ce2">
            <text:p>gridbox zcent</text:p>
          </table:table-cell>
          <table:table-cell office:value-type="string" table:style-name="ce2">
            <text:p>gridbox xrange</text:p>
          </table:table-cell>
          <table:table-cell office:value-type="string" table:style-name="ce2">
            <text:p>gridbox yrange</text:p>
          </table:table-cell>
          <table:table-cell office:value-type="string" table:style-name="ce2">
            <text:p>gridbox zrange</text:p>
          </table:table-cell>
          <table:table-cell office:value-type="string" table:style-name="ce2">
            <text:p>gridbox ligxrange</text:p>
          </table:table-cell>
          <table:table-cell office:value-type="string" table:style-name="ce2">
            <text:p>gridbox ligyrange</text:p>
          </table:table-cell>
          <table:table-cell office:value-type="string" table:style-name="ce2">
            <text:p>gridbox ligzrange</text:p>
          </table:table-cell>
          <table:table-cell office:value-type="string" table:style-name="ce2">
            <text:p>receptor</text:p>
          </table:table-cell>
          <table:table-cell office:value-type="string" table:style-name="ce2">
            <text:p>glide gridfile</text:p>
          </table:table-cell>
          <table:table-cell office:value-type="string" table:style-name="ce2">
            <text:p>glide lignum</text:p>
          </table:table-cell>
          <table:table-cell office:value-type="string" table:style-name="ce2">
            <text:p>glide rotatable bonds</text:p>
          </table:table-cell>
          <table:table-cell office:value-type="string" table:style-name="ce2">
            <text:p>docking score</text:p>
          </table:table-cell>
          <table:table-cell office:value-type="string" table:style-name="ce2">
            <text:p>glide ligand efficiency</text:p>
          </table:table-cell>
          <table:table-cell office:value-type="string" table:style-name="ce2">
            <text:p>glide ligand efficiency sa</text:p>
          </table:table-cell>
          <table:table-cell office:value-type="string" table:style-name="ce2">
            <text:p>glide ligand efficiency ln</text:p>
          </table:table-cell>
          <table:table-cell office:value-type="string" table:style-name="ce2">
            <text:p>glide gscore</text:p>
          </table:table-cell>
          <table:table-cell office:value-type="string" table:style-name="ce2">
            <text:p>glide lipo</text:p>
          </table:table-cell>
          <table:table-cell office:value-type="string" table:style-name="ce2">
            <text:p>glide hbond</text:p>
          </table:table-cell>
          <table:table-cell office:value-type="string" table:style-name="ce2">
            <text:p>glide metal</text:p>
          </table:table-cell>
          <table:table-cell office:value-type="string" table:style-name="ce2">
            <text:p>glide rewards</text:p>
          </table:table-cell>
          <table:table-cell office:value-type="string" table:style-name="ce2">
            <text:p>glide evdw</text:p>
          </table:table-cell>
          <table:table-cell office:value-type="string" table:style-name="ce2">
            <text:p>glide ecoul</text:p>
          </table:table-cell>
          <table:table-cell office:value-type="string" table:style-name="ce2">
            <text:p>glide erotb</text:p>
          </table:table-cell>
          <table:table-cell office:value-type="string" table:style-name="ce2">
            <text:p>glide esite</text:p>
          </table:table-cell>
          <table:table-cell office:value-type="string" table:style-name="ce2">
            <text:p>glide emodel</text:p>
          </table:table-cell>
          <table:table-cell office:value-type="string" table:style-name="ce2">
            <text:p>glide energy</text:p>
          </table:table-cell>
          <table:table-cell office:value-type="string" table:style-name="ce2">
            <text:p>glide einternal</text:p>
          </table:table-cell>
          <table:table-cell office:value-type="string" table:style-name="ce2">
            <text:p>glide confnum</text:p>
          </table:table-cell>
          <table:table-cell office:value-type="string" table:style-name="ce2">
            <text:p>glide posenum</text:p>
          </table:table-cell>
          <table:table-cell office:value-type="string" table:style-name="ce2">
            <text:p>glide eff state penalty</text:p>
          </table:table-cell>
          <table:table-cell table:number-columns-repeated="16307" table:style-name="ce2"/>
        </table:table-row>
        <table:table-row table:style-name="ro2">
          <table:table-cell table:style-name="ce1"/>
          <table:table-cell office:value-type="string" table:style-name="ce1">
            <text:p>ZINC01824866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1821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_R_17_9_14_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821" table:style-name="ce1">
            <text:p>1821</text:p>
          </table:table-cell>
          <table:table-cell table:number-columns-repeated="30" table:style-name="ce1"/>
          <table:table-cell office:value-type="string" table:style-name="ce1">
            <text:p>Os01g0224100_glide-dock_HTVS_2</text:p>
          </table:table-cell>
          <table:table-cell table:number-columns-repeated="11" table:style-name="ce1"/>
          <table:table-cell office:value-type="string" table:style-name="ce1">
            <text:p>Os01g0224100_glide-grid</text:p>
          </table:table-cell>
          <table:table-cell office:value-type="float" office:value="1821" table:style-name="ce1">
            <text:p>1821</text:p>
          </table:table-cell>
          <table:table-cell office:value-type="float" office:value="4" table:style-name="ce1">
            <text:p>4</text:p>
          </table:table-cell>
          <table:table-cell office:value-type="float" office:value="-7.056" table:style-name="ce1">
            <text:p>-7.056</text:p>
          </table:table-cell>
          <table:table-cell office:value-type="float" office:value="-0.39200000000000002" table:style-name="ce1">
            <text:p>-0.392</text:p>
          </table:table-cell>
          <table:table-cell office:value-type="float" office:value="-1.0269999999999999" table:style-name="ce1">
            <text:p>-1.027</text:p>
          </table:table-cell>
          <table:table-cell office:value-type="float" office:value="-1.8140000000000001" table:style-name="ce1">
            <text:p>-1.814</text:p>
          </table:table-cell>
          <table:table-cell office:value-type="float" office:value="-7.056" table:style-name="ce1">
            <text:p>-7.056</text:p>
          </table:table-cell>
          <table:table-cell office:value-type="float" office:value="-1.768" table:style-name="ce1">
            <text:p>-1.768</text:p>
          </table:table-cell>
          <table:table-cell office:value-type="float" office:value="-0.379" table:style-name="ce1">
            <text:p>-0.379</text:p>
          </table:table-cell>
          <table:table-cell office:value-type="float" office:value="0" table:style-name="ce1">
            <text:p>0</text:p>
          </table:table-cell>
          <table:table-cell office:value-type="float" office:value="-2.3490000000000002" table:style-name="ce1">
            <text:p>-2.349</text:p>
          </table:table-cell>
          <table:table-cell office:value-type="float" office:value="-7.0179999999999998" table:style-name="ce1">
            <text:p>-7.018</text:p>
          </table:table-cell>
          <table:table-cell office:value-type="float" office:value="-18.055" table:style-name="ce1">
            <text:p>-18.055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-0.108" table:style-name="ce1">
            <text:p>-0.108</text:p>
          </table:table-cell>
          <table:table-cell office:value-type="float" office:value="-44.115000000000002" table:style-name="ce1">
            <text:p>-44.115</text:p>
          </table:table-cell>
          <table:table-cell office:value-type="float" office:value="-25.073" table:style-name="ce1">
            <text:p>-25.073</text:p>
          </table:table-cell>
          <table:table-cell office:value-type="float" office:value="2.9" table:style-name="ce1">
            <text:p>2.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3512135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7798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_R_25_14_11_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7798" table:style-name="ce1">
            <text:p>7798</text:p>
          </table:table-cell>
          <table:table-cell table:number-columns-repeated="30" table:style-name="ce1"/>
          <table:table-cell office:value-type="string" table:style-name="ce1">
            <text:p>Os01g0224100_glide-dock_HTVS_2</text:p>
          </table:table-cell>
          <table:table-cell table:number-columns-repeated="11" table:style-name="ce1"/>
          <table:table-cell office:value-type="string" table:style-name="ce1">
            <text:p>Os01g0224100_glide-grid</text:p>
          </table:table-cell>
          <table:table-cell office:value-type="float" office:value="7798" table:style-name="ce1">
            <text:p>7798</text:p>
          </table:table-cell>
          <table:table-cell office:value-type="float" office:value="3" table:style-name="ce1">
            <text:p>3</text:p>
          </table:table-cell>
          <table:table-cell office:value-type="float" office:value="-6.9" table:style-name="ce1">
            <text:p>-6.9</text:p>
          </table:table-cell>
          <table:table-cell office:value-type="float" office:value="-0.46" table:style-name="ce1">
            <text:p>-0.46</text:p>
          </table:table-cell>
          <table:table-cell office:value-type="float" office:value="-1.1339999999999999" table:style-name="ce1">
            <text:p>-1.134</text:p>
          </table:table-cell>
          <table:table-cell office:value-type="float" office:value="-1.861" table:style-name="ce1">
            <text:p>-1.861</text:p>
          </table:table-cell>
          <table:table-cell office:value-type="float" office:value="-6.9" table:style-name="ce1">
            <text:p>-6.9</text:p>
          </table:table-cell>
          <table:table-cell office:value-type="float" office:value="-1.2889999999999999" table:style-name="ce1">
            <text:p>-1.289</text:p>
          </table:table-cell>
          <table:table-cell office:value-type="float" office:value="-0.51100000000000001" table:style-name="ce1">
            <text:p>-0.511</text:p>
          </table:table-cell>
          <table:table-cell office:value-type="float" office:value="0" table:style-name="ce1">
            <text:p>0</text:p>
          </table:table-cell>
          <table:table-cell office:value-type="float" office:value="-2.9849999999999999" table:style-name="ce1">
            <text:p>-2.985</text:p>
          </table:table-cell>
          <table:table-cell office:value-type="float" office:value="-6.3470000000000004" table:style-name="ce1">
            <text:p>-6.347</text:p>
          </table:table-cell>
          <table:table-cell office:value-type="float" office:value="-13.785" table:style-name="ce1">
            <text:p>-13.785</text:p>
          </table:table-cell>
          <table:table-cell office:value-type="float" office:value="0.39100000000000001" table:style-name="ce1">
            <text:p>0.391</text:p>
          </table:table-cell>
          <table:table-cell office:value-type="float" office:value="-0.121" table:style-name="ce1">
            <text:p>-0.121</text:p>
          </table:table-cell>
          <table:table-cell office:value-type="float" office:value="-30.997" table:style-name="ce1">
            <text:p>-30.997</text:p>
          </table:table-cell>
          <table:table-cell office:value-type="float" office:value="-20.132000000000001" table:style-name="ce1">
            <text:p>-20.132</text:p>
          </table:table-cell>
          <table:table-cell office:value-type="float" office:value="4.0289999999999999" table:style-name="ce1">
            <text:p>4.02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1735747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6324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6324" table:style-name="ce1">
            <text:p>6324</text:p>
          </table:table-cell>
          <table:table-cell table:number-columns-repeated="30" table:style-name="ce1"/>
          <table:table-cell office:value-type="string" table:style-name="ce1">
            <text:p>Os01g0224100_glide-dock_HTVS_2</text:p>
          </table:table-cell>
          <table:table-cell table:number-columns-repeated="11" table:style-name="ce1"/>
          <table:table-cell office:value-type="string" table:style-name="ce1">
            <text:p>Os01g0224100_glide-grid</text:p>
          </table:table-cell>
          <table:table-cell office:value-type="float" office:value="6324" table:style-name="ce1">
            <text:p>6324</text:p>
          </table:table-cell>
          <table:table-cell office:value-type="float" office:value="5" table:style-name="ce1">
            <text:p>5</text:p>
          </table:table-cell>
          <table:table-cell office:value-type="float" office:value="-6.8789999999999996" table:style-name="ce1">
            <text:p>-6.879</text:p>
          </table:table-cell>
          <table:table-cell office:value-type="float" office:value="-0.43" table:style-name="ce1">
            <text:p>-0.43</text:p>
          </table:table-cell>
          <table:table-cell office:value-type="float" office:value="-1.083" table:style-name="ce1">
            <text:p>-1.083</text:p>
          </table:table-cell>
          <table:table-cell office:value-type="float" office:value="-1.823" table:style-name="ce1">
            <text:p>-1.823</text:p>
          </table:table-cell>
          <table:table-cell office:value-type="float" office:value="-6.8789999999999996" table:style-name="ce1">
            <text:p>-6.879</text:p>
          </table:table-cell>
          <table:table-cell office:value-type="float" office:value="-0.746" table:style-name="ce1">
            <text:p>-0.746</text:p>
          </table:table-cell>
          <table:table-cell office:value-type="float" office:value="-0.247" table:style-name="ce1">
            <text:p>-0.247</text:p>
          </table:table-cell>
          <table:table-cell office:value-type="float" office:value="0" table:style-name="ce1">
            <text:p>0</text:p>
          </table:table-cell>
          <table:table-cell office:value-type="float" office:value="-2.5289999999999999" table:style-name="ce1">
            <text:p>-2.529</text:p>
          </table:table-cell>
          <table:table-cell office:value-type="float" office:value="-4.1059999999999999" table:style-name="ce1">
            <text:p>-4.106</text:p>
          </table:table-cell>
          <table:table-cell office:value-type="float" office:value="-24.106999999999999" table:style-name="ce1">
            <text:p>-24.107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-0.374" table:style-name="ce1">
            <text:p>-0.374</text:p>
          </table:table-cell>
          <table:table-cell office:value-type="float" office:value="-53.098999999999997" table:style-name="ce1">
            <text:p>-53.099</text:p>
          </table:table-cell>
          <table:table-cell office:value-type="float" office:value="-28.213000000000001" table:style-name="ce1">
            <text:p>-28.213</text:p>
          </table:table-cell>
          <table:table-cell office:value-type="float" office:value="0.91900000000000004" table:style-name="ce1">
            <text:p>0.9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3588698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1553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_S_12_9_4_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553" table:style-name="ce1">
            <text:p>1553</text:p>
          </table:table-cell>
          <table:table-cell table:number-columns-repeated="30" table:style-name="ce1"/>
          <table:table-cell office:value-type="string" table:style-name="ce1">
            <text:p>Os01g0224100_glide-dock_HTVS_2</text:p>
          </table:table-cell>
          <table:table-cell table:number-columns-repeated="11" table:style-name="ce1"/>
          <table:table-cell office:value-type="string" table:style-name="ce1">
            <text:p>Os01g0224100_glide-grid</text:p>
          </table:table-cell>
          <table:table-cell office:value-type="float" office:value="1553" table:style-name="ce1">
            <text:p>1553</text:p>
          </table:table-cell>
          <table:table-cell office:value-type="float" office:value="1" table:style-name="ce1">
            <text:p>1</text:p>
          </table:table-cell>
          <table:table-cell office:value-type="float" office:value="-6.7450000000000001" table:style-name="ce1">
            <text:p>-6.745</text:p>
          </table:table-cell>
          <table:table-cell office:value-type="float" office:value="-0.56200000000000006" table:style-name="ce1">
            <text:p>-0.562</text:p>
          </table:table-cell>
          <table:table-cell office:value-type="float" office:value="-1.2869999999999999" table:style-name="ce1">
            <text:p>-1.287</text:p>
          </table:table-cell>
          <table:table-cell office:value-type="float" office:value="-1.9359999999999999" table:style-name="ce1">
            <text:p>-1.936</text:p>
          </table:table-cell>
          <table:table-cell office:value-type="float" office:value="-6.7450000000000001" table:style-name="ce1">
            <text:p>-6.745</text:p>
          </table:table-cell>
          <table:table-cell office:value-type="float" office:value="-0.96099999999999997" table:style-name="ce1">
            <text:p>-0.961</text:p>
          </table:table-cell>
          <table:table-cell office:value-type="float" office:value="-0.30499999999999999" table:style-name="ce1">
            <text:p>-0.305</text:p>
          </table:table-cell>
          <table:table-cell office:value-type="float" office:value="0" table:style-name="ce1">
            <text:p>0</text:p>
          </table:table-cell>
          <table:table-cell office:value-type="float" office:value="-2.78" table:style-name="ce1">
            <text:p>-2.78</text:p>
          </table:table-cell>
          <table:table-cell office:value-type="float" office:value="-3.81" table:style-name="ce1">
            <text:p>-3.81</text:p>
          </table:table-cell>
          <table:table-cell office:value-type="float" office:value="-17.452000000000002" table:style-name="ce1">
            <text:p>-17.452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-42.994999999999997" table:style-name="ce1">
            <text:p>-42.995</text:p>
          </table:table-cell>
          <table:table-cell office:value-type="float" office:value="-21.262" table:style-name="ce1">
            <text:p>-21.262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185679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11085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2018-01-22 13:11:15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_R_15_2_5_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1085" table:style-name="ce1">
            <text:p>11085</text:p>
          </table:table-cell>
          <table:table-cell table:number-columns-repeated="30" table:style-name="ce1"/>
          <table:table-cell office:value-type="string" table:style-name="ce1">
            <text:p>Os01g0224100_glide-dock_HTVS_2</text:p>
          </table:table-cell>
          <table:table-cell table:number-columns-repeated="11" table:style-name="ce1"/>
          <table:table-cell office:value-type="string" table:style-name="ce1">
            <text:p>Os01g0224100_glide-grid</text:p>
          </table:table-cell>
          <table:table-cell office:value-type="float" office:value="11085" table:style-name="ce1">
            <text:p>11085</text:p>
          </table:table-cell>
          <table:table-cell office:value-type="float" office:value="4" table:style-name="ce1">
            <text:p>4</text:p>
          </table:table-cell>
          <table:table-cell office:value-type="float" office:value="-6.6970000000000001" table:style-name="ce1">
            <text:p>-6.697</text:p>
          </table:table-cell>
          <table:table-cell office:value-type="float" office:value="-0.47799999999999998" table:style-name="ce1">
            <text:p>-0.478</text:p>
          </table:table-cell>
          <table:table-cell office:value-type="float" office:value="-1.153" table:style-name="ce1">
            <text:p>-1.153</text:p>
          </table:table-cell>
          <table:table-cell office:value-type="float" office:value="-1.84" table:style-name="ce1">
            <text:p>-1.84</text:p>
          </table:table-cell>
          <table:table-cell office:value-type="float" office:value="-6.6970000000000001" table:style-name="ce1">
            <text:p>-6.697</text:p>
          </table:table-cell>
          <table:table-cell office:value-type="float" office:value="-1.0029999999999999" table:style-name="ce1">
            <text:p>-1.003</text:p>
          </table:table-cell>
          <table:table-cell office:value-type="float" office:value="-0.65600000000000003" table:style-name="ce1">
            <text:p>-0.656</text:p>
          </table:table-cell>
          <table:table-cell office:value-type="float" office:value="0" table:style-name="ce1">
            <text:p>0</text:p>
          </table:table-cell>
          <table:table-cell office:value-type="float" office:value="-3.08" table:style-name="ce1">
            <text:p>-3.08</text:p>
          </table:table-cell>
          <table:table-cell office:value-type="float" office:value="-9.7829999999999995" table:style-name="ce1">
            <text:p>-9.783</text:p>
          </table:table-cell>
          <table:table-cell office:value-type="float" office:value="-12.242000000000001" table:style-name="ce1">
            <text:p>-12.242</text:p>
          </table:table-cell>
          <table:table-cell office:value-type="float" office:value="0.44" table:style-name="ce1">
            <text:p>0.44</text:p>
          </table:table-cell>
          <table:table-cell office:value-type="float" office:value="-7.1999999999999995E-2" table:style-name="ce1">
            <text:p>-0.072</text:p>
          </table:table-cell>
          <table:table-cell office:value-type="float" office:value="-32.728999999999999" table:style-name="ce1">
            <text:p>-32.729</text:p>
          </table:table-cell>
          <table:table-cell office:value-type="float" office:value="-22.024999999999999" table:style-name="ce1">
            <text:p>-22.025</text:p>
          </table:table-cell>
          <table:table-cell office:value-type="float" office:value="5.758" table:style-name="ce1">
            <text:p>5.75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9g04552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19702752</text:p>
          </table:table-cell>
          <table:table-cell office:value-type="float" office:value="26716" table:style-name="ce1">
            <text:p>26716</text:p>
          </table:table-cell>
          <table:table-cell office:value-type="string" table:style-name="ce1">
            <text:p>102_p0.0.12712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2712" table:style-name="ce1">
            <text:p>12712</text:p>
          </table:table-cell>
          <table:table-cell table:number-columns-repeated="30" table:style-name="ce1"/>
          <table:table-cell office:value-type="string" table:style-name="ce1">
            <text:p>Os09g0455200_glide-dock_HTVS</text:p>
          </table:table-cell>
          <table:table-cell table:number-columns-repeated="11" table:style-name="ce1"/>
          <table:table-cell office:value-type="string" table:style-name="ce1">
            <text:p>Os09g0455200_glide-grid_1</text:p>
          </table:table-cell>
          <table:table-cell office:value-type="float" office:value="12712" table:style-name="ce1">
            <text:p>12712</text:p>
          </table:table-cell>
          <table:table-cell office:value-type="float" office:value="2" table:style-name="ce1">
            <text:p>2</text:p>
          </table:table-cell>
          <table:table-cell office:value-type="float" office:value="-7.984" table:style-name="ce1">
            <text:p>-7.984</text:p>
          </table:table-cell>
          <table:table-cell office:value-type="float" office:value="-0.47" table:style-name="ce1">
            <text:p>-0.47</text:p>
          </table:table-cell>
          <table:table-cell office:value-type="float" office:value="-1.208" table:style-name="ce1">
            <text:p>-1.208</text:p>
          </table:table-cell>
          <table:table-cell office:value-type="float" office:value="-2.0830000000000002" table:style-name="ce1">
            <text:p>-2.083</text:p>
          </table:table-cell>
          <table:table-cell office:value-type="float" office:value="-7.984" table:style-name="ce1">
            <text:p>-7.984</text:p>
          </table:table-cell>
          <table:table-cell office:value-type="float" office:value="-1.756" table:style-name="ce1">
            <text:p>-1.756</text:p>
          </table:table-cell>
          <table:table-cell office:value-type="float" office:value="-0.90400000000000003" table:style-name="ce1">
            <text:p>-0.904</text:p>
          </table:table-cell>
          <table:table-cell office:value-type="float" office:value="0" table:style-name="ce1">
            <text:p>0</text:p>
          </table:table-cell>
          <table:table-cell office:value-type="float" office:value="-2.6030000000000002" table:style-name="ce1">
            <text:p>-2.603</text:p>
          </table:table-cell>
          <table:table-cell office:value-type="float" office:value="-11.973000000000001" table:style-name="ce1">
            <text:p>-11.973</text:p>
          </table:table-cell>
          <table:table-cell office:value-type="float" office:value="-13.888999999999999" table:style-name="ce1">
            <text:p>-13.889</text:p>
          </table:table-cell>
          <table:table-cell office:value-type="float" office:value="0" table:style-name="ce1">
            <text:p>0</text:p>
          </table:table-cell>
          <table:table-cell office:value-type="float" office:value="-3.9E-2" table:style-name="ce1">
            <text:p>-0.039</text:p>
          </table:table-cell>
          <table:table-cell office:value-type="float" office:value="-50.533000000000001" table:style-name="ce1">
            <text:p>-50.533</text:p>
          </table:table-cell>
          <table:table-cell office:value-type="float" office:value="-25.861999999999998" table:style-name="ce1">
            <text:p>-25.862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3847659</text:p>
          </table:table-cell>
          <table:table-cell office:value-type="float" office:value="26717" table:style-name="ce1">
            <text:p>26717</text:p>
          </table:table-cell>
          <table:table-cell office:value-type="string" table:style-name="ce1">
            <text:p>102_p0.0.2431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_S_9_12_2_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2431" table:style-name="ce1">
            <text:p>2431</text:p>
          </table:table-cell>
          <table:table-cell table:number-columns-repeated="30" table:style-name="ce1"/>
          <table:table-cell office:value-type="string" table:style-name="ce1">
            <text:p>Os09g0455200_glide-dock_HTVS</text:p>
          </table:table-cell>
          <table:table-cell table:number-columns-repeated="11" table:style-name="ce1"/>
          <table:table-cell office:value-type="string" table:style-name="ce1">
            <text:p>Os09g0455200_glide-grid_1</text:p>
          </table:table-cell>
          <table:table-cell office:value-type="float" office:value="2431" table:style-name="ce1">
            <text:p>2431</text:p>
          </table:table-cell>
          <table:table-cell office:value-type="float" office:value="1" table:style-name="ce1">
            <text:p>1</text:p>
          </table:table-cell>
          <table:table-cell office:value-type="float" office:value="-7.7309999999999999" table:style-name="ce1">
            <text:p>-7.731</text:p>
          </table:table-cell>
          <table:table-cell office:value-type="float" office:value="-0.55200000000000005" table:style-name="ce1">
            <text:p>-0.552</text:p>
          </table:table-cell>
          <table:table-cell office:value-type="float" office:value="-1.331" table:style-name="ce1">
            <text:p>-1.331</text:p>
          </table:table-cell>
          <table:table-cell office:value-type="float" office:value="-2.1240000000000001" table:style-name="ce1">
            <text:p>-2.124</text:p>
          </table:table-cell>
          <table:table-cell office:value-type="float" office:value="-7.7309999999999999" table:style-name="ce1">
            <text:p>-7.731</text:p>
          </table:table-cell>
          <table:table-cell office:value-type="float" office:value="-1.992" table:style-name="ce1">
            <text:p>-1.992</text:p>
          </table:table-cell>
          <table:table-cell office:value-type="float" office:value="-0.71399999999999997" table:style-name="ce1">
            <text:p>-0.714</text:p>
          </table:table-cell>
          <table:table-cell office:value-type="float" office:value="0" table:style-name="ce1">
            <text:p>0</text:p>
          </table:table-cell>
          <table:table-cell office:value-type="float" office:value="-2.8620000000000001" table:style-name="ce1">
            <text:p>-2.862</text:p>
          </table:table-cell>
          <table:table-cell office:value-type="float" office:value="-9.9220000000000006" table:style-name="ce1">
            <text:p>-9.922</text:p>
          </table:table-cell>
          <table:table-cell office:value-type="float" office:value="-10.519" table:style-name="ce1">
            <text:p>-10.519</text:p>
          </table:table-cell>
          <table:table-cell office:value-type="float" office:value="0" table:style-name="ce1">
            <text:p>0</text:p>
          </table:table-cell>
          <table:table-cell office:value-type="float" office:value="-8.8999999999999996E-2" table:style-name="ce1">
            <text:p>-0.089</text:p>
          </table:table-cell>
          <table:table-cell office:value-type="float" office:value="-43.095999999999997" table:style-name="ce1">
            <text:p>-43.096</text:p>
          </table:table-cell>
          <table:table-cell office:value-type="float" office:value="-20.440999999999999" table:style-name="ce1">
            <text:p>-20.441</text:p>
          </table:table-cell>
          <table:table-cell office:value-type="float" office:value="0.08" table:style-name="ce1">
            <text:p>0.0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2038513</text:p>
          </table:table-cell>
          <table:table-cell office:value-type="float" office:value="26718" table:style-name="ce1">
            <text:p>26718</text:p>
          </table:table-cell>
          <table:table-cell office:value-type="string" table:style-name="ce1">
            <text:p>102_p0.0.9659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_R_11_9_4_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9659" table:style-name="ce1">
            <text:p>9659</text:p>
          </table:table-cell>
          <table:table-cell table:number-columns-repeated="30" table:style-name="ce1"/>
          <table:table-cell office:value-type="string" table:style-name="ce1">
            <text:p>Os09g0455200_glide-dock_HTVS</text:p>
          </table:table-cell>
          <table:table-cell table:number-columns-repeated="11" table:style-name="ce1"/>
          <table:table-cell office:value-type="string" table:style-name="ce1">
            <text:p>Os09g0455200_glide-grid_1</text:p>
          </table:table-cell>
          <table:table-cell office:value-type="float" office:value="9659" table:style-name="ce1">
            <text:p>9659</text:p>
          </table:table-cell>
          <table:table-cell office:value-type="float" office:value="4" table:style-name="ce1">
            <text:p>4</text:p>
          </table:table-cell>
          <table:table-cell office:value-type="float" office:value="-7.6479999999999997" table:style-name="ce1">
            <text:p>-7.648</text:p>
          </table:table-cell>
          <table:table-cell office:value-type="float" office:value="-0.45" table:style-name="ce1">
            <text:p>-0.45</text:p>
          </table:table-cell>
          <table:table-cell office:value-type="float" office:value="-1.157" table:style-name="ce1">
            <text:p>-1.157</text:p>
          </table:table-cell>
          <table:table-cell office:value-type="float" office:value="-1.9950000000000001" table:style-name="ce1">
            <text:p>-1.995</text:p>
          </table:table-cell>
          <table:table-cell office:value-type="float" office:value="-7.6479999999999997" table:style-name="ce1">
            <text:p>-7.648</text:p>
          </table:table-cell>
          <table:table-cell office:value-type="float" office:value="-2.71" table:style-name="ce1">
            <text:p>-2.71</text:p>
          </table:table-cell>
          <table:table-cell office:value-type="float" office:value="-0.72" table:style-name="ce1">
            <text:p>-0.72</text:p>
          </table:table-cell>
          <table:table-cell office:value-type="float" office:value="0" table:style-name="ce1">
            <text:p>0</text:p>
          </table:table-cell>
          <table:table-cell office:value-type="float" office:value="-2.6160000000000001" table:style-name="ce1">
            <text:p>-2.616</text:p>
          </table:table-cell>
          <table:table-cell office:value-type="float" office:value="-14.555999999999999" table:style-name="ce1">
            <text:p>-14.556</text:p>
          </table:table-cell>
          <table:table-cell office:value-type="float" office:value="-11.839" table:style-name="ce1">
            <text:p>-11.839</text:p>
          </table:table-cell>
          <table:table-cell office:value-type="float" office:value="0.996" table:style-name="ce1">
            <text:p>0.996</text:p>
          </table:table-cell>
          <table:table-cell office:value-type="float" office:value="-9.4E-2" table:style-name="ce1">
            <text:p>-0.094</text:p>
          </table:table-cell>
          <table:table-cell office:value-type="float" office:value="-50.719000000000001" table:style-name="ce1">
            <text:p>-50.719</text:p>
          </table:table-cell>
          <table:table-cell office:value-type="float" office:value="-26.395" table:style-name="ce1">
            <text:p>-26.395</text:p>
          </table:table-cell>
          <table:table-cell office:value-type="float" office:value="2.0760000000000001" table:style-name="ce1">
            <text:p>2.07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901972</text:p>
          </table:table-cell>
          <table:table-cell office:value-type="float" office:value="26719" table:style-name="ce1">
            <text:p>26719</text:p>
          </table:table-cell>
          <table:table-cell office:value-type="string" table:style-name="ce1">
            <text:p>102_p0.0.5925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5925" table:style-name="ce1">
            <text:p>5925</text:p>
          </table:table-cell>
          <table:table-cell table:number-columns-repeated="30" table:style-name="ce1"/>
          <table:table-cell office:value-type="string" table:style-name="ce1">
            <text:p>Os09g0455200_glide-dock_HTVS</text:p>
          </table:table-cell>
          <table:table-cell table:number-columns-repeated="11" table:style-name="ce1"/>
          <table:table-cell office:value-type="string" table:style-name="ce1">
            <text:p>Os09g0455200_glide-grid_1</text:p>
          </table:table-cell>
          <table:table-cell office:value-type="float" office:value="5925" table:style-name="ce1">
            <text:p>5925</text:p>
          </table:table-cell>
          <table:table-cell office:value-type="float" office:value="3" table:style-name="ce1">
            <text:p>3</text:p>
          </table:table-cell>
          <table:table-cell office:value-type="float" office:value="-7.6470000000000002" table:style-name="ce1">
            <text:p>-7.647</text:p>
          </table:table-cell>
          <table:table-cell office:value-type="float" office:value="-0.54600000000000004" table:style-name="ce1">
            <text:p>-0.546</text:p>
          </table:table-cell>
          <table:table-cell office:value-type="float" office:value="-1.3160000000000001" table:style-name="ce1">
            <text:p>-1.316</text:p>
          </table:table-cell>
          <table:table-cell office:value-type="float" office:value="-2.101" table:style-name="ce1">
            <text:p>-2.101</text:p>
          </table:table-cell>
          <table:table-cell office:value-type="float" office:value="-7.6470000000000002" table:style-name="ce1">
            <text:p>-7.647</text:p>
          </table:table-cell>
          <table:table-cell office:value-type="float" office:value="-1.6559999999999999" table:style-name="ce1">
            <text:p>-1.656</text:p>
          </table:table-cell>
          <table:table-cell office:value-type="float" office:value="-0.60499999999999998" table:style-name="ce1">
            <text:p>-0.605</text:p>
          </table:table-cell>
          <table:table-cell office:value-type="float" office:value="0" table:style-name="ce1">
            <text:p>0</text:p>
          </table:table-cell>
          <table:table-cell office:value-type="float" office:value="-2.8490000000000002" table:style-name="ce1">
            <text:p>-2.849</text:p>
          </table:table-cell>
          <table:table-cell office:value-type="float" office:value="-8.9670000000000005" table:style-name="ce1">
            <text:p>-8.967</text:p>
          </table:table-cell>
          <table:table-cell office:value-type="float" office:value="-13.653" table:style-name="ce1">
            <text:p>-13.653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.04</text:p>
          </table:table-cell>
          <table:table-cell office:value-type="float" office:value="-43.39" table:style-name="ce1">
            <text:p>-43.39</text:p>
          </table:table-cell>
          <table:table-cell office:value-type="float" office:value="-22.62" table:style-name="ce1">
            <text:p>-22.62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297421</text:p>
          </table:table-cell>
          <table:table-cell office:value-type="float" office:value="26720" table:style-name="ce1">
            <text:p>26720</text:p>
          </table:table-cell>
          <table:table-cell office:value-type="string" table:style-name="ce1">
            <text:p>102_p0.0.1093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2018-01-22 13:55:28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093" table:style-name="ce1">
            <text:p>1093</text:p>
          </table:table-cell>
          <table:table-cell table:number-columns-repeated="30" table:style-name="ce1"/>
          <table:table-cell office:value-type="string" table:style-name="ce1">
            <text:p>Os09g0455200_glide-dock_HTVS</text:p>
          </table:table-cell>
          <table:table-cell table:number-columns-repeated="11" table:style-name="ce1"/>
          <table:table-cell office:value-type="string" table:style-name="ce1">
            <text:p>Os09g0455200_glide-grid_1</text:p>
          </table:table-cell>
          <table:table-cell office:value-type="float" office:value="1093" table:style-name="ce1">
            <text:p>1093</text:p>
          </table:table-cell>
          <table:table-cell office:value-type="float" office:value="2" table:style-name="ce1">
            <text:p>2</text:p>
          </table:table-cell>
          <table:table-cell office:value-type="float" office:value="-7.6369999999999996" table:style-name="ce1">
            <text:p>-7.637</text:p>
          </table:table-cell>
          <table:table-cell office:value-type="float" office:value="-0.47699999999999998" table:style-name="ce1">
            <text:p>-0.477</text:p>
          </table:table-cell>
          <table:table-cell office:value-type="float" office:value="-1.2030000000000001" table:style-name="ce1">
            <text:p>-1.203</text:p>
          </table:table-cell>
          <table:table-cell office:value-type="float" office:value="-2.024" table:style-name="ce1">
            <text:p>-2.024</text:p>
          </table:table-cell>
          <table:table-cell office:value-type="float" office:value="-7.6369999999999996" table:style-name="ce1">
            <text:p>-7.637</text:p>
          </table:table-cell>
          <table:table-cell office:value-type="float" office:value="-2.1309999999999998" table:style-name="ce1">
            <text:p>-2.131</text:p>
          </table:table-cell>
          <table:table-cell office:value-type="float" office:value="-0.97599999999999998" table:style-name="ce1">
            <text:p>-0.976</text:p>
          </table:table-cell>
          <table:table-cell office:value-type="float" office:value="0" table:style-name="ce1">
            <text:p>0</text:p>
          </table:table-cell>
          <table:table-cell office:value-type="float" office:value="-2.7050000000000001" table:style-name="ce1">
            <text:p>-2.705</text:p>
          </table:table-cell>
          <table:table-cell office:value-type="float" office:value="-11.688000000000001" table:style-name="ce1">
            <text:p>-11.688</text:p>
          </table:table-cell>
          <table:table-cell office:value-type="float" office:value="-10.422000000000001" table:style-name="ce1">
            <text:p>-10.422</text:p>
          </table:table-cell>
          <table:table-cell office:value-type="float" office:value="0.36699999999999999" table:style-name="ce1">
            <text:p>0.367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3.146999999999998" table:style-name="ce1">
            <text:p>-33.147</text:p>
          </table:table-cell>
          <table:table-cell office:value-type="float" office:value="-22.109000000000002" table:style-name="ce1">
            <text:p>-22.109</text:p>
          </table:table-cell>
          <table:table-cell office:value-type="float" office:value="2.9020000000000001" table:style-name="ce1">
            <text:p>2.902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1g06574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13516175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4400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4400" table:style-name="ce1">
            <text:p>4400</text:p>
          </table:table-cell>
          <table:table-cell table:number-columns-repeated="30" table:style-name="ce1"/>
          <table:table-cell office:value-type="string" table:style-name="ce1">
            <text:p>Os01g0657400_glide-dock_HTVS_1</text:p>
          </table:table-cell>
          <table:table-cell table:number-columns-repeated="11" table:style-name="ce1"/>
          <table:table-cell office:value-type="string" table:style-name="ce1">
            <text:p>Os01g0657400_glide-grid_1</text:p>
          </table:table-cell>
          <table:table-cell office:value-type="float" office:value="4400" table:style-name="ce1">
            <text:p>4400</text:p>
          </table:table-cell>
          <table:table-cell office:value-type="float" office:value="3" table:style-name="ce1">
            <text:p>3</text:p>
          </table:table-cell>
          <table:table-cell office:value-type="float" office:value="-8.5210000000000008" table:style-name="ce1">
            <text:p>-8.521</text:p>
          </table:table-cell>
          <table:table-cell office:value-type="float" office:value="-0.53300000000000003" table:style-name="ce1">
            <text:p>-0.533</text:p>
          </table:table-cell>
          <table:table-cell office:value-type="float" office:value="-1.3420000000000001" table:style-name="ce1">
            <text:p>-1.342</text:p>
          </table:table-cell>
          <table:table-cell office:value-type="float" office:value="-2.2589999999999999" table:style-name="ce1">
            <text:p>-2.259</text:p>
          </table:table-cell>
          <table:table-cell office:value-type="float" office:value="-8.5210000000000008" table:style-name="ce1">
            <text:p>-8.521</text:p>
          </table:table-cell>
          <table:table-cell office:value-type="float" office:value="-1.33" table:style-name="ce1">
            <text:p>-1.33</text:p>
          </table:table-cell>
          <table:table-cell office:value-type="float" office:value="-0.42899999999999999" table:style-name="ce1">
            <text:p>-0.429</text:p>
          </table:table-cell>
          <table:table-cell office:value-type="float" office:value="0" table:style-name="ce1">
            <text:p>0</text:p>
          </table:table-cell>
          <table:table-cell office:value-type="float" office:value="-2.5390000000000001" table:style-name="ce1">
            <text:p>-2.539</text:p>
          </table:table-cell>
          <table:table-cell office:value-type="float" office:value="-9.77" table:style-name="ce1">
            <text:p>-9.77</text:p>
          </table:table-cell>
          <table:table-cell office:value-type="float" office:value="-27.093" table:style-name="ce1">
            <text:p>-27.093</text:p>
          </table:table-cell>
          <table:table-cell office:value-type="float" office:value="0.435" table:style-name="ce1">
            <text:p>0.435</text:p>
          </table:table-cell>
          <table:table-cell office:value-type="float" office:value="-0.17" table:style-name="ce1">
            <text:p>-0.17</text:p>
          </table:table-cell>
          <table:table-cell office:value-type="float" office:value="-58.966999999999999" table:style-name="ce1">
            <text:p>-58.967</text:p>
          </table:table-cell>
          <table:table-cell office:value-type="float" office:value="-36.863" table:style-name="ce1">
            <text:p>-36.863</text:p>
          </table:table-cell>
          <table:table-cell office:value-type="float" office:value="11.624000000000001" table:style-name="ce1">
            <text:p>11.624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2558198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4837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_R_12_9_4_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4837" table:style-name="ce1">
            <text:p>4837</text:p>
          </table:table-cell>
          <table:table-cell table:number-columns-repeated="30" table:style-name="ce1"/>
          <table:table-cell office:value-type="string" table:style-name="ce1">
            <text:p>Os01g0657400_glide-dock_HTVS_1</text:p>
          </table:table-cell>
          <table:table-cell table:number-columns-repeated="11" table:style-name="ce1"/>
          <table:table-cell office:value-type="string" table:style-name="ce1">
            <text:p>Os01g0657400_glide-grid_1</text:p>
          </table:table-cell>
          <table:table-cell office:value-type="float" office:value="4837" table:style-name="ce1">
            <text:p>4837</text:p>
          </table:table-cell>
          <table:table-cell office:value-type="float" office:value="2" table:style-name="ce1">
            <text:p>2</text:p>
          </table:table-cell>
          <table:table-cell office:value-type="float" office:value="-7.6760000000000002" table:style-name="ce1">
            <text:p>-7.676</text:p>
          </table:table-cell>
          <table:table-cell office:value-type="float" office:value="-0.54800000000000004" table:style-name="ce1">
            <text:p>-0.548</text:p>
          </table:table-cell>
          <table:table-cell office:value-type="float" office:value="-1.321" table:style-name="ce1">
            <text:p>-1.321</text:p>
          </table:table-cell>
          <table:table-cell office:value-type="float" office:value="-2.109" table:style-name="ce1">
            <text:p>-2.109</text:p>
          </table:table-cell>
          <table:table-cell office:value-type="float" office:value="-7.6760000000000002" table:style-name="ce1">
            <text:p>-7.676</text:p>
          </table:table-cell>
          <table:table-cell office:value-type="float" office:value="-1.474" table:style-name="ce1">
            <text:p>-1.474</text:p>
          </table:table-cell>
          <table:table-cell office:value-type="float" office:value="-0.85799999999999998" table:style-name="ce1">
            <text:p>-0.858</text:p>
          </table:table-cell>
          <table:table-cell office:value-type="float" office:value="0" table:style-name="ce1">
            <text:p>0</text:p>
          </table:table-cell>
          <table:table-cell office:value-type="float" office:value="-3.0640000000000001" table:style-name="ce1">
            <text:p>-3.064</text:p>
          </table:table-cell>
          <table:table-cell office:value-type="float" office:value="-7.3710000000000004" table:style-name="ce1">
            <text:p>-7.371</text:p>
          </table:table-cell>
          <table:table-cell office:value-type="float" office:value="-11.574999999999999" table:style-name="ce1">
            <text:p>-11.575</text:p>
          </table:table-cell>
          <table:table-cell office:value-type="float" office:value="0" table:style-name="ce1">
            <text:p>0</text:p>
          </table:table-cell>
          <table:table-cell office:value-type="float" office:value="-0.17499999999999999" table:style-name="ce1">
            <text:p>-0.175</text:p>
          </table:table-cell>
          <table:table-cell office:value-type="float" office:value="-36.936" table:style-name="ce1">
            <text:p>-36.936</text:p>
          </table:table-cell>
          <table:table-cell office:value-type="float" office:value="-18.946000000000002" table:style-name="ce1">
            <text:p>-18.946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4899521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136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_R_28_14_11_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36" table:style-name="ce1">
            <text:p>136</text:p>
          </table:table-cell>
          <table:table-cell table:number-columns-repeated="30" table:style-name="ce1"/>
          <table:table-cell office:value-type="string" table:style-name="ce1">
            <text:p>Os01g0657400_glide-dock_HTVS_1</text:p>
          </table:table-cell>
          <table:table-cell table:number-columns-repeated="11" table:style-name="ce1"/>
          <table:table-cell office:value-type="string" table:style-name="ce1">
            <text:p>Os01g0657400_glide-grid_1</text:p>
          </table:table-cell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-7.649" table:style-name="ce1">
            <text:p>-7.649</text:p>
          </table:table-cell>
          <table:table-cell office:value-type="float" office:value="-0.51" table:style-name="ce1">
            <text:p>-0.51</text:p>
          </table:table-cell>
          <table:table-cell office:value-type="float" office:value="-1.258" table:style-name="ce1">
            <text:p>-1.258</text:p>
          </table:table-cell>
          <table:table-cell office:value-type="float" office:value="-2.0630000000000002" table:style-name="ce1">
            <text:p>-2.063</text:p>
          </table:table-cell>
          <table:table-cell office:value-type="float" office:value="-7.649" table:style-name="ce1">
            <text:p>-7.649</text:p>
          </table:table-cell>
          <table:table-cell office:value-type="float" office:value="-0.93700000000000006" table:style-name="ce1">
            <text:p>-0.937</text:p>
          </table:table-cell>
          <table:table-cell office:value-type="float" office:value="-1.008" table:style-name="ce1">
            <text:p>-1.008</text:p>
          </table:table-cell>
          <table:table-cell office:value-type="float" office:value="0" table:style-name="ce1">
            <text:p>0</text:p>
          </table:table-cell>
          <table:table-cell office:value-type="float" office:value="-2.5459999999999998" table:style-name="ce1">
            <text:p>-2.546</text:p>
          </table:table-cell>
          <table:table-cell office:value-type="float" office:value="-9.5440000000000005" table:style-name="ce1">
            <text:p>-9.544</text:p>
          </table:table-cell>
          <table:table-cell office:value-type="float" office:value="-17.981999999999999" table:style-name="ce1">
            <text:p>-17.982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-0.26" table:style-name="ce1">
            <text:p>-0.26</text:p>
          </table:table-cell>
          <table:table-cell office:value-type="float" office:value="-49.192" table:style-name="ce1">
            <text:p>-49.192</text:p>
          </table:table-cell>
          <table:table-cell office:value-type="float" office:value="-27.524999999999999" table:style-name="ce1">
            <text:p>-27.525</text:p>
          </table:table-cell>
          <table:table-cell office:value-type="float" office:value="1.4510000000000001" table:style-name="ce1">
            <text:p>1.45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0142398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9824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9824" table:style-name="ce1">
            <text:p>9824</text:p>
          </table:table-cell>
          <table:table-cell table:number-columns-repeated="30" table:style-name="ce1"/>
          <table:table-cell office:value-type="string" table:style-name="ce1">
            <text:p>Os01g0657400_glide-dock_HTVS_1</text:p>
          </table:table-cell>
          <table:table-cell table:number-columns-repeated="11" table:style-name="ce1"/>
          <table:table-cell office:value-type="string" table:style-name="ce1">
            <text:p>Os01g0657400_glide-grid_1</text:p>
          </table:table-cell>
          <table:table-cell office:value-type="float" office:value="9824" table:style-name="ce1">
            <text:p>9824</text:p>
          </table:table-cell>
          <table:table-cell office:value-type="float" office:value="1" table:style-name="ce1">
            <text:p>1</text:p>
          </table:table-cell>
          <table:table-cell office:value-type="float" office:value="-7.6390000000000002" table:style-name="ce1">
            <text:p>-7.639</text:p>
          </table:table-cell>
          <table:table-cell office:value-type="float" office:value="-0.58799999999999997" table:style-name="ce1">
            <text:p>-0.588</text:p>
          </table:table-cell>
          <table:table-cell office:value-type="float" office:value="-1.3819999999999999" table:style-name="ce1">
            <text:p>-1.382</text:p>
          </table:table-cell>
          <table:table-cell office:value-type="float" office:value="-2.1429999999999998" table:style-name="ce1">
            <text:p>-2.143</text:p>
          </table:table-cell>
          <table:table-cell office:value-type="float" office:value="-7.6390000000000002" table:style-name="ce1">
            <text:p>-7.639</text:p>
          </table:table-cell>
          <table:table-cell office:value-type="float" office:value="-1.92" table:style-name="ce1">
            <text:p>-1.92</text:p>
          </table:table-cell>
          <table:table-cell office:value-type="float" office:value="-0.52" table:style-name="ce1">
            <text:p>-0.52</text:p>
          </table:table-cell>
          <table:table-cell office:value-type="float" office:value="0" table:style-name="ce1">
            <text:p>0</text:p>
          </table:table-cell>
          <table:table-cell office:value-type="float" office:value="-2.8140000000000001" table:style-name="ce1">
            <text:p>-2.814</text:p>
          </table:table-cell>
          <table:table-cell office:value-type="float" office:value="-9.8979999999999997" table:style-name="ce1">
            <text:p>-9.898</text:p>
          </table:table-cell>
          <table:table-cell office:value-type="float" office:value="-11.936999999999999" table:style-name="ce1">
            <text:p>-11.937</text:p>
          </table:table-cell>
          <table:table-cell office:value-type="float" office:value="0" table:style-name="ce1">
            <text:p>0</text:p>
          </table:table-cell>
          <table:table-cell office:value-type="float" office:value="-0.1" table:style-name="ce1">
            <text:p>-0.1</text:p>
          </table:table-cell>
          <table:table-cell office:value-type="float" office:value="-39.53" table:style-name="ce1">
            <text:p>-39.53</text:p>
          </table:table-cell>
          <table:table-cell office:value-type="float" office:value="-21.835000000000001" table:style-name="ce1">
            <text:p>-21.8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0077278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3494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2018-01-19 16:31:32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3494" table:style-name="ce1">
            <text:p>3494</text:p>
          </table:table-cell>
          <table:table-cell table:number-columns-repeated="30" table:style-name="ce1"/>
          <table:table-cell office:value-type="string" table:style-name="ce1">
            <text:p>Os01g0657400_glide-dock_HTVS_1</text:p>
          </table:table-cell>
          <table:table-cell table:number-columns-repeated="11" table:style-name="ce1"/>
          <table:table-cell office:value-type="string" table:style-name="ce1">
            <text:p>Os01g0657400_glide-grid_1</text:p>
          </table:table-cell>
          <table:table-cell office:value-type="float" office:value="3494" table:style-name="ce1">
            <text:p>3494</text:p>
          </table:table-cell>
          <table:table-cell office:value-type="float" office:value="2" table:style-name="ce1">
            <text:p>2</text:p>
          </table:table-cell>
          <table:table-cell office:value-type="float" office:value="-7.6219999999999999" table:style-name="ce1">
            <text:p>-7.622</text:p>
          </table:table-cell>
          <table:table-cell office:value-type="float" office:value="-0.58599999999999997" table:style-name="ce1">
            <text:p>-0.586</text:p>
          </table:table-cell>
          <table:table-cell office:value-type="float" office:value="-1.379" table:style-name="ce1">
            <text:p>-1.379</text:p>
          </table:table-cell>
          <table:table-cell office:value-type="float" office:value="-2.1379999999999999" table:style-name="ce1">
            <text:p>-2.138</text:p>
          </table:table-cell>
          <table:table-cell office:value-type="float" office:value="-7.6219999999999999" table:style-name="ce1">
            <text:p>-7.622</text:p>
          </table:table-cell>
          <table:table-cell office:value-type="float" office:value="-1.1639999999999999" table:style-name="ce1">
            <text:p>-1.164</text:p>
          </table:table-cell>
          <table:table-cell office:value-type="float" office:value="-0.47199999999999998" table:style-name="ce1">
            <text:p>-0.472</text:p>
          </table:table-cell>
          <table:table-cell office:value-type="float" office:value="0" table:style-name="ce1">
            <text:p>0</text:p>
          </table:table-cell>
          <table:table-cell office:value-type="float" office:value="-3.3530000000000002" table:style-name="ce1">
            <text:p>-3.353</text:p>
          </table:table-cell>
          <table:table-cell office:value-type="float" office:value="-10.111000000000001" table:style-name="ce1">
            <text:p>-10.111</text:p>
          </table:table-cell>
          <table:table-cell office:value-type="float" office:value="-13.516999999999999" table:style-name="ce1">
            <text:p>-13.517</text:p>
          </table:table-cell>
          <table:table-cell office:value-type="float" office:value="0" table:style-name="ce1">
            <text:p>0</text:p>
          </table:table-cell>
          <table:table-cell office:value-type="float" office:value="-0.1" table:style-name="ce1">
            <text:p>-0.1</text:p>
          </table:table-cell>
          <table:table-cell office:value-type="float" office:value="-40.17" table:style-name="ce1">
            <text:p>-40.17</text:p>
          </table:table-cell>
          <table:table-cell office:value-type="float" office:value="-23.628" table:style-name="ce1">
            <text:p>-23.628</text:p>
          </table:table-cell>
          <table:table-cell office:value-type="float" office:value="3.36" table:style-name="ce1">
            <text:p>3.3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1g03025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6067123</text:p>
          </table:table-cell>
          <table:table-cell office:value-type="float" office:value="29220" table:style-name="ce1">
            <text:p>29220</text:p>
          </table:table-cell>
          <table:table-cell office:value-type="string" table:style-name="ce1">
            <text:p>102_p0.0.8135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_S_28_4_1_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zinc database/mol wt &lt;200</text:p>
          </table:table-cell>
          <table:table-cell office:value-type="string" table:style-name="ce1">
            <text:p>102_p0.0.sdf</text:p>
          </table:table-cell>
          <table:table-cell office:value-type="float" office:value="8135" table:style-name="ce1">
            <text:p>8135</text:p>
          </table:table-cell>
          <table:table-cell table:number-columns-repeated="26" table:style-name="ce1"/>
          <table:table-cell office:value-type="string" table:style-name="ce1">
            <text:p>glide-dock_HTVS_1</text:p>
          </table:table-cell>
          <table:table-cell table:number-columns-repeated="40" table:style-name="ce1"/>
          <table:table-cell office:value-type="string" table:style-name="ce1">
            <text:p>Os01g0302500_glide-grid_1</text:p>
          </table:table-cell>
          <table:table-cell office:value-type="float" office:value="8135" table:style-name="ce1">
            <text:p>8135</text:p>
          </table:table-cell>
          <table:table-cell office:value-type="float" office:value="1" table:style-name="ce1">
            <text:p>1</text:p>
          </table:table-cell>
          <table:table-cell office:value-type="float" office:value="-6.79" table:style-name="ce1">
            <text:p>-6.79</text:p>
          </table:table-cell>
          <table:table-cell office:value-type="float" office:value="-0.45300000000000001" table:style-name="ce1">
            <text:p>-0.453</text:p>
          </table:table-cell>
          <table:table-cell office:value-type="float" office:value="-1.1160000000000001" table:style-name="ce1">
            <text:p>-1.116</text:p>
          </table:table-cell>
          <table:table-cell office:value-type="float" office:value="-1.831" table:style-name="ce1">
            <text:p>-1.831</text:p>
          </table:table-cell>
          <table:table-cell office:value-type="float" office:value="-6.79" table:style-name="ce1">
            <text:p>-6.79</text:p>
          </table:table-cell>
          <table:table-cell office:value-type="float" office:value="-1.84" table:style-name="ce1">
            <text:p>-1.84</text:p>
          </table:table-cell>
          <table:table-cell office:value-type="float" office:value="-0.48199999999999998" table:style-name="ce1">
            <text:p>-0.482</text:p>
          </table:table-cell>
          <table:table-cell office:value-type="float" office:value="0" table:style-name="ce1">
            <text:p>0</text:p>
          </table:table-cell>
          <table:table-cell office:value-type="float" office:value="-2.2480000000000002" table:style-name="ce1">
            <text:p>-2.248</text:p>
          </table:table-cell>
          <table:table-cell office:value-type="float" office:value="-10.3" table:style-name="ce1">
            <text:p>-10.3</text:p>
          </table:table-cell>
          <table:table-cell office:value-type="float" office:value="-11.036" table:style-name="ce1">
            <text:p>-11.036</text:p>
          </table:table-cell>
          <table:table-cell office:value-type="float" office:value="0" table:style-name="ce1">
            <text:p>0</text:p>
          </table:table-cell>
          <table:table-cell office:value-type="float" office:value="-4.8000000000000001E-2" table:style-name="ce1">
            <text:p>-0.048</text:p>
          </table:table-cell>
          <table:table-cell office:value-type="float" office:value="-38.072000000000003" table:style-name="ce1">
            <text:p>-38.072</text:p>
          </table:table-cell>
          <table:table-cell office:value-type="float" office:value="-21.335999999999999" table:style-name="ce1">
            <text:p>-21.336</text:p>
          </table:table-cell>
          <table:table-cell office:value-type="float" office:value="1.5229999999999999" table:style-name="ce1">
            <text:p>1.52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282"/>
        </table:table-row>
        <table:table-row table:style-name="ro2">
          <table:table-cell table:style-name="ce1"/>
          <table:table-cell office:value-type="string" table:style-name="ce1">
            <text:p>ZINC03850772</text:p>
          </table:table-cell>
          <table:table-cell office:value-type="float" office:value="29221" table:style-name="ce1">
            <text:p>29221</text:p>
          </table:table-cell>
          <table:table-cell office:value-type="string" table:style-name="ce1">
            <text:p>102_p0.0.10879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zinc database/mol wt &lt;200</text:p>
          </table:table-cell>
          <table:table-cell office:value-type="string" table:style-name="ce1">
            <text:p>102_p0.0.sdf</text:p>
          </table:table-cell>
          <table:table-cell office:value-type="float" office:value="10879" table:style-name="ce1">
            <text:p>10879</text:p>
          </table:table-cell>
          <table:table-cell table:number-columns-repeated="26" table:style-name="ce1"/>
          <table:table-cell office:value-type="string" table:style-name="ce1">
            <text:p>glide-dock_HTVS_1</text:p>
          </table:table-cell>
          <table:table-cell table:number-columns-repeated="40" table:style-name="ce1"/>
          <table:table-cell office:value-type="string" table:style-name="ce1">
            <text:p>Os01g0302500_glide-grid_1</text:p>
          </table:table-cell>
          <table:table-cell office:value-type="float" office:value="10879" table:style-name="ce1">
            <text:p>10879</text:p>
          </table:table-cell>
          <table:table-cell office:value-type="float" office:value="1" table:style-name="ce1">
            <text:p>1</text:p>
          </table:table-cell>
          <table:table-cell office:value-type="float" office:value="-6.7249999999999996" table:style-name="ce1">
            <text:p>-6.725</text:p>
          </table:table-cell>
          <table:table-cell office:value-type="float" office:value="-0.48" table:style-name="ce1">
            <text:p>-0.48</text:p>
          </table:table-cell>
          <table:table-cell office:value-type="float" office:value="-1.1579999999999999" table:style-name="ce1">
            <text:p>-1.158</text:p>
          </table:table-cell>
          <table:table-cell office:value-type="float" office:value="-1.8480000000000001" table:style-name="ce1">
            <text:p>-1.848</text:p>
          </table:table-cell>
          <table:table-cell office:value-type="float" office:value="-6.7249999999999996" table:style-name="ce1">
            <text:p>-6.725</text:p>
          </table:table-cell>
          <table:table-cell office:value-type="float" office:value="-1.0489999999999999" table:style-name="ce1">
            <text:p>-1.049</text:p>
          </table:table-cell>
          <table:table-cell office:value-type="float" office:value="-0.435" table:style-name="ce1">
            <text:p>-0.435</text:p>
          </table:table-cell>
          <table:table-cell office:value-type="float" office:value="0" table:style-name="ce1">
            <text:p>0</text:p>
          </table:table-cell>
          <table:table-cell office:value-type="float" office:value="-2.5859999999999999" table:style-name="ce1">
            <text:p>-2.586</text:p>
          </table:table-cell>
          <table:table-cell office:value-type="float" office:value="-14.72" table:style-name="ce1">
            <text:p>-14.72</text:p>
          </table:table-cell>
          <table:table-cell office:value-type="float" office:value="-12.186" table:style-name="ce1">
            <text:p>-12.186</text:p>
          </table:table-cell>
          <table:table-cell office:value-type="float" office:value="0" table:style-name="ce1">
            <text:p>0</text:p>
          </table:table-cell>
          <table:table-cell office:value-type="float" office:value="-9.0999999999999998E-2" table:style-name="ce1">
            <text:p>-0.091</text:p>
          </table:table-cell>
          <table:table-cell office:value-type="float" office:value="-46.411999999999999" table:style-name="ce1">
            <text:p>-46.412</text:p>
          </table:table-cell>
          <table:table-cell office:value-type="float" office:value="-26.907" table:style-name="ce1">
            <text:p>-26.907</text:p>
          </table:table-cell>
          <table:table-cell office:value-type="float" office:value="2.7970000000000002" table:style-name="ce1">
            <text:p>2.79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282"/>
        </table:table-row>
        <table:table-row table:style-name="ro2">
          <table:table-cell table:style-name="ce1"/>
          <table:table-cell office:value-type="string" table:style-name="ce1">
            <text:p>ZINC00056657</text:p>
          </table:table-cell>
          <table:table-cell office:value-type="float" office:value="29222" table:style-name="ce1">
            <text:p>29222</text:p>
          </table:table-cell>
          <table:table-cell office:value-type="string" table:style-name="ce1">
            <text:p>102_p0.0.2909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zinc database/mol wt &lt;200</text:p>
          </table:table-cell>
          <table:table-cell office:value-type="string" table:style-name="ce1">
            <text:p>102_p0.0.sdf</text:p>
          </table:table-cell>
          <table:table-cell office:value-type="float" office:value="2909" table:style-name="ce1">
            <text:p>2909</text:p>
          </table:table-cell>
          <table:table-cell table:number-columns-repeated="26" table:style-name="ce1"/>
          <table:table-cell office:value-type="string" table:style-name="ce1">
            <text:p>glide-dock_HTVS_1</text:p>
          </table:table-cell>
          <table:table-cell table:number-columns-repeated="40" table:style-name="ce1"/>
          <table:table-cell office:value-type="string" table:style-name="ce1">
            <text:p>Os01g0302500_glide-grid_1</text:p>
          </table:table-cell>
          <table:table-cell office:value-type="float" office:value="2909" table:style-name="ce1">
            <text:p>2909</text:p>
          </table:table-cell>
          <table:table-cell office:value-type="float" office:value="4" table:style-name="ce1">
            <text:p>4</text:p>
          </table:table-cell>
          <table:table-cell office:value-type="float" office:value="-6.657" table:style-name="ce1">
            <text:p>-6.657</text:p>
          </table:table-cell>
          <table:table-cell office:value-type="float" office:value="-0.55500000000000005" table:style-name="ce1">
            <text:p>-0.555</text:p>
          </table:table-cell>
          <table:table-cell office:value-type="float" office:value="-1.27" table:style-name="ce1">
            <text:p>-1.27</text:p>
          </table:table-cell>
          <table:table-cell office:value-type="float" office:value="-1.91" table:style-name="ce1">
            <text:p>-1.91</text:p>
          </table:table-cell>
          <table:table-cell office:value-type="float" office:value="-6.657" table:style-name="ce1">
            <text:p>-6.657</text:p>
          </table:table-cell>
          <table:table-cell office:value-type="float" office:value="-0.78700000000000003" table:style-name="ce1">
            <text:p>-0.787</text:p>
          </table:table-cell>
          <table:table-cell office:value-type="float" office:value="-0.44600000000000001" table:style-name="ce1">
            <text:p>-0.446</text:p>
          </table:table-cell>
          <table:table-cell office:value-type="float" office:value="0" table:style-name="ce1">
            <text:p>0</text:p>
          </table:table-cell>
          <table:table-cell office:value-type="float" office:value="-2.4750000000000001" table:style-name="ce1">
            <text:p>-2.475</text:p>
          </table:table-cell>
          <table:table-cell office:value-type="float" office:value="-5.0979999999999999" table:style-name="ce1">
            <text:p>-5.098</text:p>
          </table:table-cell>
          <table:table-cell office:value-type="float" office:value="-20.873000000000001" table:style-name="ce1">
            <text:p>-20.873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-0.1" table:style-name="ce1">
            <text:p>-0.1</text:p>
          </table:table-cell>
          <table:table-cell office:value-type="float" office:value="-45.881" table:style-name="ce1">
            <text:p>-45.881</text:p>
          </table:table-cell>
          <table:table-cell office:value-type="float" office:value="-25.971" table:style-name="ce1">
            <text:p>-25.971</text:p>
          </table:table-cell>
          <table:table-cell office:value-type="float" office:value="3.7719999999999998" table:style-name="ce1">
            <text:p>3.77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282"/>
        </table:table-row>
        <table:table-row table:style-name="ro2">
          <table:table-cell table:style-name="ce1"/>
          <table:table-cell office:value-type="string" table:style-name="ce1">
            <text:p>ZINC00200993</text:p>
          </table:table-cell>
          <table:table-cell office:value-type="float" office:value="29223" table:style-name="ce1">
            <text:p>29223</text:p>
          </table:table-cell>
          <table:table-cell office:value-type="string" table:style-name="ce1">
            <text:p>102_p0.0.5064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zinc database/mol wt &lt;200</text:p>
          </table:table-cell>
          <table:table-cell office:value-type="string" table:style-name="ce1">
            <text:p>102_p0.0.sdf</text:p>
          </table:table-cell>
          <table:table-cell office:value-type="float" office:value="5064" table:style-name="ce1">
            <text:p>5064</text:p>
          </table:table-cell>
          <table:table-cell table:number-columns-repeated="26" table:style-name="ce1"/>
          <table:table-cell office:value-type="string" table:style-name="ce1">
            <text:p>glide-dock_HTVS_1</text:p>
          </table:table-cell>
          <table:table-cell table:number-columns-repeated="40" table:style-name="ce1"/>
          <table:table-cell office:value-type="string" table:style-name="ce1">
            <text:p>Os01g0302500_glide-grid_1</text:p>
          </table:table-cell>
          <table:table-cell office:value-type="float" office:value="5064" table:style-name="ce1">
            <text:p>5064</text:p>
          </table:table-cell>
          <table:table-cell office:value-type="float" office:value="3" table:style-name="ce1">
            <text:p>3</text:p>
          </table:table-cell>
          <table:table-cell office:value-type="float" office:value="-6.5030000000000001" table:style-name="ce1">
            <text:p>-6.503</text:p>
          </table:table-cell>
          <table:table-cell office:value-type="float" office:value="-0.46400000000000002" table:style-name="ce1">
            <text:p>-0.464</text:p>
          </table:table-cell>
          <table:table-cell office:value-type="float" office:value="-1.119" table:style-name="ce1">
            <text:p>-1.119</text:p>
          </table:table-cell>
          <table:table-cell office:value-type="float" office:value="-1.7869999999999999" table:style-name="ce1">
            <text:p>-1.787</text:p>
          </table:table-cell>
          <table:table-cell office:value-type="float" office:value="-6.5030000000000001" table:style-name="ce1">
            <text:p>-6.503</text:p>
          </table:table-cell>
          <table:table-cell office:value-type="float" office:value="-1.825" table:style-name="ce1">
            <text:p>-1.825</text:p>
          </table:table-cell>
          <table:table-cell office:value-type="float" office:value="-0.19400000000000001" table:style-name="ce1">
            <text:p>-0.194</text:p>
          </table:table-cell>
          <table:table-cell office:value-type="float" office:value="0" table:style-name="ce1">
            <text:p>0</text:p>
          </table:table-cell>
          <table:table-cell office:value-type="float" office:value="-2.3439999999999999" table:style-name="ce1">
            <text:p>-2.344</text:p>
          </table:table-cell>
          <table:table-cell office:value-type="float" office:value="-12.03" table:style-name="ce1">
            <text:p>-12.03</text:p>
          </table:table-cell>
          <table:table-cell office:value-type="float" office:value="-12.715999999999999" table:style-name="ce1">
            <text:p>-12.716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-7.8E-2" table:style-name="ce1">
            <text:p>-0.078</text:p>
          </table:table-cell>
          <table:table-cell office:value-type="float" office:value="-40.625999999999998" table:style-name="ce1">
            <text:p>-40.626</text:p>
          </table:table-cell>
          <table:table-cell office:value-type="float" office:value="-24.745999999999999" table:style-name="ce1">
            <text:p>-24.746</text:p>
          </table:table-cell>
          <table:table-cell office:value-type="float" office:value="4.335" table:style-name="ce1">
            <text:p>4.33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282"/>
        </table:table-row>
        <table:table-row table:style-name="ro2">
          <table:table-cell table:style-name="ce1"/>
          <table:table-cell office:value-type="string" table:style-name="ce1">
            <text:p>ZINC00374964</text:p>
          </table:table-cell>
          <table:table-cell office:value-type="float" office:value="29224" table:style-name="ce1">
            <text:p>29224</text:p>
          </table:table-cell>
          <table:table-cell office:value-type="string" table:style-name="ce1">
            <text:p>102_p0.0.2827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2018-01-19 13:27:46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zinc database/mol wt &lt;200</text:p>
          </table:table-cell>
          <table:table-cell office:value-type="string" table:style-name="ce1">
            <text:p>102_p0.0.sdf</text:p>
          </table:table-cell>
          <table:table-cell office:value-type="float" office:value="2827" table:style-name="ce1">
            <text:p>2827</text:p>
          </table:table-cell>
          <table:table-cell table:number-columns-repeated="26" table:style-name="ce1"/>
          <table:table-cell office:value-type="string" table:style-name="ce1">
            <text:p>glide-dock_HTVS_1</text:p>
          </table:table-cell>
          <table:table-cell table:number-columns-repeated="40" table:style-name="ce1"/>
          <table:table-cell office:value-type="string" table:style-name="ce1">
            <text:p>Os01g0302500_glide-grid_1</text:p>
          </table:table-cell>
          <table:table-cell office:value-type="float" office:value="2827" table:style-name="ce1">
            <text:p>2827</text:p>
          </table:table-cell>
          <table:table-cell office:value-type="float" office:value="0" table:style-name="ce1">
            <text:p>0</text:p>
          </table:table-cell>
          <table:table-cell office:value-type="float" office:value="-6.4240000000000004" table:style-name="ce1">
            <text:p>-6.424</text:p>
          </table:table-cell>
          <table:table-cell office:value-type="float" office:value="-0.53500000000000003" table:style-name="ce1">
            <text:p>-0.535</text:p>
          </table:table-cell>
          <table:table-cell office:value-type="float" office:value="-1.226" table:style-name="ce1">
            <text:p>-1.226</text:p>
          </table:table-cell>
          <table:table-cell office:value-type="float" office:value="-1.843" table:style-name="ce1">
            <text:p>-1.843</text:p>
          </table:table-cell>
          <table:table-cell office:value-type="float" office:value="-6.4240000000000004" table:style-name="ce1">
            <text:p>-6.424</text:p>
          </table:table-cell>
          <table:table-cell office:value-type="float" office:value="-1.0549999999999999" table:style-name="ce1">
            <text:p>-1.055</text:p>
          </table:table-cell>
          <table:table-cell office:value-type="float" office:value="-0.16" table:style-name="ce1">
            <text:p>-0.16</text:p>
          </table:table-cell>
          <table:table-cell office:value-type="float" office:value="0" table:style-name="ce1">
            <text:p>0</text:p>
          </table:table-cell>
          <table:table-cell office:value-type="float" office:value="-2.9940000000000002" table:style-name="ce1">
            <text:p>-2.994</text:p>
          </table:table-cell>
          <table:table-cell office:value-type="float" office:value="-8.6690000000000005" table:style-name="ce1">
            <text:p>-8.669</text:p>
          </table:table-cell>
          <table:table-cell office:value-type="float" office:value="-11.395" table:style-name="ce1">
            <text:p>-11.395</text:p>
          </table:table-cell>
          <table:table-cell office:value-type="float" office:value="0" table:style-name="ce1">
            <text:p>0</text:p>
          </table:table-cell>
          <table:table-cell office:value-type="float" office:value="-7.1999999999999995E-2" table:style-name="ce1">
            <text:p>-0.072</text:p>
          </table:table-cell>
          <table:table-cell office:value-type="float" office:value="-36.046999999999997" table:style-name="ce1">
            <text:p>-36.047</text:p>
          </table:table-cell>
          <table:table-cell office:value-type="float" office:value="-20.064" table:style-name="ce1">
            <text:p>-20.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2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1g06253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1871556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10611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_R_29_18_8_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0611" table:style-name="ce1">
            <text:p>10611</text:p>
          </table:table-cell>
          <table:table-cell office:value-type="string" table:style-name="ce1">
            <text:p>13_R_29_16_15_14</text:p>
          </table:table-cell>
          <table:table-cell table:number-columns-repeated="29" table:style-name="ce1"/>
          <table:table-cell office:value-type="string" table:style-name="ce1">
            <text:p>Os01g0625300_glide-dock_HTVS_3</text:p>
          </table:table-cell>
          <table:table-cell table:number-columns-repeated="11" table:style-name="ce1"/>
          <table:table-cell office:value-type="string" table:style-name="ce1">
            <text:p>Os01g0625300_glide-grid_1</text:p>
          </table:table-cell>
          <table:table-cell office:value-type="float" office:value="10611" table:style-name="ce1">
            <text:p>10611</text:p>
          </table:table-cell>
          <table:table-cell office:value-type="float" office:value="3" table:style-name="ce1">
            <text:p>3</text:p>
          </table:table-cell>
          <table:table-cell office:value-type="float" office:value="-7.5970000000000004" table:style-name="ce1">
            <text:p>-7.597</text:p>
          </table:table-cell>
          <table:table-cell office:value-type="float" office:value="-0.42199999999999999" table:style-name="ce1">
            <text:p>-0.422</text:p>
          </table:table-cell>
          <table:table-cell office:value-type="float" office:value="-1.1060000000000001" table:style-name="ce1">
            <text:p>-1.106</text:p>
          </table:table-cell>
          <table:table-cell office:value-type="float" office:value="-1.9530000000000001" table:style-name="ce1">
            <text:p>-1.953</text:p>
          </table:table-cell>
          <table:table-cell office:value-type="float" office:value="-7.5970000000000004" table:style-name="ce1">
            <text:p>-7.597</text:p>
          </table:table-cell>
          <table:table-cell office:value-type="float" office:value="-2.173" table:style-name="ce1">
            <text:p>-2.173</text:p>
          </table:table-cell>
          <table:table-cell office:value-type="float" office:value="-0.60799999999999998" table:style-name="ce1">
            <text:p>-0.608</text:p>
          </table:table-cell>
          <table:table-cell office:value-type="float" office:value="0" table:style-name="ce1">
            <text:p>0</text:p>
          </table:table-cell>
          <table:table-cell office:value-type="float" office:value="-2.589" table:style-name="ce1">
            <text:p>-2.589</text:p>
          </table:table-cell>
          <table:table-cell office:value-type="float" office:value="-10.602" table:style-name="ce1">
            <text:p>-10.602</text:p>
          </table:table-cell>
          <table:table-cell office:value-type="float" office:value="-13.231" table:style-name="ce1">
            <text:p>-13.231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" table:style-name="ce1">
            <text:p>0</text:p>
          </table:table-cell>
          <table:table-cell office:value-type="float" office:value="-40.978999999999999" table:style-name="ce1">
            <text:p>-40.979</text:p>
          </table:table-cell>
          <table:table-cell office:value-type="float" office:value="-23.832999999999998" table:style-name="ce1">
            <text:p>-23.833</text:p>
          </table:table-cell>
          <table:table-cell office:value-type="float" office:value="1.038" table:style-name="ce1">
            <text:p>1.03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13516175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4400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4400" table:style-name="ce1">
            <text:p>4400</text:p>
          </table:table-cell>
          <table:table-cell table:number-columns-repeated="30" table:style-name="ce1"/>
          <table:table-cell office:value-type="string" table:style-name="ce1">
            <text:p>Os01g0625300_glide-dock_HTVS_3</text:p>
          </table:table-cell>
          <table:table-cell table:number-columns-repeated="11" table:style-name="ce1"/>
          <table:table-cell office:value-type="string" table:style-name="ce1">
            <text:p>Os01g0625300_glide-grid_1</text:p>
          </table:table-cell>
          <table:table-cell office:value-type="float" office:value="4400" table:style-name="ce1">
            <text:p>4400</text:p>
          </table:table-cell>
          <table:table-cell office:value-type="float" office:value="3" table:style-name="ce1">
            <text:p>3</text:p>
          </table:table-cell>
          <table:table-cell office:value-type="float" office:value="-7.5380000000000003" table:style-name="ce1">
            <text:p>-7.538</text:p>
          </table:table-cell>
          <table:table-cell office:value-type="float" office:value="-0.47099999999999997" table:style-name="ce1">
            <text:p>-0.471</text:p>
          </table:table-cell>
          <table:table-cell office:value-type="float" office:value="-1.1870000000000001" table:style-name="ce1">
            <text:p>-1.187</text:p>
          </table:table-cell>
          <table:table-cell office:value-type="float" office:value="-1.998" table:style-name="ce1">
            <text:p>-1.998</text:p>
          </table:table-cell>
          <table:table-cell office:value-type="float" office:value="-7.5380000000000003" table:style-name="ce1">
            <text:p>-7.538</text:p>
          </table:table-cell>
          <table:table-cell office:value-type="float" office:value="-0.89900000000000002" table:style-name="ce1">
            <text:p>-0.899</text:p>
          </table:table-cell>
          <table:table-cell office:value-type="float" office:value="-0.32800000000000001" table:style-name="ce1">
            <text:p>-0.328</text:p>
          </table:table-cell>
          <table:table-cell office:value-type="float" office:value="0" table:style-name="ce1">
            <text:p>0</text:p>
          </table:table-cell>
          <table:table-cell office:value-type="float" office:value="-2.1230000000000002" table:style-name="ce1">
            <text:p>-2.123</text:p>
          </table:table-cell>
          <table:table-cell office:value-type="float" office:value="-10.18" table:style-name="ce1">
            <text:p>-10.18</text:p>
          </table:table-cell>
          <table:table-cell office:value-type="float" office:value="-32.938000000000002" table:style-name="ce1">
            <text:p>-32.938</text:p>
          </table:table-cell>
          <table:table-cell office:value-type="float" office:value="0.621" table:style-name="ce1">
            <text:p>0.621</text:p>
          </table:table-cell>
          <table:table-cell office:value-type="float" office:value="-0.3" table:style-name="ce1">
            <text:p>-0.3</text:p>
          </table:table-cell>
          <table:table-cell office:value-type="float" office:value="-68" table:style-name="ce1">
            <text:p>-68</text:p>
          </table:table-cell>
          <table:table-cell office:value-type="float" office:value="-43.116999999999997" table:style-name="ce1">
            <text:p>-43.117</text:p>
          </table:table-cell>
          <table:table-cell office:value-type="float" office:value="10.384" table:style-name="ce1">
            <text:p>10.384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0193842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6170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_R_30_3_7_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6170" table:style-name="ce1">
            <text:p>6170</text:p>
          </table:table-cell>
          <table:table-cell table:number-columns-repeated="30" table:style-name="ce1"/>
          <table:table-cell office:value-type="string" table:style-name="ce1">
            <text:p>Os01g0625300_glide-dock_HTVS_3</text:p>
          </table:table-cell>
          <table:table-cell table:number-columns-repeated="11" table:style-name="ce1"/>
          <table:table-cell office:value-type="string" table:style-name="ce1">
            <text:p>Os01g0625300_glide-grid_1</text:p>
          </table:table-cell>
          <table:table-cell office:value-type="float" office:value="6170" table:style-name="ce1">
            <text:p>6170</text:p>
          </table:table-cell>
          <table:table-cell office:value-type="float" office:value="2" table:style-name="ce1">
            <text:p>2</text:p>
          </table:table-cell>
          <table:table-cell office:value-type="float" office:value="-7.4169999999999998" table:style-name="ce1">
            <text:p>-7.417</text:p>
          </table:table-cell>
          <table:table-cell office:value-type="float" office:value="-0.436" table:style-name="ce1">
            <text:p>-0.436</text:p>
          </table:table-cell>
          <table:table-cell office:value-type="float" office:value="-1.1220000000000001" table:style-name="ce1">
            <text:p>-1.122</text:p>
          </table:table-cell>
          <table:table-cell office:value-type="float" office:value="-1.9350000000000001" table:style-name="ce1">
            <text:p>-1.935</text:p>
          </table:table-cell>
          <table:table-cell office:value-type="float" office:value="-7.4169999999999998" table:style-name="ce1">
            <text:p>-7.417</text:p>
          </table:table-cell>
          <table:table-cell office:value-type="float" office:value="-2.2400000000000002" table:style-name="ce1">
            <text:p>-2.24</text:p>
          </table:table-cell>
          <table:table-cell office:value-type="float" office:value="-0.32800000000000001" table:style-name="ce1">
            <text:p>-0.328</text:p>
          </table:table-cell>
          <table:table-cell office:value-type="float" office:value="0" table:style-name="ce1">
            <text:p>0</text:p>
          </table:table-cell>
          <table:table-cell office:value-type="float" office:value="-2.6749999999999998" table:style-name="ce1">
            <text:p>-2.675</text:p>
          </table:table-cell>
          <table:table-cell office:value-type="float" office:value="-11.691000000000001" table:style-name="ce1">
            <text:p>-11.691</text:p>
          </table:table-cell>
          <table:table-cell office:value-type="float" office:value="-10.602" table:style-name="ce1">
            <text:p>-10.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.406999999999996" table:style-name="ce1">
            <text:p>-37.407</text:p>
          </table:table-cell>
          <table:table-cell office:value-type="float" office:value="-22.292000000000002" table:style-name="ce1">
            <text:p>-22.29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2508265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7065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_S_32_10_7_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7065" table:style-name="ce1">
            <text:p>7065</text:p>
          </table:table-cell>
          <table:table-cell table:number-columns-repeated="30" table:style-name="ce1"/>
          <table:table-cell office:value-type="string" table:style-name="ce1">
            <text:p>Os01g0625300_glide-dock_HTVS_3</text:p>
          </table:table-cell>
          <table:table-cell table:number-columns-repeated="11" table:style-name="ce1"/>
          <table:table-cell office:value-type="string" table:style-name="ce1">
            <text:p>Os01g0625300_glide-grid_1</text:p>
          </table:table-cell>
          <table:table-cell office:value-type="float" office:value="7065" table:style-name="ce1">
            <text:p>7065</text:p>
          </table:table-cell>
          <table:table-cell office:value-type="float" office:value="7" table:style-name="ce1">
            <text:p>7</text:p>
          </table:table-cell>
          <table:table-cell office:value-type="float" office:value="-7.3979999999999997" table:style-name="ce1">
            <text:p>-7.398</text:p>
          </table:table-cell>
          <table:table-cell office:value-type="float" office:value="-0.435" table:style-name="ce1">
            <text:p>-0.435</text:p>
          </table:table-cell>
          <table:table-cell office:value-type="float" office:value="-1.119" table:style-name="ce1">
            <text:p>-1.119</text:p>
          </table:table-cell>
          <table:table-cell office:value-type="float" office:value="-1.93" table:style-name="ce1">
            <text:p>-1.93</text:p>
          </table:table-cell>
          <table:table-cell office:value-type="float" office:value="-7.3979999999999997" table:style-name="ce1">
            <text:p>-7.398</text:p>
          </table:table-cell>
          <table:table-cell office:value-type="float" office:value="-1.0549999999999999" table:style-name="ce1">
            <text:p>-1.055</text:p>
          </table:table-cell>
          <table:table-cell office:value-type="float" office:value="-1.3879999999999999" table:style-name="ce1">
            <text:p>-1.388</text:p>
          </table:table-cell>
          <table:table-cell office:value-type="float" office:value="0" table:style-name="ce1">
            <text:p>0</text:p>
          </table:table-cell>
          <table:table-cell office:value-type="float" office:value="-2.3159999999999998" table:style-name="ce1">
            <text:p>-2.316</text:p>
          </table:table-cell>
          <table:table-cell office:value-type="float" office:value="-13.284000000000001" table:style-name="ce1">
            <text:p>-13.284</text:p>
          </table:table-cell>
          <table:table-cell office:value-type="float" office:value="-21.678000000000001" table:style-name="ce1">
            <text:p>-21.678</text:p>
          </table:table-cell>
          <table:table-cell office:value-type="float" office:value="1.52" table:style-name="ce1">
            <text:p>1.52</text:p>
          </table:table-cell>
          <table:table-cell office:value-type="float" office:value="-0.24199999999999999" table:style-name="ce1">
            <text:p>-0.242</text:p>
          </table:table-cell>
          <table:table-cell office:value-type="float" office:value="-53.197000000000003" table:style-name="ce1">
            <text:p>-53.197</text:p>
          </table:table-cell>
          <table:table-cell office:value-type="float" office:value="-34.960999999999999" table:style-name="ce1">
            <text:p>-34.961</text:p>
          </table:table-cell>
          <table:table-cell office:value-type="float" office:value="5.5369999999999999" table:style-name="ce1">
            <text:p>5.53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4614807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3552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2018-01-23 16:18:53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_R_15_9_6_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3552" table:style-name="ce1">
            <text:p>3552</text:p>
          </table:table-cell>
          <table:table-cell table:number-columns-repeated="30" table:style-name="ce1"/>
          <table:table-cell office:value-type="string" table:style-name="ce1">
            <text:p>Os01g0625300_glide-dock_HTVS_3</text:p>
          </table:table-cell>
          <table:table-cell table:number-columns-repeated="11" table:style-name="ce1"/>
          <table:table-cell office:value-type="string" table:style-name="ce1">
            <text:p>Os01g0625300_glide-grid_1</text:p>
          </table:table-cell>
          <table:table-cell office:value-type="float" office:value="3552" table:style-name="ce1">
            <text:p>3552</text:p>
          </table:table-cell>
          <table:table-cell office:value-type="float" office:value="9" table:style-name="ce1">
            <text:p>9</text:p>
          </table:table-cell>
          <table:table-cell office:value-type="float" office:value="-7.37" table:style-name="ce1">
            <text:p>-7.37</text:p>
          </table:table-cell>
          <table:table-cell office:value-type="float" office:value="-0.434" table:style-name="ce1">
            <text:p>-0.434</text:p>
          </table:table-cell>
          <table:table-cell office:value-type="float" office:value="-1.115" table:style-name="ce1">
            <text:p>-1.115</text:p>
          </table:table-cell>
          <table:table-cell office:value-type="float" office:value="-1.923" table:style-name="ce1">
            <text:p>-1.923</text:p>
          </table:table-cell>
          <table:table-cell office:value-type="float" office:value="-7.37" table:style-name="ce1">
            <text:p>-7.37</text:p>
          </table:table-cell>
          <table:table-cell office:value-type="float" office:value="-1.1870000000000001" table:style-name="ce1">
            <text:p>-1.187</text:p>
          </table:table-cell>
          <table:table-cell office:value-type="float" office:value="-0.48199999999999998" table:style-name="ce1">
            <text:p>-0.482</text:p>
          </table:table-cell>
          <table:table-cell office:value-type="float" office:value="0" table:style-name="ce1">
            <text:p>0</text:p>
          </table:table-cell>
          <table:table-cell office:value-type="float" office:value="-2.4209999999999998" table:style-name="ce1">
            <text:p>-2.421</text:p>
          </table:table-cell>
          <table:table-cell office:value-type="float" office:value="-14.349" table:style-name="ce1">
            <text:p>-14.349</text:p>
          </table:table-cell>
          <table:table-cell office:value-type="float" office:value="-23.414000000000001" table:style-name="ce1">
            <text:p>-23.414</text:p>
          </table:table-cell>
          <table:table-cell office:value-type="float" office:value="1.0409999999999999" table:style-name="ce1">
            <text:p>1.041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62.997999999999998" table:style-name="ce1">
            <text:p>-62.998</text:p>
          </table:table-cell>
          <table:table-cell office:value-type="float" office:value="-37.762999999999998" table:style-name="ce1">
            <text:p>-37.763</text:p>
          </table:table-cell>
          <table:table-cell office:value-type="float" office:value="6.9169999999999998" table:style-name="ce1">
            <text:p>6.91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7g01297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35458064</text:p>
          </table:table-cell>
          <table:table-cell office:value-type="float" office:value="26765" table:style-name="ce1">
            <text:p>26765</text:p>
          </table:table-cell>
          <table:table-cell office:value-type="string" table:style-name="ce1">
            <text:p>102_p0.0.1983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_S_4_9_1_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4_R_22_2_6_5</text:p>
          </table:table-cell>
          <table:table-cell office:value-type="string" table:style-name="ce1">
            <text:p>7_R_16_9_6_8</text:p>
          </table:table-cell>
          <table:table-cell office:value-type="string" table:style-name="ce1">
            <text:p>9_S_2_7_13_10</text:p>
          </table:table-cell>
          <table:table-cell office:value-type="string" table:style-name="ce1">
            <text:p>13_R_9_15_12_14</text:p>
          </table:table-cell>
          <table:table-cell table:number-columns-repeated="26" table:style-name="ce1"/>
          <table:table-cell office:value-type="string" table:style-name="ce1">
            <text:p>os07g0129700_glide-dock_HTVS_4</text:p>
          </table:table-cell>
          <table:table-cell table:number-columns-repeated="11" table:style-name="ce1"/>
          <table:table-cell office:value-type="string" table:style-name="ce1">
            <text:p>os07g0129700_glide-grid_1</text:p>
          </table:table-cell>
          <table:table-cell office:value-type="float" office:value="1983" table:style-name="ce1">
            <text:p>1983</text:p>
          </table:table-cell>
          <table:table-cell office:value-type="float" office:value="2" table:style-name="ce1">
            <text:p>2</text:p>
          </table:table-cell>
          <table:table-cell office:value-type="float" office:value="-7.891" table:style-name="ce1">
            <text:p>-7.891</text:p>
          </table:table-cell>
          <table:table-cell office:value-type="float" office:value="-0.438" table:style-name="ce1">
            <text:p>-0.438</text:p>
          </table:table-cell>
          <table:table-cell office:value-type="float" office:value="-1.149" table:style-name="ce1">
            <text:p>-1.149</text:p>
          </table:table-cell>
          <table:table-cell office:value-type="float" office:value="-2.028" table:style-name="ce1">
            <text:p>-2.028</text:p>
          </table:table-cell>
          <table:table-cell office:value-type="float" office:value="-7.891" table:style-name="ce1">
            <text:p>-7.891</text:p>
          </table:table-cell>
          <table:table-cell office:value-type="float" office:value="-3.052" table:style-name="ce1">
            <text:p>-3.052</text:p>
          </table:table-cell>
          <table:table-cell office:value-type="float" office:value="-0.48" table:style-name="ce1">
            <text:p>-0.48</text:p>
          </table:table-cell>
          <table:table-cell office:value-type="float" office:value="0" table:style-name="ce1">
            <text:p>0</text:p>
          </table:table-cell>
          <table:table-cell office:value-type="float" office:value="-2.0470000000000002" table:style-name="ce1">
            <text:p>-2.047</text:p>
          </table:table-cell>
          <table:table-cell office:value-type="float" office:value="-15.742000000000001" table:style-name="ce1">
            <text:p>-15.742</text:p>
          </table:table-cell>
          <table:table-cell office:value-type="float" office:value="-10.166" table:style-name="ce1">
            <text:p>-10.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2.850999999999999" table:style-name="ce1">
            <text:p>-42.851</text:p>
          </table:table-cell>
          <table:table-cell office:value-type="float" office:value="-25.908999999999999" table:style-name="ce1">
            <text:p>-25.909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149855</text:p>
          </table:table-cell>
          <table:table-cell office:value-type="float" office:value="26766" table:style-name="ce1">
            <text:p>26766</text:p>
          </table:table-cell>
          <table:table-cell office:value-type="string" table:style-name="ce1">
            <text:p>102_p0.0.12642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_R_9_12_13_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2642" table:style-name="ce1">
            <text:p>12642</text:p>
          </table:table-cell>
          <table:table-cell table:number-columns-repeated="30" table:style-name="ce1"/>
          <table:table-cell office:value-type="string" table:style-name="ce1">
            <text:p>os07g0129700_glide-dock_HTVS_4</text:p>
          </table:table-cell>
          <table:table-cell table:number-columns-repeated="11" table:style-name="ce1"/>
          <table:table-cell office:value-type="string" table:style-name="ce1">
            <text:p>os07g0129700_glide-grid_1</text:p>
          </table:table-cell>
          <table:table-cell office:value-type="float" office:value="12642" table:style-name="ce1">
            <text:p>12642</text:p>
          </table:table-cell>
          <table:table-cell office:value-type="float" office:value="2" table:style-name="ce1">
            <text:p>2</text:p>
          </table:table-cell>
          <table:table-cell office:value-type="float" office:value="-7.593" table:style-name="ce1">
            <text:p>-7.593</text:p>
          </table:table-cell>
          <table:table-cell office:value-type="float" office:value="-0.42199999999999999" table:style-name="ce1">
            <text:p>-0.422</text:p>
          </table:table-cell>
          <table:table-cell office:value-type="float" office:value="-1.105" table:style-name="ce1">
            <text:p>-1.105</text:p>
          </table:table-cell>
          <table:table-cell office:value-type="float" office:value="-1.952" table:style-name="ce1">
            <text:p>-1.952</text:p>
          </table:table-cell>
          <table:table-cell office:value-type="float" office:value="-7.593" table:style-name="ce1">
            <text:p>-7.593</text:p>
          </table:table-cell>
          <table:table-cell office:value-type="float" office:value="-2.9180000000000001" table:style-name="ce1">
            <text:p>-2.918</text:p>
          </table:table-cell>
          <table:table-cell office:value-type="float" office:value="-0.46500000000000002" table:style-name="ce1">
            <text:p>-0.465</text:p>
          </table:table-cell>
          <table:table-cell office:value-type="float" office:value="0" table:style-name="ce1">
            <text:p>0</text:p>
          </table:table-cell>
          <table:table-cell office:value-type="float" office:value="-2.3889999999999998" table:style-name="ce1">
            <text:p>-2.389</text:p>
          </table:table-cell>
          <table:table-cell office:value-type="float" office:value="-21.725000000000001" table:style-name="ce1">
            <text:p>-21.725</text:p>
          </table:table-cell>
          <table:table-cell office:value-type="float" office:value="-6.806" table:style-name="ce1">
            <text:p>-6.806</text:p>
          </table:table-cell>
          <table:table-cell office:value-type="float" office:value="0.3" table:style-name="ce1">
            <text:p>0.3</text:p>
          </table:table-cell>
          <table:table-cell office:value-type="float" office:value="-1.2999999999999999E-2" table:style-name="ce1">
            <text:p>-0.013</text:p>
          </table:table-cell>
          <table:table-cell office:value-type="float" office:value="-41.497999999999998" table:style-name="ce1">
            <text:p>-41.498</text:p>
          </table:table-cell>
          <table:table-cell office:value-type="float" office:value="-28.530999999999999" table:style-name="ce1">
            <text:p>-28.531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241993</text:p>
          </table:table-cell>
          <table:table-cell office:value-type="float" office:value="26767" table:style-name="ce1">
            <text:p>26767</text:p>
          </table:table-cell>
          <table:table-cell office:value-type="string" table:style-name="ce1">
            <text:p>102_p0.0.10738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0738" table:style-name="ce1">
            <text:p>10738</text:p>
          </table:table-cell>
          <table:table-cell table:number-columns-repeated="30" table:style-name="ce1"/>
          <table:table-cell office:value-type="string" table:style-name="ce1">
            <text:p>os07g0129700_glide-dock_HTVS_4</text:p>
          </table:table-cell>
          <table:table-cell table:number-columns-repeated="11" table:style-name="ce1"/>
          <table:table-cell office:value-type="string" table:style-name="ce1">
            <text:p>os07g0129700_glide-grid_1</text:p>
          </table:table-cell>
          <table:table-cell office:value-type="float" office:value="10738" table:style-name="ce1">
            <text:p>10738</text:p>
          </table:table-cell>
          <table:table-cell office:value-type="float" office:value="4" table:style-name="ce1">
            <text:p>4</text:p>
          </table:table-cell>
          <table:table-cell office:value-type="float" office:value="-7.59" table:style-name="ce1">
            <text:p>-7.59</text:p>
          </table:table-cell>
          <table:table-cell office:value-type="float" office:value="-0.42199999999999999" table:style-name="ce1">
            <text:p>-0.422</text:p>
          </table:table-cell>
          <table:table-cell office:value-type="float" office:value="-1.105" table:style-name="ce1">
            <text:p>-1.105</text:p>
          </table:table-cell>
          <table:table-cell office:value-type="float" office:value="-1.9510000000000001" table:style-name="ce1">
            <text:p>-1.951</text:p>
          </table:table-cell>
          <table:table-cell office:value-type="float" office:value="-7.59" table:style-name="ce1">
            <text:p>-7.59</text:p>
          </table:table-cell>
          <table:table-cell office:value-type="float" office:value="-2.2240000000000002" table:style-name="ce1">
            <text:p>-2.224</text:p>
          </table:table-cell>
          <table:table-cell office:value-type="float" office:value="-0.58899999999999997" table:style-name="ce1">
            <text:p>-0.589</text:p>
          </table:table-cell>
          <table:table-cell office:value-type="float" office:value="0" table:style-name="ce1">
            <text:p>0</text:p>
          </table:table-cell>
          <table:table-cell office:value-type="float" office:value="-3.294" table:style-name="ce1">
            <text:p>-3.294</text:p>
          </table:table-cell>
          <table:table-cell office:value-type="float" office:value="-21.777999999999999" table:style-name="ce1">
            <text:p>-21.778</text:p>
          </table:table-cell>
          <table:table-cell office:value-type="float" office:value="-6.5609999999999999" table:style-name="ce1">
            <text:p>-6.561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0" table:style-name="ce1">
            <text:p>0</text:p>
          </table:table-cell>
          <table:table-cell office:value-type="float" office:value="-39.856999999999999" table:style-name="ce1">
            <text:p>-39.857</text:p>
          </table:table-cell>
          <table:table-cell office:value-type="float" office:value="-28.338999999999999" table:style-name="ce1">
            <text:p>-28.339</text:p>
          </table:table-cell>
          <table:table-cell office:value-type="float" office:value="2.3980000000000001" table:style-name="ce1">
            <text:p>2.398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2128966</text:p>
          </table:table-cell>
          <table:table-cell office:value-type="float" office:value="26768" table:style-name="ce1">
            <text:p>26768</text:p>
          </table:table-cell>
          <table:table-cell office:value-type="string" table:style-name="ce1">
            <text:p>102_p0.0.11622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_S_18_5_14_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1622" table:style-name="ce1">
            <text:p>11622</text:p>
          </table:table-cell>
          <table:table-cell table:number-columns-repeated="30" table:style-name="ce1"/>
          <table:table-cell office:value-type="string" table:style-name="ce1">
            <text:p>os07g0129700_glide-dock_HTVS_4</text:p>
          </table:table-cell>
          <table:table-cell table:number-columns-repeated="11" table:style-name="ce1"/>
          <table:table-cell office:value-type="string" table:style-name="ce1">
            <text:p>os07g0129700_glide-grid_1</text:p>
          </table:table-cell>
          <table:table-cell office:value-type="float" office:value="11622" table:style-name="ce1">
            <text:p>11622</text:p>
          </table:table-cell>
          <table:table-cell office:value-type="float" office:value="2" table:style-name="ce1">
            <text:p>2</text:p>
          </table:table-cell>
          <table:table-cell office:value-type="float" office:value="-7.516" table:style-name="ce1">
            <text:p>-7.516</text:p>
          </table:table-cell>
          <table:table-cell office:value-type="float" office:value="-0.41799999999999998" table:style-name="ce1">
            <text:p>-0.418</text:p>
          </table:table-cell>
          <table:table-cell office:value-type="float" office:value="-1.0940000000000001" table:style-name="ce1">
            <text:p>-1.094</text:p>
          </table:table-cell>
          <table:table-cell office:value-type="float" office:value="-1.9319999999999999" table:style-name="ce1">
            <text:p>-1.932</text:p>
          </table:table-cell>
          <table:table-cell office:value-type="float" office:value="-7.516" table:style-name="ce1">
            <text:p>-7.516</text:p>
          </table:table-cell>
          <table:table-cell office:value-type="float" office:value="-2.5409999999999999" table:style-name="ce1">
            <text:p>-2.541</text:p>
          </table:table-cell>
          <table:table-cell office:value-type="float" office:value="-0.315" table:style-name="ce1">
            <text:p>-0.315</text:p>
          </table:table-cell>
          <table:table-cell office:value-type="float" office:value="0" table:style-name="ce1">
            <text:p>0</text:p>
          </table:table-cell>
          <table:table-cell office:value-type="float" office:value="-2.9449999999999998" table:style-name="ce1">
            <text:p>-2.945</text:p>
          </table:table-cell>
          <table:table-cell office:value-type="float" office:value="-19.201000000000001" table:style-name="ce1">
            <text:p>-19.201</text:p>
          </table:table-cell>
          <table:table-cell office:value-type="float" office:value="-7.0030000000000001" table:style-name="ce1">
            <text:p>-7.003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" table:style-name="ce1">
            <text:p>0</text:p>
          </table:table-cell>
          <table:table-cell office:value-type="float" office:value="-36.982999999999997" table:style-name="ce1">
            <text:p>-36.983</text:p>
          </table:table-cell>
          <table:table-cell office:value-type="float" office:value="-26.204000000000001" table:style-name="ce1">
            <text:p>-26.204</text:p>
          </table:table-cell>
          <table:table-cell office:value-type="float" office:value="1.6419999999999999" table:style-name="ce1">
            <text:p>1.64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4098855</text:p>
          </table:table-cell>
          <table:table-cell office:value-type="float" office:value="26769" table:style-name="ce1">
            <text:p>26769</text:p>
          </table:table-cell>
          <table:table-cell office:value-type="string" table:style-name="ce1">
            <text:p>102_p0.0.8844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2018-01-23 16:27:16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_S_16_14_11_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8844" table:style-name="ce1">
            <text:p>8844</text:p>
          </table:table-cell>
          <table:table-cell table:number-columns-repeated="30" table:style-name="ce1"/>
          <table:table-cell office:value-type="string" table:style-name="ce1">
            <text:p>os07g0129700_glide-dock_HTVS_4</text:p>
          </table:table-cell>
          <table:table-cell table:number-columns-repeated="11" table:style-name="ce1"/>
          <table:table-cell office:value-type="string" table:style-name="ce1">
            <text:p>os07g0129700_glide-grid_1</text:p>
          </table:table-cell>
          <table:table-cell office:value-type="float" office:value="8844" table:style-name="ce1">
            <text:p>8844</text:p>
          </table:table-cell>
          <table:table-cell office:value-type="float" office:value="2" table:style-name="ce1">
            <text:p>2</text:p>
          </table:table-cell>
          <table:table-cell office:value-type="float" office:value="-7.4530000000000003" table:style-name="ce1">
            <text:p>-7.453</text:p>
          </table:table-cell>
          <table:table-cell office:value-type="float" office:value="-0.497" table:style-name="ce1">
            <text:p>-0.497</text:p>
          </table:table-cell>
          <table:table-cell office:value-type="float" office:value="-1.2250000000000001" table:style-name="ce1">
            <text:p>-1.225</text:p>
          </table:table-cell>
          <table:table-cell office:value-type="float" office:value="-2.0099999999999998" table:style-name="ce1">
            <text:p>-2.01</text:p>
          </table:table-cell>
          <table:table-cell office:value-type="float" office:value="-7.4530000000000003" table:style-name="ce1">
            <text:p>-7.453</text:p>
          </table:table-cell>
          <table:table-cell office:value-type="float" office:value="-2.0880000000000001" table:style-name="ce1">
            <text:p>-2.088</text:p>
          </table:table-cell>
          <table:table-cell office:value-type="float" office:value="-0.60799999999999998" table:style-name="ce1">
            <text:p>-0.608</text:p>
          </table:table-cell>
          <table:table-cell office:value-type="float" office:value="0" table:style-name="ce1">
            <text:p>0</text:p>
          </table:table-cell>
          <table:table-cell office:value-type="float" office:value="-2.629" table:style-name="ce1">
            <text:p>-2.629</text:p>
          </table:table-cell>
          <table:table-cell office:value-type="float" office:value="-6.1680000000000001" table:style-name="ce1">
            <text:p>-6.168</text:p>
          </table:table-cell>
          <table:table-cell office:value-type="float" office:value="-12.134" table:style-name="ce1">
            <text:p>-12.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.259" table:style-name="ce1">
            <text:p>-30.259</text:p>
          </table:table-cell>
          <table:table-cell office:value-type="float" office:value="-18.302" table:style-name="ce1">
            <text:p>-18.302</text:p>
          </table:table-cell>
          <table:table-cell office:value-type="float" office:value="1.7050000000000001" table:style-name="ce1">
            <text:p>1.70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9g05266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13508258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890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_S_23_10_7_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890" table:style-name="ce1">
            <text:p>890</text:p>
          </table:table-cell>
          <table:table-cell table:number-columns-repeated="30" table:style-name="ce1"/>
          <table:table-cell office:value-type="string" table:style-name="ce1">
            <text:p>Os09g0526600_glide-dock_HTVS_6</text:p>
          </table:table-cell>
          <table:table-cell table:number-columns-repeated="11" table:style-name="ce1"/>
          <table:table-cell office:value-type="string" table:style-name="ce1">
            <text:p>Os09g0526600_glide-grid_1</text:p>
          </table:table-cell>
          <table:table-cell office:value-type="float" office:value="890" table:style-name="ce1">
            <text:p>890</text:p>
          </table:table-cell>
          <table:table-cell office:value-type="float" office:value="4" table:style-name="ce1">
            <text:p>4</text:p>
          </table:table-cell>
          <table:table-cell office:value-type="float" office:value="-8.3059999999999992" table:style-name="ce1">
            <text:p>-8.306</text:p>
          </table:table-cell>
          <table:table-cell office:value-type="float" office:value="-0.69199999999999995" table:style-name="ce1">
            <text:p>-0.692</text:p>
          </table:table-cell>
          <table:table-cell office:value-type="float" office:value="-1.585" table:style-name="ce1">
            <text:p>-1.585</text:p>
          </table:table-cell>
          <table:table-cell office:value-type="float" office:value="-2.3839999999999999" table:style-name="ce1">
            <text:p>-2.384</text:p>
          </table:table-cell>
          <table:table-cell office:value-type="float" office:value="-8.3059999999999992" table:style-name="ce1">
            <text:p>-8.306</text:p>
          </table:table-cell>
          <table:table-cell office:value-type="float" office:value="-1.32" table:style-name="ce1">
            <text:p>-1.32</text:p>
          </table:table-cell>
          <table:table-cell office:value-type="float" office:value="-0.88800000000000001" table:style-name="ce1">
            <text:p>-0.888</text:p>
          </table:table-cell>
          <table:table-cell office:value-type="float" office:value="0" table:style-name="ce1">
            <text:p>0</text:p>
          </table:table-cell>
          <table:table-cell office:value-type="float" office:value="-4.1239999999999997" table:style-name="ce1">
            <text:p>-4.124</text:p>
          </table:table-cell>
          <table:table-cell office:value-type="float" office:value="-17.47" table:style-name="ce1">
            <text:p>-17.47</text:p>
          </table:table-cell>
          <table:table-cell office:value-type="float" office:value="-14.112" table:style-name="ce1">
            <text:p>-14.112</text:p>
          </table:table-cell>
          <table:table-cell office:value-type="float" office:value="1.0660000000000001" table:style-name="ce1">
            <text:p>1.066</text:p>
          </table:table-cell>
          <table:table-cell office:value-type="float" office:value="-0.05" table:style-name="ce1">
            <text:p>-0.05</text:p>
          </table:table-cell>
          <table:table-cell office:value-type="float" office:value="-52.895000000000003" table:style-name="ce1">
            <text:p>-52.895</text:p>
          </table:table-cell>
          <table:table-cell office:value-type="float" office:value="-31.582000000000001" table:style-name="ce1">
            <text:p>-31.582</text:p>
          </table:table-cell>
          <table:table-cell office:value-type="float" office:value="1.6859999999999999" table:style-name="ce1">
            <text:p>1.686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3516175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4400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4400" table:style-name="ce1">
            <text:p>4400</text:p>
          </table:table-cell>
          <table:table-cell table:number-columns-repeated="30" table:style-name="ce1"/>
          <table:table-cell office:value-type="string" table:style-name="ce1">
            <text:p>Os09g0526600_glide-dock_HTVS_6</text:p>
          </table:table-cell>
          <table:table-cell table:number-columns-repeated="11" table:style-name="ce1"/>
          <table:table-cell office:value-type="string" table:style-name="ce1">
            <text:p>Os09g0526600_glide-grid_1</text:p>
          </table:table-cell>
          <table:table-cell office:value-type="float" office:value="4400" table:style-name="ce1">
            <text:p>4400</text:p>
          </table:table-cell>
          <table:table-cell office:value-type="float" office:value="3" table:style-name="ce1">
            <text:p>3</text:p>
          </table:table-cell>
          <table:table-cell office:value-type="float" office:value="-8.1720000000000006" table:style-name="ce1">
            <text:p>-8.172</text:p>
          </table:table-cell>
          <table:table-cell office:value-type="float" office:value="-0.51100000000000001" table:style-name="ce1">
            <text:p>-0.511</text:p>
          </table:table-cell>
          <table:table-cell office:value-type="float" office:value="-1.2869999999999999" table:style-name="ce1">
            <text:p>-1.287</text:p>
          </table:table-cell>
          <table:table-cell office:value-type="float" office:value="-2.1659999999999999" table:style-name="ce1">
            <text:p>-2.166</text:p>
          </table:table-cell>
          <table:table-cell office:value-type="float" office:value="-8.1720000000000006" table:style-name="ce1">
            <text:p>-8.172</text:p>
          </table:table-cell>
          <table:table-cell office:value-type="float" office:value="-2.056" table:style-name="ce1">
            <text:p>-2.056</text:p>
          </table:table-cell>
          <table:table-cell office:value-type="float" office:value="-0.189" table:style-name="ce1">
            <text:p>-0.189</text:p>
          </table:table-cell>
          <table:table-cell office:value-type="float" office:value="0" table:style-name="ce1">
            <text:p>0</text:p>
          </table:table-cell>
          <table:table-cell office:value-type="float" office:value="-2.6680000000000001" table:style-name="ce1">
            <text:p>-2.668</text:p>
          </table:table-cell>
          <table:table-cell office:value-type="float" office:value="-15.042999999999999" table:style-name="ce1">
            <text:p>-15.043</text:p>
          </table:table-cell>
          <table:table-cell office:value-type="float" office:value="-18.283999999999999" table:style-name="ce1">
            <text:p>-18.284</text:p>
          </table:table-cell>
          <table:table-cell office:value-type="float" office:value="0.435" table:style-name="ce1">
            <text:p>0.435</text:p>
          </table:table-cell>
          <table:table-cell office:value-type="float" office:value="-0.2" table:style-name="ce1">
            <text:p>-0.2</text:p>
          </table:table-cell>
          <table:table-cell office:value-type="float" office:value="-51.42" table:style-name="ce1">
            <text:p>-51.42</text:p>
          </table:table-cell>
          <table:table-cell office:value-type="float" office:value="-33.326000000000001" table:style-name="ce1">
            <text:p>-33.326</text:p>
          </table:table-cell>
          <table:table-cell office:value-type="float" office:value="11.856999999999999" table:style-name="ce1">
            <text:p>11.85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896081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10931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0931" table:style-name="ce1">
            <text:p>10931</text:p>
          </table:table-cell>
          <table:table-cell table:number-columns-repeated="30" table:style-name="ce1"/>
          <table:table-cell office:value-type="string" table:style-name="ce1">
            <text:p>Os09g0526600_glide-dock_HTVS_6</text:p>
          </table:table-cell>
          <table:table-cell table:number-columns-repeated="11" table:style-name="ce1"/>
          <table:table-cell office:value-type="string" table:style-name="ce1">
            <text:p>Os09g0526600_glide-grid_1</text:p>
          </table:table-cell>
          <table:table-cell office:value-type="float" office:value="10931" table:style-name="ce1">
            <text:p>10931</text:p>
          </table:table-cell>
          <table:table-cell office:value-type="float" office:value="3" table:style-name="ce1">
            <text:p>3</text:p>
          </table:table-cell>
          <table:table-cell office:value-type="float" office:value="-7.9320000000000004" table:style-name="ce1">
            <text:p>-7.932</text:p>
          </table:table-cell>
          <table:table-cell office:value-type="float" office:value="-0.56699999999999995" table:style-name="ce1">
            <text:p>-0.567</text:p>
          </table:table-cell>
          <table:table-cell office:value-type="float" office:value="-1.365" table:style-name="ce1">
            <text:p>-1.365</text:p>
          </table:table-cell>
          <table:table-cell office:value-type="float" office:value="-2.1800000000000002" table:style-name="ce1">
            <text:p>-2.18</text:p>
          </table:table-cell>
          <table:table-cell office:value-type="float" office:value="-7.9320000000000004" table:style-name="ce1">
            <text:p>-7.932</text:p>
          </table:table-cell>
          <table:table-cell office:value-type="float" office:value="-2.8109999999999999" table:style-name="ce1">
            <text:p>-2.811</text:p>
          </table:table-cell>
          <table:table-cell office:value-type="float" office:value="-0.34200000000000003" table:style-name="ce1">
            <text:p>-0.342</text:p>
          </table:table-cell>
          <table:table-cell office:value-type="float" office:value="0" table:style-name="ce1">
            <text:p>0</text:p>
          </table:table-cell>
          <table:table-cell office:value-type="float" office:value="-2.9460000000000002" table:style-name="ce1">
            <text:p>-2.946</text:p>
          </table:table-cell>
          <table:table-cell office:value-type="float" office:value="-13.989000000000001" table:style-name="ce1">
            <text:p>-13.989</text:p>
          </table:table-cell>
          <table:table-cell office:value-type="float" office:value="-9.1120000000000001" table:style-name="ce1">
            <text:p>-9.112</text:p>
          </table:table-cell>
          <table:table-cell office:value-type="float" office:value="0.308" table:style-name="ce1">
            <text:p>0.308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-38.15" table:style-name="ce1">
            <text:p>-38.15</text:p>
          </table:table-cell>
          <table:table-cell office:value-type="float" office:value="-23.1" table:style-name="ce1">
            <text:p>-23.1</text:p>
          </table:table-cell>
          <table:table-cell office:value-type="float" office:value="5.1079999999999997" table:style-name="ce1">
            <text:p>5.10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032354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112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_S_36_6_2_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12" table:style-name="ce1">
            <text:p>112</text:p>
          </table:table-cell>
          <table:table-cell table:number-columns-repeated="30" table:style-name="ce1"/>
          <table:table-cell office:value-type="string" table:style-name="ce1">
            <text:p>Os09g0526600_glide-dock_HTVS_6</text:p>
          </table:table-cell>
          <table:table-cell table:number-columns-repeated="11" table:style-name="ce1"/>
          <table:table-cell office:value-type="string" table:style-name="ce1">
            <text:p>Os09g0526600_glide-grid_1</text:p>
          </table:table-cell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-7.8369999999999997" table:style-name="ce1">
            <text:p>-7.837</text:p>
          </table:table-cell>
          <table:table-cell office:value-type="float" office:value="-0.435" table:style-name="ce1">
            <text:p>-0.435</text:p>
          </table:table-cell>
          <table:table-cell office:value-type="float" office:value="-1.141" table:style-name="ce1">
            <text:p>-1.141</text:p>
          </table:table-cell>
          <table:table-cell office:value-type="float" office:value="-2.0139999999999998" table:style-name="ce1">
            <text:p>-2.014</text:p>
          </table:table-cell>
          <table:table-cell office:value-type="float" office:value="-7.8369999999999997" table:style-name="ce1">
            <text:p>-7.837</text:p>
          </table:table-cell>
          <table:table-cell office:value-type="float" office:value="-2.99" table:style-name="ce1">
            <text:p>-2.99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2.16" table:style-name="ce1">
            <text:p>-2.16</text:p>
          </table:table-cell>
          <table:table-cell office:value-type="float" office:value="-16.329999999999998" table:style-name="ce1">
            <text:p>-16.33</text:p>
          </table:table-cell>
          <table:table-cell office:value-type="float" office:value="-13.750999999999999" table:style-name="ce1">
            <text:p>-13.751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45.079000000000001" table:style-name="ce1">
            <text:p>-45.079</text:p>
          </table:table-cell>
          <table:table-cell office:value-type="float" office:value="-30.081" table:style-name="ce1">
            <text:p>-30.081</text:p>
          </table:table-cell>
          <table:table-cell office:value-type="float" office:value="5.032" table:style-name="ce1">
            <text:p>5.032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3829304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5621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2018-01-23 16:17:03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5621" table:style-name="ce1">
            <text:p>5621</text:p>
          </table:table-cell>
          <table:table-cell table:number-columns-repeated="30" table:style-name="ce1"/>
          <table:table-cell office:value-type="string" table:style-name="ce1">
            <text:p>Os09g0526600_glide-dock_HTVS_6</text:p>
          </table:table-cell>
          <table:table-cell table:number-columns-repeated="11" table:style-name="ce1"/>
          <table:table-cell office:value-type="string" table:style-name="ce1">
            <text:p>Os09g0526600_glide-grid_1</text:p>
          </table:table-cell>
          <table:table-cell office:value-type="float" office:value="5621" table:style-name="ce1">
            <text:p>5621</text:p>
          </table:table-cell>
          <table:table-cell office:value-type="float" office:value="0" table:style-name="ce1">
            <text:p>0</text:p>
          </table:table-cell>
          <table:table-cell office:value-type="float" office:value="-7.681" table:style-name="ce1">
            <text:p>-7.681</text:p>
          </table:table-cell>
          <table:table-cell office:value-type="float" office:value="-0.40400000000000003" table:style-name="ce1">
            <text:p>-0.404</text:p>
          </table:table-cell>
          <table:table-cell office:value-type="float" office:value="-1.079" table:style-name="ce1">
            <text:p>-1.079</text:p>
          </table:table-cell>
          <table:table-cell office:value-type="float" office:value="-1.9470000000000001" table:style-name="ce1">
            <text:p>-1.947</text:p>
          </table:table-cell>
          <table:table-cell office:value-type="float" office:value="-7.681" table:style-name="ce1">
            <text:p>-7.681</text:p>
          </table:table-cell>
          <table:table-cell office:value-type="float" office:value="-2.6949999999999998" table:style-name="ce1">
            <text:p>-2.695</text:p>
          </table:table-cell>
          <table:table-cell office:value-type="float" office:value="-0.48" table:style-name="ce1">
            <text:p>-0.48</text:p>
          </table:table-cell>
          <table:table-cell office:value-type="float" office:value="0" table:style-name="ce1">
            <text:p>0</text:p>
          </table:table-cell>
          <table:table-cell office:value-type="float" office:value="-2.5099999999999998" table:style-name="ce1">
            <text:p>-2.51</text:p>
          </table:table-cell>
          <table:table-cell office:value-type="float" office:value="-17.890999999999998" table:style-name="ce1">
            <text:p>-17.891</text:p>
          </table:table-cell>
          <table:table-cell office:value-type="float" office:value="-7.3" table:style-name="ce1">
            <text:p>-7.3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7.953000000000003" table:style-name="ce1">
            <text:p>-37.953</text:p>
          </table:table-cell>
          <table:table-cell office:value-type="float" office:value="-25.190999999999999" table:style-name="ce1">
            <text:p>-25.19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3g07698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3852246</text:p>
          </table:table-cell>
          <table:table-cell office:value-type="float" office:value="26436" table:style-name="ce1">
            <text:p>26436</text:p>
          </table:table-cell>
          <table:table-cell office:value-type="string" table:style-name="ce1">
            <text:p>102_p0.0.6457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_S_9_7_4_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6457" table:style-name="ce1">
            <text:p>6457</text:p>
          </table:table-cell>
          <table:table-cell office:value-type="string" table:style-name="ce1">
            <text:p>7_S_9_5_14_8</text:p>
          </table:table-cell>
          <table:table-cell table:number-columns-repeated="29" table:style-name="ce1"/>
          <table:table-cell office:value-type="string" table:style-name="ce1">
            <text:p>Os03g0769800_glide-dock_HTVS_5</text:p>
          </table:table-cell>
          <table:table-cell table:number-columns-repeated="11" table:style-name="ce1"/>
          <table:table-cell office:value-type="string" table:style-name="ce1">
            <text:p>Os03g0769800_glide-grid_1</text:p>
          </table:table-cell>
          <table:table-cell office:value-type="float" office:value="6457" table:style-name="ce1">
            <text:p>6457</text:p>
          </table:table-cell>
          <table:table-cell office:value-type="float" office:value="2" table:style-name="ce1">
            <text:p>2</text:p>
          </table:table-cell>
          <table:table-cell office:value-type="float" office:value="-7.7149999999999999" table:style-name="ce1">
            <text:p>-7.715</text:p>
          </table:table-cell>
          <table:table-cell office:value-type="float" office:value="-0.51400000000000001" table:style-name="ce1">
            <text:p>-0.514</text:p>
          </table:table-cell>
          <table:table-cell office:value-type="float" office:value="-1.268" table:style-name="ce1">
            <text:p>-1.268</text:p>
          </table:table-cell>
          <table:table-cell office:value-type="float" office:value="-2.081" table:style-name="ce1">
            <text:p>-2.081</text:p>
          </table:table-cell>
          <table:table-cell office:value-type="float" office:value="-7.7149999999999999" table:style-name="ce1">
            <text:p>-7.715</text:p>
          </table:table-cell>
          <table:table-cell office:value-type="float" office:value="-1.417" table:style-name="ce1">
            <text:p>-1.417</text:p>
          </table:table-cell>
          <table:table-cell office:value-type="float" office:value="-0.36" table:style-name="ce1">
            <text:p>-0.36</text:p>
          </table:table-cell>
          <table:table-cell office:value-type="float" office:value="0" table:style-name="ce1">
            <text:p>0</text:p>
          </table:table-cell>
          <table:table-cell office:value-type="float" office:value="-3.0569999999999999" table:style-name="ce1">
            <text:p>-3.057</text:p>
          </table:table-cell>
          <table:table-cell office:value-type="float" office:value="-12.439" table:style-name="ce1">
            <text:p>-12.439</text:p>
          </table:table-cell>
          <table:table-cell office:value-type="float" office:value="-15.057" table:style-name="ce1">
            <text:p>-15.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1.524999999999999" table:style-name="ce1">
            <text:p>-61.525</text:p>
          </table:table-cell>
          <table:table-cell office:value-type="float" office:value="-27.497" table:style-name="ce1">
            <text:p>-27.497</text:p>
          </table:table-cell>
          <table:table-cell office:value-type="float" office:value="2.2679999999999998" table:style-name="ce1">
            <text:p>2.26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4349874</text:p>
          </table:table-cell>
          <table:table-cell office:value-type="float" office:value="26437" table:style-name="ce1">
            <text:p>26437</text:p>
          </table:table-cell>
          <table:table-cell office:value-type="string" table:style-name="ce1">
            <text:p>102_p0.0.8528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S_15_13_7_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8528" table:style-name="ce1">
            <text:p>8528</text:p>
          </table:table-cell>
          <table:table-cell office:value-type="string" table:style-name="ce1">
            <text:p>7_R_9_11_6_8</text:p>
          </table:table-cell>
          <table:table-cell table:number-columns-repeated="29" table:style-name="ce1"/>
          <table:table-cell office:value-type="string" table:style-name="ce1">
            <text:p>Os03g0769800_glide-dock_HTVS_5</text:p>
          </table:table-cell>
          <table:table-cell table:number-columns-repeated="11" table:style-name="ce1"/>
          <table:table-cell office:value-type="string" table:style-name="ce1">
            <text:p>Os03g0769800_glide-grid_1</text:p>
          </table:table-cell>
          <table:table-cell office:value-type="float" office:value="8528" table:style-name="ce1">
            <text:p>8528</text:p>
          </table:table-cell>
          <table:table-cell office:value-type="float" office:value="3" table:style-name="ce1">
            <text:p>3</text:p>
          </table:table-cell>
          <table:table-cell office:value-type="float" office:value="-7.5670000000000002" table:style-name="ce1">
            <text:p>-7.567</text:p>
          </table:table-cell>
          <table:table-cell office:value-type="float" office:value="-0.47299999999999998" table:style-name="ce1">
            <text:p>-0.473</text:p>
          </table:table-cell>
          <table:table-cell office:value-type="float" office:value="-1.1919999999999999" table:style-name="ce1">
            <text:p>-1.192</text:p>
          </table:table-cell>
          <table:table-cell office:value-type="float" office:value="-2.0059999999999998" table:style-name="ce1">
            <text:p>-2.006</text:p>
          </table:table-cell>
          <table:table-cell office:value-type="float" office:value="-7.5670000000000002" table:style-name="ce1">
            <text:p>-7.567</text:p>
          </table:table-cell>
          <table:table-cell office:value-type="float" office:value="-0.96" table:style-name="ce1">
            <text:p>-0.96</text:p>
          </table:table-cell>
          <table:table-cell office:value-type="float" office:value="-0.33300000000000002" table:style-name="ce1">
            <text:p>-0.333</text:p>
          </table:table-cell>
          <table:table-cell office:value-type="float" office:value="0" table:style-name="ce1">
            <text:p>0</text:p>
          </table:table-cell>
          <table:table-cell office:value-type="float" office:value="-2.9550000000000001" table:style-name="ce1">
            <text:p>-2.955</text:p>
          </table:table-cell>
          <table:table-cell office:value-type="float" office:value="-9.048" table:style-name="ce1">
            <text:p>-9.048</text:p>
          </table:table-cell>
          <table:table-cell office:value-type="float" office:value="-18.902000000000001" table:style-name="ce1">
            <text:p>-18.902</text:p>
          </table:table-cell>
          <table:table-cell office:value-type="float" office:value="0" table:style-name="ce1">
            <text:p>0</text:p>
          </table:table-cell>
          <table:table-cell office:value-type="float" office:value="-3.1E-2" table:style-name="ce1">
            <text:p>-0.031</text:p>
          </table:table-cell>
          <table:table-cell office:value-type="float" office:value="-63.148000000000003" table:style-name="ce1">
            <text:p>-63.148</text:p>
          </table:table-cell>
          <table:table-cell office:value-type="float" office:value="-27.95" table:style-name="ce1">
            <text:p>-27.95</text:p>
          </table:table-cell>
          <table:table-cell office:value-type="float" office:value="5.7089999999999996" table:style-name="ce1">
            <text:p>5.70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4349879</text:p>
          </table:table-cell>
          <table:table-cell office:value-type="float" office:value="26438" table:style-name="ce1">
            <text:p>26438</text:p>
          </table:table-cell>
          <table:table-cell office:value-type="string" table:style-name="ce1">
            <text:p>102_p0.0.8557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S_15_13_7_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8557" table:style-name="ce1">
            <text:p>8557</text:p>
          </table:table-cell>
          <table:table-cell office:value-type="string" table:style-name="ce1">
            <text:p>7_S_9_11_6_8</text:p>
          </table:table-cell>
          <table:table-cell table:number-columns-repeated="29" table:style-name="ce1"/>
          <table:table-cell office:value-type="string" table:style-name="ce1">
            <text:p>Os03g0769800_glide-dock_HTVS_5</text:p>
          </table:table-cell>
          <table:table-cell table:number-columns-repeated="11" table:style-name="ce1"/>
          <table:table-cell office:value-type="string" table:style-name="ce1">
            <text:p>Os03g0769800_glide-grid_1</text:p>
          </table:table-cell>
          <table:table-cell office:value-type="float" office:value="8557" table:style-name="ce1">
            <text:p>8557</text:p>
          </table:table-cell>
          <table:table-cell office:value-type="float" office:value="3" table:style-name="ce1">
            <text:p>3</text:p>
          </table:table-cell>
          <table:table-cell office:value-type="float" office:value="-7.5650000000000004" table:style-name="ce1">
            <text:p>-7.565</text:p>
          </table:table-cell>
          <table:table-cell office:value-type="float" office:value="-0.47299999999999998" table:style-name="ce1">
            <text:p>-0.473</text:p>
          </table:table-cell>
          <table:table-cell office:value-type="float" office:value="-1.1910000000000001" table:style-name="ce1">
            <text:p>-1.191</text:p>
          </table:table-cell>
          <table:table-cell office:value-type="float" office:value="-2.0049999999999999" table:style-name="ce1">
            <text:p>-2.005</text:p>
          </table:table-cell>
          <table:table-cell office:value-type="float" office:value="-7.5650000000000004" table:style-name="ce1">
            <text:p>-7.565</text:p>
          </table:table-cell>
          <table:table-cell office:value-type="float" office:value="-0.628" table:style-name="ce1">
            <text:p>-0.628</text:p>
          </table:table-cell>
          <table:table-cell office:value-type="float" office:value="-0.47399999999999998" table:style-name="ce1">
            <text:p>-0.474</text:p>
          </table:table-cell>
          <table:table-cell office:value-type="float" office:value="0" table:style-name="ce1">
            <text:p>0</text:p>
          </table:table-cell>
          <table:table-cell office:value-type="float" office:value="-3.0070000000000001" table:style-name="ce1">
            <text:p>-3.007</text:p>
          </table:table-cell>
          <table:table-cell office:value-type="float" office:value="-7.2030000000000003" table:style-name="ce1">
            <text:p>-7.203</text:p>
          </table:table-cell>
          <table:table-cell office:value-type="float" office:value="-20.388000000000002" table:style-name="ce1">
            <text:p>-20.388</text:p>
          </table:table-cell>
          <table:table-cell office:value-type="float" office:value="0" table:style-name="ce1">
            <text:p>0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-63.600999999999999" table:style-name="ce1">
            <text:p>-63.601</text:p>
          </table:table-cell>
          <table:table-cell office:value-type="float" office:value="-27.591000000000001" table:style-name="ce1">
            <text:p>-27.591</text:p>
          </table:table-cell>
          <table:table-cell office:value-type="float" office:value="1.8069999999999999" table:style-name="ce1">
            <text:p>1.807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8740049</text:p>
          </table:table-cell>
          <table:table-cell office:value-type="float" office:value="26439" table:style-name="ce1">
            <text:p>26439</text:p>
          </table:table-cell>
          <table:table-cell office:value-type="string" table:style-name="ce1">
            <text:p>102_p0.0.11736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1736" table:style-name="ce1">
            <text:p>11736</text:p>
          </table:table-cell>
          <table:table-cell table:number-columns-repeated="30" table:style-name="ce1"/>
          <table:table-cell office:value-type="string" table:style-name="ce1">
            <text:p>Os03g0769800_glide-dock_HTVS_5</text:p>
          </table:table-cell>
          <table:table-cell table:number-columns-repeated="11" table:style-name="ce1"/>
          <table:table-cell office:value-type="string" table:style-name="ce1">
            <text:p>Os03g0769800_glide-grid_1</text:p>
          </table:table-cell>
          <table:table-cell office:value-type="float" office:value="11736" table:style-name="ce1">
            <text:p>11736</text:p>
          </table:table-cell>
          <table:table-cell office:value-type="float" office:value="1" table:style-name="ce1">
            <text:p>1</text:p>
          </table:table-cell>
          <table:table-cell office:value-type="float" office:value="-7.4539999999999997" table:style-name="ce1">
            <text:p>-7.454</text:p>
          </table:table-cell>
          <table:table-cell office:value-type="float" office:value="-0.57299999999999995" table:style-name="ce1">
            <text:p>-0.573</text:p>
          </table:table-cell>
          <table:table-cell office:value-type="float" office:value="-1.3480000000000001" table:style-name="ce1">
            <text:p>-1.348</text:p>
          </table:table-cell>
          <table:table-cell office:value-type="float" office:value="-2.0910000000000002" table:style-name="ce1">
            <text:p>-2.091</text:p>
          </table:table-cell>
          <table:table-cell office:value-type="float" office:value="-7.4539999999999997" table:style-name="ce1">
            <text:p>-7.454</text:p>
          </table:table-cell>
          <table:table-cell office:value-type="float" office:value="-0.94799999999999995" table:style-name="ce1">
            <text:p>-0.948</text:p>
          </table:table-cell>
          <table:table-cell office:value-type="float" office:value="-0.50600000000000001" table:style-name="ce1">
            <text:p>-0.506</text:p>
          </table:table-cell>
          <table:table-cell office:value-type="float" office:value="0" table:style-name="ce1">
            <text:p>0</text:p>
          </table:table-cell>
          <table:table-cell office:value-type="float" office:value="-3.379" table:style-name="ce1">
            <text:p>-3.379</text:p>
          </table:table-cell>
          <table:table-cell office:value-type="float" office:value="-8.7569999999999997" table:style-name="ce1">
            <text:p>-8.757</text:p>
          </table:table-cell>
          <table:table-cell office:value-type="float" office:value="-14.051" table:style-name="ce1">
            <text:p>-14.051</text:p>
          </table:table-cell>
          <table:table-cell office:value-type="float" office:value="0" table:style-name="ce1">
            <text:p>0</text:p>
          </table:table-cell>
          <table:table-cell office:value-type="float" office:value="-7.3999999999999996E-2" table:style-name="ce1">
            <text:p>-0.074</text:p>
          </table:table-cell>
          <table:table-cell office:value-type="float" office:value="-54.680999999999997" table:style-name="ce1">
            <text:p>-54.681</text:p>
          </table:table-cell>
          <table:table-cell office:value-type="float" office:value="-22.808" table:style-name="ce1">
            <text:p>-22.808</text:p>
          </table:table-cell>
          <table:table-cell office:value-type="float" office:value="0.15" table:style-name="ce1">
            <text:p>0.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18127213</text:p>
          </table:table-cell>
          <table:table-cell office:value-type="float" office:value="26440" table:style-name="ce1">
            <text:p>26440</text:p>
          </table:table-cell>
          <table:table-cell office:value-type="string" table:style-name="ce1">
            <text:p>102_p0.0.11624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2018-01-23 16:50:21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1624" table:style-name="ce1">
            <text:p>11624</text:p>
          </table:table-cell>
          <table:table-cell table:number-columns-repeated="30" table:style-name="ce1"/>
          <table:table-cell office:value-type="string" table:style-name="ce1">
            <text:p>Os03g0769800_glide-dock_HTVS_5</text:p>
          </table:table-cell>
          <table:table-cell table:number-columns-repeated="11" table:style-name="ce1"/>
          <table:table-cell office:value-type="string" table:style-name="ce1">
            <text:p>Os03g0769800_glide-grid_1</text:p>
          </table:table-cell>
          <table:table-cell office:value-type="float" office:value="11624" table:style-name="ce1">
            <text:p>11624</text:p>
          </table:table-cell>
          <table:table-cell office:value-type="float" office:value="0" table:style-name="ce1">
            <text:p>0</text:p>
          </table:table-cell>
          <table:table-cell office:value-type="float" office:value="-7.306" table:style-name="ce1">
            <text:p>-7.306</text:p>
          </table:table-cell>
          <table:table-cell office:value-type="float" office:value="-0.66400000000000003" table:style-name="ce1">
            <text:p>-0.664</text:p>
          </table:table-cell>
          <table:table-cell office:value-type="float" office:value="-1.4770000000000001" table:style-name="ce1">
            <text:p>-1.477</text:p>
          </table:table-cell>
          <table:table-cell office:value-type="float" office:value="-2.15" table:style-name="ce1">
            <text:p>-2.15</text:p>
          </table:table-cell>
          <table:table-cell office:value-type="float" office:value="-7.306" table:style-name="ce1">
            <text:p>-7.306</text:p>
          </table:table-cell>
          <table:table-cell office:value-type="float" office:value="-0.501" table:style-name="ce1">
            <text:p>-0.501</text:p>
          </table:table-cell>
          <table:table-cell office:value-type="float" office:value="-0.34699999999999998" table:style-name="ce1">
            <text:p>-0.347</text:p>
          </table:table-cell>
          <table:table-cell office:value-type="float" office:value="0" table:style-name="ce1">
            <text:p>0</text:p>
          </table:table-cell>
          <table:table-cell office:value-type="float" office:value="-4.508" table:style-name="ce1">
            <text:p>-4.508</text:p>
          </table:table-cell>
          <table:table-cell office:value-type="float" office:value="-14.393000000000001" table:style-name="ce1">
            <text:p>-14.393</text:p>
          </table:table-cell>
          <table:table-cell office:value-type="float" office:value="-8.2050000000000001" table:style-name="ce1">
            <text:p>-8.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2.223999999999997" table:style-name="ce1">
            <text:p>-42.224</text:p>
          </table:table-cell>
          <table:table-cell office:value-type="float" office:value="-22.597999999999999" table:style-name="ce1">
            <text:p>-22.5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4g06370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5425566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6216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6216" table:style-name="ce1">
            <text:p>6216</text:p>
          </table:table-cell>
          <table:table-cell table:number-columns-repeated="31" table:style-name="ce1"/>
          <table:table-cell office:value-type="string" table:style-name="ce1">
            <text:p>Os04g0637000_glide-dock_HTVS_1</text:p>
          </table:table-cell>
          <table:table-cell table:number-columns-repeated="11" table:style-name="ce1"/>
          <table:table-cell office:value-type="string" table:style-name="ce1">
            <text:p>Os04g0637000_glide-grid</text:p>
          </table:table-cell>
          <table:table-cell office:value-type="float" office:value="6216" table:style-name="ce1">
            <text:p>6216</text:p>
          </table:table-cell>
          <table:table-cell office:value-type="float" office:value="1" table:style-name="ce1">
            <text:p>1</text:p>
          </table:table-cell>
          <table:table-cell office:value-type="float" office:value="-8.1069999999999993" table:style-name="ce1">
            <text:p>-8.107</text:p>
          </table:table-cell>
          <table:table-cell office:value-type="float" office:value="-0.624" table:style-name="ce1">
            <text:p>-0.624</text:p>
          </table:table-cell>
          <table:table-cell office:value-type="float" office:value="-1.466" table:style-name="ce1">
            <text:p>-1.466</text:p>
          </table:table-cell>
          <table:table-cell office:value-type="float" office:value="-2.274" table:style-name="ce1">
            <text:p>-2.274</text:p>
          </table:table-cell>
          <table:table-cell office:value-type="float" office:value="-8.1069999999999993" table:style-name="ce1">
            <text:p>-8.107</text:p>
          </table:table-cell>
          <table:table-cell office:value-type="float" office:value="-2.0670000000000002" table:style-name="ce1">
            <text:p>-2.067</text:p>
          </table:table-cell>
          <table:table-cell office:value-type="float" office:value="-0.63800000000000001" table:style-name="ce1">
            <text:p>-0.638</text:p>
          </table:table-cell>
          <table:table-cell office:value-type="float" office:value="0" table:style-name="ce1">
            <text:p>0</text:p>
          </table:table-cell>
          <table:table-cell office:value-type="float" office:value="-3.4" table:style-name="ce1">
            <text:p>-3.4</text:p>
          </table:table-cell>
          <table:table-cell office:value-type="float" office:value="-17.395" table:style-name="ce1">
            <text:p>-17.395</text:p>
          </table:table-cell>
          <table:table-cell office:value-type="float" office:value="-7.3120000000000003" table:style-name="ce1">
            <text:p>-7.312</text:p>
          </table:table-cell>
          <table:table-cell office:value-type="float" office:value="0" table:style-name="ce1">
            <text:p>0</text:p>
          </table:table-cell>
          <table:table-cell office:value-type="float" office:value="-3.5000000000000003E-2" table:style-name="ce1">
            <text:p>-0.035</text:p>
          </table:table-cell>
          <table:table-cell office:value-type="float" office:value="-35.581000000000003" table:style-name="ce1">
            <text:p>-35.581</text:p>
          </table:table-cell>
          <table:table-cell office:value-type="float" office:value="-24.707000000000001" table:style-name="ce1">
            <text:p>-24.707</text:p>
          </table:table-cell>
          <table:table-cell office:value-type="float" office:value="0.36399999999999999" table:style-name="ce1">
            <text:p>0.36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0403086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3272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3272" table:style-name="ce1">
            <text:p>3272</text:p>
          </table:table-cell>
          <table:table-cell table:number-columns-repeated="31" table:style-name="ce1"/>
          <table:table-cell office:value-type="string" table:style-name="ce1">
            <text:p>Os04g0637000_glide-dock_HTVS_1</text:p>
          </table:table-cell>
          <table:table-cell table:number-columns-repeated="11" table:style-name="ce1"/>
          <table:table-cell office:value-type="string" table:style-name="ce1">
            <text:p>Os04g0637000_glide-grid</text:p>
          </table:table-cell>
          <table:table-cell office:value-type="float" office:value="3272" table:style-name="ce1">
            <text:p>3272</text:p>
          </table:table-cell>
          <table:table-cell office:value-type="float" office:value="0" table:style-name="ce1">
            <text:p>0</text:p>
          </table:table-cell>
          <table:table-cell office:value-type="float" office:value="-8.0939999999999994" table:style-name="ce1">
            <text:p>-8.094</text:p>
          </table:table-cell>
          <table:table-cell office:value-type="float" office:value="-0.73599999999999999" table:style-name="ce1">
            <text:p>-0.736</text:p>
          </table:table-cell>
          <table:table-cell office:value-type="float" office:value="-1.6359999999999999" table:style-name="ce1">
            <text:p>-1.636</text:p>
          </table:table-cell>
          <table:table-cell office:value-type="float" office:value="-2.3820000000000001" table:style-name="ce1">
            <text:p>-2.382</text:p>
          </table:table-cell>
          <table:table-cell office:value-type="float" office:value="-8.0939999999999994" table:style-name="ce1">
            <text:p>-8.094</text:p>
          </table:table-cell>
          <table:table-cell office:value-type="float" office:value="-0.73899999999999999" table:style-name="ce1">
            <text:p>-0.739</text:p>
          </table:table-cell>
          <table:table-cell office:value-type="float" office:value="-0.44800000000000001" table:style-name="ce1">
            <text:p>-0.448</text:p>
          </table:table-cell>
          <table:table-cell office:value-type="float" office:value="0" table:style-name="ce1">
            <text:p>0</text:p>
          </table:table-cell>
          <table:table-cell office:value-type="float" office:value="-4.18" table:style-name="ce1">
            <text:p>-4.18</text:p>
          </table:table-cell>
          <table:table-cell office:value-type="float" office:value="-9.3230000000000004" table:style-name="ce1">
            <text:p>-9.323</text:p>
          </table:table-cell>
          <table:table-cell office:value-type="float" office:value="-14.99" table:style-name="ce1">
            <text:p>-14.99</text:p>
          </table:table-cell>
          <table:table-cell office:value-type="float" office:value="0" table:style-name="ce1">
            <text:p>0</text:p>
          </table:table-cell>
          <table:table-cell office:value-type="float" office:value="-1.2999999999999999E-2" table:style-name="ce1">
            <text:p>-0.013</text:p>
          </table:table-cell>
          <table:table-cell office:value-type="float" office:value="-41.4" table:style-name="ce1">
            <text:p>-41.4</text:p>
          </table:table-cell>
          <table:table-cell office:value-type="float" office:value="-24.312000000000001" table:style-name="ce1">
            <text:p>-24.3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68604642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7742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7742" table:style-name="ce1">
            <text:p>7742</text:p>
          </table:table-cell>
          <table:table-cell table:number-columns-repeated="31" table:style-name="ce1"/>
          <table:table-cell office:value-type="string" table:style-name="ce1">
            <text:p>Os04g0637000_glide-dock_HTVS_1</text:p>
          </table:table-cell>
          <table:table-cell table:number-columns-repeated="11" table:style-name="ce1"/>
          <table:table-cell office:value-type="string" table:style-name="ce1">
            <text:p>Os04g0637000_glide-grid</text:p>
          </table:table-cell>
          <table:table-cell office:value-type="float" office:value="7742" table:style-name="ce1">
            <text:p>7742</text:p>
          </table:table-cell>
          <table:table-cell office:value-type="float" office:value="0" table:style-name="ce1">
            <text:p>0</text:p>
          </table:table-cell>
          <table:table-cell office:value-type="float" office:value="-7.8920000000000003" table:style-name="ce1">
            <text:p>-7.892</text:p>
          </table:table-cell>
          <table:table-cell office:value-type="float" office:value="-0.56399999999999995" table:style-name="ce1">
            <text:p>-0.564</text:p>
          </table:table-cell>
          <table:table-cell office:value-type="float" office:value="-1.359" table:style-name="ce1">
            <text:p>-1.359</text:p>
          </table:table-cell>
          <table:table-cell office:value-type="float" office:value="-2.169" table:style-name="ce1">
            <text:p>-2.169</text:p>
          </table:table-cell>
          <table:table-cell office:value-type="float" office:value="-7.8920000000000003" table:style-name="ce1">
            <text:p>-7.892</text:p>
          </table:table-cell>
          <table:table-cell office:value-type="float" office:value="-2.1720000000000002" table:style-name="ce1">
            <text:p>-2.172</text:p>
          </table:table-cell>
          <table:table-cell office:value-type="float" office:value="-0.438" table:style-name="ce1">
            <text:p>-0.438</text:p>
          </table:table-cell>
          <table:table-cell office:value-type="float" office:value="0" table:style-name="ce1">
            <text:p>0</text:p>
          </table:table-cell>
          <table:table-cell office:value-type="float" office:value="-3.5760000000000001" table:style-name="ce1">
            <text:p>-3.576</text:p>
          </table:table-cell>
          <table:table-cell office:value-type="float" office:value="-20.238" table:style-name="ce1">
            <text:p>-20.238</text:p>
          </table:table-cell>
          <table:table-cell office:value-type="float" office:value="-4.6280000000000001" table:style-name="ce1">
            <text:p>-4.6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598999999999997" table:style-name="ce1">
            <text:p>-36.599</text:p>
          </table:table-cell>
          <table:table-cell office:value-type="float" office:value="-24.864999999999998" table:style-name="ce1">
            <text:p>-24.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0260352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8889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8889" table:style-name="ce1">
            <text:p>8889</text:p>
          </table:table-cell>
          <table:table-cell table:number-columns-repeated="31" table:style-name="ce1"/>
          <table:table-cell office:value-type="string" table:style-name="ce1">
            <text:p>Os04g0637000_glide-dock_HTVS_1</text:p>
          </table:table-cell>
          <table:table-cell table:number-columns-repeated="11" table:style-name="ce1"/>
          <table:table-cell office:value-type="string" table:style-name="ce1">
            <text:p>Os04g0637000_glide-grid</text:p>
          </table:table-cell>
          <table:table-cell office:value-type="float" office:value="8889" table:style-name="ce1">
            <text:p>8889</text:p>
          </table:table-cell>
          <table:table-cell office:value-type="float" office:value="2" table:style-name="ce1">
            <text:p>2</text:p>
          </table:table-cell>
          <table:table-cell office:value-type="float" office:value="-7.8810000000000002" table:style-name="ce1">
            <text:p>-7.881</text:p>
          </table:table-cell>
          <table:table-cell office:value-type="float" office:value="-0.60599999999999998" table:style-name="ce1">
            <text:p>-0.606</text:p>
          </table:table-cell>
          <table:table-cell office:value-type="float" office:value="-1.425" table:style-name="ce1">
            <text:p>-1.425</text:p>
          </table:table-cell>
          <table:table-cell office:value-type="float" office:value="-2.2109999999999999" table:style-name="ce1">
            <text:p>-2.211</text:p>
          </table:table-cell>
          <table:table-cell office:value-type="float" office:value="-7.8810000000000002" table:style-name="ce1">
            <text:p>-7.881</text:p>
          </table:table-cell>
          <table:table-cell office:value-type="float" office:value="-2.0750000000000002" table:style-name="ce1">
            <text:p>-2.075</text:p>
          </table:table-cell>
          <table:table-cell office:value-type="float" office:value="-0.65900000000000003" table:style-name="ce1">
            <text:p>-0.659</text:p>
          </table:table-cell>
          <table:table-cell office:value-type="float" office:value="0" table:style-name="ce1">
            <text:p>0</text:p>
          </table:table-cell>
          <table:table-cell office:value-type="float" office:value="-3.214" table:style-name="ce1">
            <text:p>-3.214</text:p>
          </table:table-cell>
          <table:table-cell office:value-type="float" office:value="-16.161999999999999" table:style-name="ce1">
            <text:p>-16.162</text:p>
          </table:table-cell>
          <table:table-cell office:value-type="float" office:value="-7.181" table:style-name="ce1">
            <text:p>-7.181</text:p>
          </table:table-cell>
          <table:table-cell office:value-type="float" office:value="0" table:style-name="ce1">
            <text:p>0</text:p>
          </table:table-cell>
          <table:table-cell office:value-type="float" office:value="-4.7E-2" table:style-name="ce1">
            <text:p>-0.047</text:p>
          </table:table-cell>
          <table:table-cell office:value-type="float" office:value="-34.201999999999998" table:style-name="ce1">
            <text:p>-34.202</text:p>
          </table:table-cell>
          <table:table-cell office:value-type="float" office:value="-23.343" table:style-name="ce1">
            <text:p>-23.343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8553156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6879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2018-01-23 10:44:39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6879" table:style-name="ce1">
            <text:p>6879</text:p>
          </table:table-cell>
          <table:table-cell table:number-columns-repeated="31" table:style-name="ce1"/>
          <table:table-cell office:value-type="string" table:style-name="ce1">
            <text:p>Os04g0637000_glide-dock_HTVS_1</text:p>
          </table:table-cell>
          <table:table-cell table:number-columns-repeated="11" table:style-name="ce1"/>
          <table:table-cell office:value-type="string" table:style-name="ce1">
            <text:p>Os04g0637000_glide-grid</text:p>
          </table:table-cell>
          <table:table-cell office:value-type="float" office:value="6879" table:style-name="ce1">
            <text:p>6879</text:p>
          </table:table-cell>
          <table:table-cell office:value-type="float" office:value="1" table:style-name="ce1">
            <text:p>1</text:p>
          </table:table-cell>
          <table:table-cell office:value-type="float" office:value="-7.8559999999999999" table:style-name="ce1">
            <text:p>-7.856</text:p>
          </table:table-cell>
          <table:table-cell office:value-type="float" office:value="-0.52400000000000002" table:style-name="ce1">
            <text:p>-0.524</text:p>
          </table:table-cell>
          <table:table-cell office:value-type="float" office:value="-1.292" table:style-name="ce1">
            <text:p>-1.292</text:p>
          </table:table-cell>
          <table:table-cell office:value-type="float" office:value="-2.1190000000000002" table:style-name="ce1">
            <text:p>-2.119</text:p>
          </table:table-cell>
          <table:table-cell office:value-type="float" office:value="-7.8559999999999999" table:style-name="ce1">
            <text:p>-7.856</text:p>
          </table:table-cell>
          <table:table-cell office:value-type="float" office:value="-2.1859999999999999" table:style-name="ce1">
            <text:p>-2.186</text:p>
          </table:table-cell>
          <table:table-cell office:value-type="float" office:value="-0.54700000000000004" table:style-name="ce1">
            <text:p>-0.547</text:p>
          </table:table-cell>
          <table:table-cell office:value-type="float" office:value="0" table:style-name="ce1">
            <text:p>0</text:p>
          </table:table-cell>
          <table:table-cell office:value-type="float" office:value="-3.2450000000000001" table:style-name="ce1">
            <text:p>-3.245</text:p>
          </table:table-cell>
          <table:table-cell office:value-type="float" office:value="-20.73" table:style-name="ce1">
            <text:p>-20.73</text:p>
          </table:table-cell>
          <table:table-cell office:value-type="float" office:value="-5.5170000000000003" table:style-name="ce1">
            <text:p>-5.517</text:p>
          </table:table-cell>
          <table:table-cell office:value-type="float" office:value="0" table:style-name="ce1">
            <text:p>0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37.814999999999998" table:style-name="ce1">
            <text:p>-37.815</text:p>
          </table:table-cell>
          <table:table-cell office:value-type="float" office:value="-26.247" table:style-name="ce1">
            <text:p>-26.247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2g07667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0901392</text:p>
          </table:table-cell>
          <table:table-cell office:value-type="float" office:value="25840" table:style-name="ce1">
            <text:p>25840</text:p>
          </table:table-cell>
          <table:table-cell office:value-type="string" table:style-name="ce1">
            <text:p>102_p0.0.2446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2446" table:style-name="ce1">
            <text:p>2446</text:p>
          </table:table-cell>
          <table:table-cell table:number-columns-repeated="31" table:style-name="ce1"/>
          <table:table-cell office:value-type="string" table:style-name="ce1">
            <text:p>Os02g0766700_glide-dock_HTVS_3</text:p>
          </table:table-cell>
          <table:table-cell table:number-columns-repeated="11" table:style-name="ce1"/>
          <table:table-cell office:value-type="string" table:style-name="ce1">
            <text:p>Os02g0766700_glide-grid_1</text:p>
          </table:table-cell>
          <table:table-cell office:value-type="float" office:value="2446" table:style-name="ce1">
            <text:p>2446</text:p>
          </table:table-cell>
          <table:table-cell office:value-type="float" office:value="2" table:style-name="ce1">
            <text:p>2</text:p>
          </table:table-cell>
          <table:table-cell office:value-type="float" office:value="-6.5629999999999997" table:style-name="ce1">
            <text:p>-6.563</text:p>
          </table:table-cell>
          <table:table-cell office:value-type="float" office:value="-0.54700000000000004" table:style-name="ce1">
            <text:p>-0.547</text:p>
          </table:table-cell>
          <table:table-cell office:value-type="float" office:value="-1.252" table:style-name="ce1">
            <text:p>-1.252</text:p>
          </table:table-cell>
          <table:table-cell office:value-type="float" office:value="-1.883" table:style-name="ce1">
            <text:p>-1.883</text:p>
          </table:table-cell>
          <table:table-cell office:value-type="float" office:value="-6.5629999999999997" table:style-name="ce1">
            <text:p>-6.563</text:p>
          </table:table-cell>
          <table:table-cell office:value-type="float" office:value="-1.5840000000000001" table:style-name="ce1">
            <text:p>-1.584</text:p>
          </table:table-cell>
          <table:table-cell office:value-type="float" office:value="-0.36" table:style-name="ce1">
            <text:p>-0.36</text:p>
          </table:table-cell>
          <table:table-cell office:value-type="float" office:value="0" table:style-name="ce1">
            <text:p>0</text:p>
          </table:table-cell>
          <table:table-cell office:value-type="float" office:value="-2.25" table:style-name="ce1">
            <text:p>-2.25</text:p>
          </table:table-cell>
          <table:table-cell office:value-type="float" office:value="-9.6419999999999995" table:style-name="ce1">
            <text:p>-9.642</text:p>
          </table:table-cell>
          <table:table-cell office:value-type="float" office:value="-11.962999999999999" table:style-name="ce1">
            <text:p>-11.963</text:p>
          </table:table-cell>
          <table:table-cell office:value-type="float" office:value="0" table:style-name="ce1">
            <text:p>0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31.071999999999999" table:style-name="ce1">
            <text:p>-31.072</text:p>
          </table:table-cell>
          <table:table-cell office:value-type="float" office:value="-21.605" table:style-name="ce1">
            <text:p>-21.605</text:p>
          </table:table-cell>
          <table:table-cell office:value-type="float" office:value="3.7280000000000002" table:style-name="ce1">
            <text:p>3.7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0057058</text:p>
          </table:table-cell>
          <table:table-cell office:value-type="float" office:value="25841" table:style-name="ce1">
            <text:p>25841</text:p>
          </table:table-cell>
          <table:table-cell office:value-type="string" table:style-name="ce1">
            <text:p>102_p0.0.5686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5686" table:style-name="ce1">
            <text:p>5686</text:p>
          </table:table-cell>
          <table:table-cell table:number-columns-repeated="31" table:style-name="ce1"/>
          <table:table-cell office:value-type="string" table:style-name="ce1">
            <text:p>Os02g0766700_glide-dock_HTVS_3</text:p>
          </table:table-cell>
          <table:table-cell table:number-columns-repeated="11" table:style-name="ce1"/>
          <table:table-cell office:value-type="string" table:style-name="ce1">
            <text:p>Os02g0766700_glide-grid_1</text:p>
          </table:table-cell>
          <table:table-cell office:value-type="float" office:value="5686" table:style-name="ce1">
            <text:p>5686</text:p>
          </table:table-cell>
          <table:table-cell office:value-type="float" office:value="3" table:style-name="ce1">
            <text:p>3</text:p>
          </table:table-cell>
          <table:table-cell office:value-type="float" office:value="-6.4349999999999996" table:style-name="ce1">
            <text:p>-6.435</text:p>
          </table:table-cell>
          <table:table-cell office:value-type="float" office:value="-0.495" table:style-name="ce1">
            <text:p>-0.495</text:p>
          </table:table-cell>
          <table:table-cell office:value-type="float" office:value="-1.1639999999999999" table:style-name="ce1">
            <text:p>-1.164</text:p>
          </table:table-cell>
          <table:table-cell office:value-type="float" office:value="-1.8049999999999999" table:style-name="ce1">
            <text:p>-1.805</text:p>
          </table:table-cell>
          <table:table-cell office:value-type="float" office:value="-6.4349999999999996" table:style-name="ce1">
            <text:p>-6.435</text:p>
          </table:table-cell>
          <table:table-cell office:value-type="float" office:value="-1.5680000000000001" table:style-name="ce1">
            <text:p>-1.568</text:p>
          </table:table-cell>
          <table:table-cell office:value-type="float" office:value="-0.504" table:style-name="ce1">
            <text:p>-0.504</text:p>
          </table:table-cell>
          <table:table-cell office:value-type="float" office:value="0" table:style-name="ce1">
            <text:p>0</text:p>
          </table:table-cell>
          <table:table-cell office:value-type="float" office:value="-2.2010000000000001" table:style-name="ce1">
            <text:p>-2.201</text:p>
          </table:table-cell>
          <table:table-cell office:value-type="float" office:value="-5.0579999999999998" table:style-name="ce1">
            <text:p>-5.058</text:p>
          </table:table-cell>
          <table:table-cell office:value-type="float" office:value="-15.372" table:style-name="ce1">
            <text:p>-15.372</text:p>
          </table:table-cell>
          <table:table-cell office:value-type="float" office:value="0.499" table:style-name="ce1">
            <text:p>0.499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29.388000000000002" table:style-name="ce1">
            <text:p>-29.388</text:p>
          </table:table-cell>
          <table:table-cell office:value-type="float" office:value="-20.43" table:style-name="ce1">
            <text:p>-20.43</text:p>
          </table:table-cell>
          <table:table-cell office:value-type="float" office:value="4.3639999999999999" table:style-name="ce1">
            <text:p>4.36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2583632</text:p>
          </table:table-cell>
          <table:table-cell office:value-type="float" office:value="25842" table:style-name="ce1">
            <text:p>25842</text:p>
          </table:table-cell>
          <table:table-cell office:value-type="string" table:style-name="ce1">
            <text:p>102_p0.0.8007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_R_17_3_11_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8007" table:style-name="ce1">
            <text:p>8007</text:p>
          </table:table-cell>
          <table:table-cell office:value-type="string" table:style-name="ce1">
            <text:p>11_R_21_9_13_12</text:p>
          </table:table-cell>
          <table:table-cell office:value-type="string" table:style-name="ce1">
            <text:p>13_S_20_15_11_14</text:p>
          </table:table-cell>
          <table:table-cell office:value-type="string" table:style-name="ce1">
            <text:p>15_R_17_13_18_16</text:p>
          </table:table-cell>
          <table:table-cell table:number-columns-repeated="28" table:style-name="ce1"/>
          <table:table-cell office:value-type="string" table:style-name="ce1">
            <text:p>Os02g0766700_glide-dock_HTVS_3</text:p>
          </table:table-cell>
          <table:table-cell table:number-columns-repeated="11" table:style-name="ce1"/>
          <table:table-cell office:value-type="string" table:style-name="ce1">
            <text:p>Os02g0766700_glide-grid_1</text:p>
          </table:table-cell>
          <table:table-cell office:value-type="float" office:value="8007" table:style-name="ce1">
            <text:p>8007</text:p>
          </table:table-cell>
          <table:table-cell office:value-type="float" office:value="5" table:style-name="ce1">
            <text:p>5</text:p>
          </table:table-cell>
          <table:table-cell office:value-type="float" office:value="-6.3840000000000003" table:style-name="ce1">
            <text:p>-6.384</text:p>
          </table:table-cell>
          <table:table-cell office:value-type="float" office:value="-0.376" table:style-name="ce1">
            <text:p>-0.376</text:p>
          </table:table-cell>
          <table:table-cell office:value-type="float" office:value="-0.96599999999999997" table:style-name="ce1">
            <text:p>-0.966</text:p>
          </table:table-cell>
          <table:table-cell office:value-type="float" office:value="-1.665" table:style-name="ce1">
            <text:p>-1.665</text:p>
          </table:table-cell>
          <table:table-cell office:value-type="float" office:value="-6.3840000000000003" table:style-name="ce1">
            <text:p>-6.384</text:p>
          </table:table-cell>
          <table:table-cell office:value-type="float" office:value="-0.82799999999999996" table:style-name="ce1">
            <text:p>-0.828</text:p>
          </table:table-cell>
          <table:table-cell office:value-type="float" office:value="-0.752" table:style-name="ce1">
            <text:p>-0.752</text:p>
          </table:table-cell>
          <table:table-cell office:value-type="float" office:value="0" table:style-name="ce1">
            <text:p>0</text:p>
          </table:table-cell>
          <table:table-cell office:value-type="float" office:value="-2.2000000000000002" table:style-name="ce1">
            <text:p>-2.2</text:p>
          </table:table-cell>
          <table:table-cell office:value-type="float" office:value="-6.5389999999999997" table:style-name="ce1">
            <text:p>-6.539</text:p>
          </table:table-cell>
          <table:table-cell office:value-type="float" office:value="-17.798999999999999" table:style-name="ce1">
            <text:p>-17.799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35.33" table:style-name="ce1">
            <text:p>-35.33</text:p>
          </table:table-cell>
          <table:table-cell office:value-type="float" office:value="-24.337" table:style-name="ce1">
            <text:p>-24.337</text:p>
          </table:table-cell>
          <table:table-cell office:value-type="float" office:value="3.5030000000000001" table:style-name="ce1">
            <text:p>3.50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68606211</text:p>
          </table:table-cell>
          <table:table-cell office:value-type="float" office:value="25843" table:style-name="ce1">
            <text:p>25843</text:p>
          </table:table-cell>
          <table:table-cell office:value-type="string" table:style-name="ce1">
            <text:p>102_p0.0.10633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0633" table:style-name="ce1">
            <text:p>10633</text:p>
          </table:table-cell>
          <table:table-cell table:number-columns-repeated="31" table:style-name="ce1"/>
          <table:table-cell office:value-type="string" table:style-name="ce1">
            <text:p>Os02g0766700_glide-dock_HTVS_3</text:p>
          </table:table-cell>
          <table:table-cell table:number-columns-repeated="11" table:style-name="ce1"/>
          <table:table-cell office:value-type="string" table:style-name="ce1">
            <text:p>Os02g0766700_glide-grid_1</text:p>
          </table:table-cell>
          <table:table-cell office:value-type="float" office:value="10633" table:style-name="ce1">
            <text:p>10633</text:p>
          </table:table-cell>
          <table:table-cell office:value-type="float" office:value="1" table:style-name="ce1">
            <text:p>1</text:p>
          </table:table-cell>
          <table:table-cell office:value-type="float" office:value="-6.375" table:style-name="ce1">
            <text:p>-6.375</text:p>
          </table:table-cell>
          <table:table-cell office:value-type="float" office:value="-0.375" table:style-name="ce1">
            <text:p>-0.375</text:p>
          </table:table-cell>
          <table:table-cell office:value-type="float" office:value="-0.96399999999999997" table:style-name="ce1">
            <text:p>-0.964</text:p>
          </table:table-cell>
          <table:table-cell office:value-type="float" office:value="-1.663" table:style-name="ce1">
            <text:p>-1.663</text:p>
          </table:table-cell>
          <table:table-cell office:value-type="float" office:value="-6.375" table:style-name="ce1">
            <text:p>-6.375</text:p>
          </table:table-cell>
          <table:table-cell office:value-type="float" office:value="-1.1639999999999999" table:style-name="ce1">
            <text:p>-1.164</text:p>
          </table:table-cell>
          <table:table-cell office:value-type="float" office:value="-0.58499999999999996" table:style-name="ce1">
            <text:p>-0.585</text:p>
          </table:table-cell>
          <table:table-cell office:value-type="float" office:value="0" table:style-name="ce1">
            <text:p>0</text:p>
          </table:table-cell>
          <table:table-cell office:value-type="float" office:value="-2.4420000000000002" table:style-name="ce1">
            <text:p>-2.442</text:p>
          </table:table-cell>
          <table:table-cell office:value-type="float" office:value="-12.686999999999999" table:style-name="ce1">
            <text:p>-12.687</text:p>
          </table:table-cell>
          <table:table-cell office:value-type="float" office:value="-11.925000000000001" table:style-name="ce1">
            <text:p>-11.925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-8.6999999999999994E-2" table:style-name="ce1">
            <text:p>-0.087</text:p>
          </table:table-cell>
          <table:table-cell office:value-type="float" office:value="-33.311" table:style-name="ce1">
            <text:p>-33.311</text:p>
          </table:table-cell>
          <table:table-cell office:value-type="float" office:value="-24.611999999999998" table:style-name="ce1">
            <text:p>-24.612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4348885</text:p>
          </table:table-cell>
          <table:table-cell office:value-type="float" office:value="25844" table:style-name="ce1">
            <text:p>25844</text:p>
          </table:table-cell>
          <table:table-cell office:value-type="string" table:style-name="ce1">
            <text:p>102_p0.0.12457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2018-01-23 12:33:13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_R_19_4_9_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2457" table:style-name="ce1">
            <text:p>12457</text:p>
          </table:table-cell>
          <table:table-cell table:number-columns-repeated="31" table:style-name="ce1"/>
          <table:table-cell office:value-type="string" table:style-name="ce1">
            <text:p>Os02g0766700_glide-dock_HTVS_3</text:p>
          </table:table-cell>
          <table:table-cell table:number-columns-repeated="11" table:style-name="ce1"/>
          <table:table-cell office:value-type="string" table:style-name="ce1">
            <text:p>Os02g0766700_glide-grid_1</text:p>
          </table:table-cell>
          <table:table-cell office:value-type="float" office:value="12457" table:style-name="ce1">
            <text:p>12457</text:p>
          </table:table-cell>
          <table:table-cell office:value-type="float" office:value="1" table:style-name="ce1">
            <text:p>1</text:p>
          </table:table-cell>
          <table:table-cell office:value-type="float" office:value="-6.3719999999999999" table:style-name="ce1">
            <text:p>-6.372</text:p>
          </table:table-cell>
          <table:table-cell office:value-type="float" office:value="-0.35399999999999998" table:style-name="ce1">
            <text:p>-0.354</text:p>
          </table:table-cell>
          <table:table-cell office:value-type="float" office:value="-0.92800000000000005" table:style-name="ce1">
            <text:p>-0.928</text:p>
          </table:table-cell>
          <table:table-cell office:value-type="float" office:value="-1.6379999999999999" table:style-name="ce1">
            <text:p>-1.638</text:p>
          </table:table-cell>
          <table:table-cell office:value-type="float" office:value="-6.3719999999999999" table:style-name="ce1">
            <text:p>-6.372</text:p>
          </table:table-cell>
          <table:table-cell office:value-type="float" office:value="-2.5299999999999998" table:style-name="ce1">
            <text:p>-2.53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0" table:style-name="ce1">
            <text:p>0</text:p>
          </table:table-cell>
          <table:table-cell office:value-type="float" office:value="-2.2120000000000002" table:style-name="ce1">
            <text:p>-2.212</text:p>
          </table:table-cell>
          <table:table-cell office:value-type="float" office:value="-17.132000000000001" table:style-name="ce1">
            <text:p>-17.132</text:p>
          </table:table-cell>
          <table:table-cell office:value-type="float" office:value="-4.9509999999999996" table:style-name="ce1">
            <text:p>-4.951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-7.8E-2" table:style-name="ce1">
            <text:p>-0.078</text:p>
          </table:table-cell>
          <table:table-cell office:value-type="float" office:value="-28.161999999999999" table:style-name="ce1">
            <text:p>-28.162</text:p>
          </table:table-cell>
          <table:table-cell office:value-type="float" office:value="-22.082999999999998" table:style-name="ce1">
            <text:p>-22.083</text:p>
          </table:table-cell>
          <table:table-cell office:value-type="float" office:value="3.6" table:style-name="ce1">
            <text:p>3.6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12g06127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6061643</text:p>
          </table:table-cell>
          <table:table-cell office:value-type="float" office:value="39119" table:style-name="ce1">
            <text:p>39119</text:p>
          </table:table-cell>
          <table:table-cell office:value-type="string" table:style-name="ce1">
            <text:p>102_p0.0.5868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_S_26_8_12_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5868" table:style-name="ce1">
            <text:p>5868</text:p>
          </table:table-cell>
          <table:table-cell table:number-columns-repeated="31" table:style-name="ce1"/>
          <table:table-cell office:value-type="string" table:style-name="ce1">
            <text:p>Os12g0612700_glide-dock_HTVS_2</text:p>
          </table:table-cell>
          <table:table-cell table:number-columns-repeated="11" table:style-name="ce1"/>
          <table:table-cell office:value-type="string" table:style-name="ce1">
            <text:p>Os12g0612700_glide-grid_1</text:p>
          </table:table-cell>
          <table:table-cell office:value-type="float" office:value="5868" table:style-name="ce1">
            <text:p>5868</text:p>
          </table:table-cell>
          <table:table-cell office:value-type="float" office:value="5" table:style-name="ce1">
            <text:p>5</text:p>
          </table:table-cell>
          <table:table-cell office:value-type="float" office:value="-7.835" table:style-name="ce1">
            <text:p>-7.83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-1.288" table:style-name="ce1">
            <text:p>-1.288</text:p>
          </table:table-cell>
          <table:table-cell office:value-type="float" office:value="-2.113" table:style-name="ce1">
            <text:p>-2.113</text:p>
          </table:table-cell>
          <table:table-cell office:value-type="float" office:value="-7.835" table:style-name="ce1">
            <text:p>-7.835</text:p>
          </table:table-cell>
          <table:table-cell office:value-type="float" office:value="-0.745" table:style-name="ce1">
            <text:p>-0.745</text:p>
          </table:table-cell>
          <table:table-cell office:value-type="float" office:value="-1.0620000000000001" table:style-name="ce1">
            <text:p>-1.062</text:p>
          </table:table-cell>
          <table:table-cell office:value-type="float" office:value="0" table:style-name="ce1">
            <text:p>0</text:p>
          </table:table-cell>
          <table:table-cell office:value-type="float" office:value="-2.5190000000000001" table:style-name="ce1">
            <text:p>-2.519</text:p>
          </table:table-cell>
          <table:table-cell office:value-type="float" office:value="-8.4369999999999994" table:style-name="ce1">
            <text:p>-8.437</text:p>
          </table:table-cell>
          <table:table-cell office:value-type="float" office:value="-24.847000000000001" table:style-name="ce1">
            <text:p>-24.847</text:p>
          </table:table-cell>
          <table:table-cell office:value-type="float" office:value="0.80200000000000005" table:style-name="ce1">
            <text:p>0.802</text:p>
          </table:table-cell>
          <table:table-cell office:value-type="float" office:value="-0.16200000000000001" table:style-name="ce1">
            <text:p>-0.162</text:p>
          </table:table-cell>
          <table:table-cell office:value-type="float" office:value="-56.530999999999999" table:style-name="ce1">
            <text:p>-56.531</text:p>
          </table:table-cell>
          <table:table-cell office:value-type="float" office:value="-33.283999999999999" table:style-name="ce1">
            <text:p>-33.284</text:p>
          </table:table-cell>
          <table:table-cell office:value-type="float" office:value="5.21" table:style-name="ce1">
            <text:p>5.2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0399545</text:p>
          </table:table-cell>
          <table:table-cell office:value-type="float" office:value="39120" table:style-name="ce1">
            <text:p>39120</text:p>
          </table:table-cell>
          <table:table-cell office:value-type="string" table:style-name="ce1">
            <text:p>102_p0.0.11484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1484" table:style-name="ce1">
            <text:p>11484</text:p>
          </table:table-cell>
          <table:table-cell table:number-columns-repeated="31" table:style-name="ce1"/>
          <table:table-cell office:value-type="string" table:style-name="ce1">
            <text:p>Os12g0612700_glide-dock_HTVS_2</text:p>
          </table:table-cell>
          <table:table-cell table:number-columns-repeated="11" table:style-name="ce1"/>
          <table:table-cell office:value-type="string" table:style-name="ce1">
            <text:p>Os12g0612700_glide-grid_1</text:p>
          </table:table-cell>
          <table:table-cell office:value-type="float" office:value="11484" table:style-name="ce1">
            <text:p>11484</text:p>
          </table:table-cell>
          <table:table-cell office:value-type="float" office:value="3" table:style-name="ce1">
            <text:p>3</text:p>
          </table:table-cell>
          <table:table-cell office:value-type="float" office:value="-7.56" table:style-name="ce1">
            <text:p>-7.56</text:p>
          </table:table-cell>
          <table:table-cell office:value-type="float" office:value="-0.504" table:style-name="ce1">
            <text:p>-0.504</text:p>
          </table:table-cell>
          <table:table-cell office:value-type="float" office:value="-1.2430000000000001" table:style-name="ce1">
            <text:p>-1.243</text:p>
          </table:table-cell>
          <table:table-cell office:value-type="float" office:value="-2.0390000000000001" table:style-name="ce1">
            <text:p>-2.039</text:p>
          </table:table-cell>
          <table:table-cell office:value-type="float" office:value="-7.56" table:style-name="ce1">
            <text:p>-7.56</text:p>
          </table:table-cell>
          <table:table-cell office:value-type="float" office:value="-1.6040000000000001" table:style-name="ce1">
            <text:p>-1.604</text:p>
          </table:table-cell>
          <table:table-cell office:value-type="float" office:value="-0.46400000000000002" table:style-name="ce1">
            <text:p>-0.464</text:p>
          </table:table-cell>
          <table:table-cell office:value-type="float" office:value="0" table:style-name="ce1">
            <text:p>0</text:p>
          </table:table-cell>
          <table:table-cell office:value-type="float" office:value="-3.0750000000000002" table:style-name="ce1">
            <text:p>-3.075</text:p>
          </table:table-cell>
          <table:table-cell office:value-type="float" office:value="-12.803000000000001" table:style-name="ce1">
            <text:p>-12.803</text:p>
          </table:table-cell>
          <table:table-cell office:value-type="float" office:value="-13.657" table:style-name="ce1">
            <text:p>-13.657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-0.13200000000000001" table:style-name="ce1">
            <text:p>-0.132</text:p>
          </table:table-cell>
          <table:table-cell office:value-type="float" office:value="-43.741999999999997" table:style-name="ce1">
            <text:p>-43.742</text:p>
          </table:table-cell>
          <table:table-cell office:value-type="float" office:value="-26.46" table:style-name="ce1">
            <text:p>-26.46</text:p>
          </table:table-cell>
          <table:table-cell office:value-type="float" office:value="0.502" table:style-name="ce1">
            <text:p>0.50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3852717</text:p>
          </table:table-cell>
          <table:table-cell office:value-type="float" office:value="39121" table:style-name="ce1">
            <text:p>39121</text:p>
          </table:table-cell>
          <table:table-cell office:value-type="string" table:style-name="ce1">
            <text:p>102_p0.0.3413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_S_18_10_14_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3413" table:style-name="ce1">
            <text:p>3413</text:p>
          </table:table-cell>
          <table:table-cell table:number-columns-repeated="31" table:style-name="ce1"/>
          <table:table-cell office:value-type="string" table:style-name="ce1">
            <text:p>Os12g0612700_glide-dock_HTVS_2</text:p>
          </table:table-cell>
          <table:table-cell table:number-columns-repeated="11" table:style-name="ce1"/>
          <table:table-cell office:value-type="string" table:style-name="ce1">
            <text:p>Os12g0612700_glide-grid_1</text:p>
          </table:table-cell>
          <table:table-cell office:value-type="float" office:value="3413" table:style-name="ce1">
            <text:p>3413</text:p>
          </table:table-cell>
          <table:table-cell office:value-type="float" office:value="1" table:style-name="ce1">
            <text:p>1</text:p>
          </table:table-cell>
          <table:table-cell office:value-type="float" office:value="-7.5430000000000001" table:style-name="ce1">
            <text:p>-7.543</text:p>
          </table:table-cell>
          <table:table-cell office:value-type="float" office:value="-0.47099999999999997" table:style-name="ce1">
            <text:p>-0.471</text:p>
          </table:table-cell>
          <table:table-cell office:value-type="float" office:value="-1.1879999999999999" table:style-name="ce1">
            <text:p>-1.188</text:p>
          </table:table-cell>
          <table:table-cell office:value-type="float" office:value="-1.9990000000000001" table:style-name="ce1">
            <text:p>-1.999</text:p>
          </table:table-cell>
          <table:table-cell office:value-type="float" office:value="-7.5430000000000001" table:style-name="ce1">
            <text:p>-7.543</text:p>
          </table:table-cell>
          <table:table-cell office:value-type="float" office:value="-1.655" table:style-name="ce1">
            <text:p>-1.655</text:p>
          </table:table-cell>
          <table:table-cell office:value-type="float" office:value="-0.60499999999999998" table:style-name="ce1">
            <text:p>-0.605</text:p>
          </table:table-cell>
          <table:table-cell office:value-type="float" office:value="0" table:style-name="ce1">
            <text:p>0</text:p>
          </table:table-cell>
          <table:table-cell office:value-type="float" office:value="-4.0730000000000004" table:style-name="ce1">
            <text:p>-4.073</text:p>
          </table:table-cell>
          <table:table-cell office:value-type="float" office:value="-14.487" table:style-name="ce1">
            <text:p>-14.487</text:p>
          </table:table-cell>
          <table:table-cell office:value-type="float" office:value="-5.0910000000000002" table:style-name="ce1">
            <text:p>-5.091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30.815999999999999" table:style-name="ce1">
            <text:p>-30.816</text:p>
          </table:table-cell>
          <table:table-cell office:value-type="float" office:value="-19.577999999999999" table:style-name="ce1">
            <text:p>-19.578</text:p>
          </table:table-cell>
          <table:table-cell office:value-type="float" office:value="0.307" table:style-name="ce1">
            <text:p>0.30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13516175</text:p>
          </table:table-cell>
          <table:table-cell office:value-type="float" office:value="39122" table:style-name="ce1">
            <text:p>39122</text:p>
          </table:table-cell>
          <table:table-cell office:value-type="string" table:style-name="ce1">
            <text:p>102_p0.0.4400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4400" table:style-name="ce1">
            <text:p>4400</text:p>
          </table:table-cell>
          <table:table-cell table:number-columns-repeated="31" table:style-name="ce1"/>
          <table:table-cell office:value-type="string" table:style-name="ce1">
            <text:p>Os12g0612700_glide-dock_HTVS_2</text:p>
          </table:table-cell>
          <table:table-cell table:number-columns-repeated="11" table:style-name="ce1"/>
          <table:table-cell office:value-type="string" table:style-name="ce1">
            <text:p>Os12g0612700_glide-grid_1</text:p>
          </table:table-cell>
          <table:table-cell office:value-type="float" office:value="4400" table:style-name="ce1">
            <text:p>4400</text:p>
          </table:table-cell>
          <table:table-cell office:value-type="float" office:value="3" table:style-name="ce1">
            <text:p>3</text:p>
          </table:table-cell>
          <table:table-cell office:value-type="float" office:value="-7.5119999999999996" table:style-name="ce1">
            <text:p>-7.512</text:p>
          </table:table-cell>
          <table:table-cell office:value-type="float" office:value="-0.47" table:style-name="ce1">
            <text:p>-0.47</text:p>
          </table:table-cell>
          <table:table-cell office:value-type="float" office:value="-1.1830000000000001" table:style-name="ce1">
            <text:p>-1.183</text:p>
          </table:table-cell>
          <table:table-cell office:value-type="float" office:value="-1.9910000000000001" table:style-name="ce1">
            <text:p>-1.991</text:p>
          </table:table-cell>
          <table:table-cell office:value-type="float" office:value="-7.5119999999999996" table:style-name="ce1">
            <text:p>-7.512</text:p>
          </table:table-cell>
          <table:table-cell office:value-type="float" office:value="-1.071" table:style-name="ce1">
            <text:p>-1.071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2.456" table:style-name="ce1">
            <text:p>-2.456</text:p>
          </table:table-cell>
          <table:table-cell office:value-type="float" office:value="-9.8130000000000006" table:style-name="ce1">
            <text:p>-9.813</text:p>
          </table:table-cell>
          <table:table-cell office:value-type="float" office:value="-25.254999999999999" table:style-name="ce1">
            <text:p>-25.255</text:p>
          </table:table-cell>
          <table:table-cell office:value-type="float" office:value="0.621" table:style-name="ce1">
            <text:p>0.621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8.069000000000003" table:style-name="ce1">
            <text:p>-48.069</text:p>
          </table:table-cell>
          <table:table-cell office:value-type="float" office:value="-35.067" table:style-name="ce1">
            <text:p>-35.067</text:p>
          </table:table-cell>
          <table:table-cell office:value-type="float" office:value="11.393000000000001" table:style-name="ce1">
            <text:p>11.393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0085488</text:p>
          </table:table-cell>
          <table:table-cell office:value-type="float" office:value="39123" table:style-name="ce1">
            <text:p>39123</text:p>
          </table:table-cell>
          <table:table-cell office:value-type="string" table:style-name="ce1">
            <text:p>102_p0.0.9170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2018-01-23 14:18:54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_S_12_23_6_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9170" table:style-name="ce1">
            <text:p>9170</text:p>
          </table:table-cell>
          <table:table-cell office:value-type="string" table:style-name="ce1">
            <text:p>9_R_23_11_13_10</text:p>
          </table:table-cell>
          <table:table-cell table:number-columns-repeated="30" table:style-name="ce1"/>
          <table:table-cell office:value-type="string" table:style-name="ce1">
            <text:p>Os12g0612700_glide-dock_HTVS_2</text:p>
          </table:table-cell>
          <table:table-cell table:number-columns-repeated="11" table:style-name="ce1"/>
          <table:table-cell office:value-type="string" table:style-name="ce1">
            <text:p>Os12g0612700_glide-grid_1</text:p>
          </table:table-cell>
          <table:table-cell office:value-type="float" office:value="9170" table:style-name="ce1">
            <text:p>9170</text:p>
          </table:table-cell>
          <table:table-cell office:value-type="float" office:value="3" table:style-name="ce1">
            <text:p>3</text:p>
          </table:table-cell>
          <table:table-cell office:value-type="float" office:value="-7.4669999999999996" table:style-name="ce1">
            <text:p>-7.467</text:p>
          </table:table-cell>
          <table:table-cell office:value-type="float" office:value="-0.498" table:style-name="ce1">
            <text:p>-0.498</text:p>
          </table:table-cell>
          <table:table-cell office:value-type="float" office:value="-1.228" table:style-name="ce1">
            <text:p>-1.228</text:p>
          </table:table-cell>
          <table:table-cell office:value-type="float" office:value="-2.0139999999999998" table:style-name="ce1">
            <text:p>-2.014</text:p>
          </table:table-cell>
          <table:table-cell office:value-type="float" office:value="-7.4669999999999996" table:style-name="ce1">
            <text:p>-7.467</text:p>
          </table:table-cell>
          <table:table-cell office:value-type="float" office:value="-0.82199999999999995" table:style-name="ce1">
            <text:p>-0.822</text:p>
          </table:table-cell>
          <table:table-cell office:value-type="float" office:value="-0.79400000000000004" table:style-name="ce1">
            <text:p>-0.794</text:p>
          </table:table-cell>
          <table:table-cell office:value-type="float" office:value="0" table:style-name="ce1">
            <text:p>0</text:p>
          </table:table-cell>
          <table:table-cell office:value-type="float" office:value="-1.873" table:style-name="ce1">
            <text:p>-1.873</text:p>
          </table:table-cell>
          <table:table-cell office:value-type="float" office:value="-2.4470000000000001" table:style-name="ce1">
            <text:p>-2.447</text:p>
          </table:table-cell>
          <table:table-cell office:value-type="float" office:value="-26.593" table:style-name="ce1">
            <text:p>-26.593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-0.2" table:style-name="ce1">
            <text:p>-0.2</text:p>
          </table:table-cell>
          <table:table-cell office:value-type="float" office:value="-46.883000000000003" table:style-name="ce1">
            <text:p>-46.883</text:p>
          </table:table-cell>
          <table:table-cell office:value-type="float" office:value="-29.041" table:style-name="ce1">
            <text:p>-29.041</text:p>
          </table:table-cell>
          <table:table-cell office:value-type="float" office:value="4.827" table:style-name="ce1">
            <text:p>4.827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1g01650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15673032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3683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_R_3_6_13_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3683" table:style-name="ce1">
            <text:p>3683</text:p>
          </table:table-cell>
          <table:table-cell office:value-type="string" table:style-name="ce1">
            <text:p>6_S_4_8_1_7</text:p>
          </table:table-cell>
          <table:table-cell table:number-columns-repeated="30" table:style-name="ce1"/>
          <table:table-cell office:value-type="string" table:style-name="ce1">
            <text:p>OS01g0165000_glide-dock_HTVS_1</text:p>
          </table:table-cell>
          <table:table-cell table:number-columns-repeated="11" table:style-name="ce1"/>
          <table:table-cell office:value-type="string" table:style-name="ce1">
            <text:p>OS01g0165000_glide-grid_1</text:p>
          </table:table-cell>
          <table:table-cell office:value-type="float" office:value="3683" table:style-name="ce1">
            <text:p>3683</text:p>
          </table:table-cell>
          <table:table-cell office:value-type="float" office:value="2" table:style-name="ce1">
            <text:p>2</text:p>
          </table:table-cell>
          <table:table-cell office:value-type="float" office:value="-7.7080000000000002" table:style-name="ce1">
            <text:p>-7.708</text:p>
          </table:table-cell>
          <table:table-cell office:value-type="float" office:value="-0.48199999999999998" table:style-name="ce1">
            <text:p>-0.482</text:p>
          </table:table-cell>
          <table:table-cell office:value-type="float" office:value="-1.214" table:style-name="ce1">
            <text:p>-1.214</text:p>
          </table:table-cell>
          <table:table-cell office:value-type="float" office:value="-2.0430000000000001" table:style-name="ce1">
            <text:p>-2.043</text:p>
          </table:table-cell>
          <table:table-cell office:value-type="float" office:value="-7.7080000000000002" table:style-name="ce1">
            <text:p>-7.708</text:p>
          </table:table-cell>
          <table:table-cell office:value-type="float" office:value="-1.569" table:style-name="ce1">
            <text:p>-1.569</text:p>
          </table:table-cell>
          <table:table-cell office:value-type="float" office:value="-0.56200000000000006" table:style-name="ce1">
            <text:p>-0.562</text:p>
          </table:table-cell>
          <table:table-cell office:value-type="float" office:value="0" table:style-name="ce1">
            <text:p>0</text:p>
          </table:table-cell>
          <table:table-cell office:value-type="float" office:value="-3.1909999999999998" table:style-name="ce1">
            <text:p>-3.191</text:p>
          </table:table-cell>
          <table:table-cell office:value-type="float" office:value="-12.132" table:style-name="ce1">
            <text:p>-12.132</text:p>
          </table:table-cell>
          <table:table-cell office:value-type="float" office:value="-11.723000000000001" table:style-name="ce1">
            <text:p>-11.723</text:p>
          </table:table-cell>
          <table:table-cell office:value-type="float" office:value="0" table:style-name="ce1">
            <text:p>0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39.816000000000003" table:style-name="ce1">
            <text:p>-39.816</text:p>
          </table:table-cell>
          <table:table-cell office:value-type="float" office:value="-23.855" table:style-name="ce1">
            <text:p>-23.855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0967921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1774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R_18_5_8_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774" table:style-name="ce1">
            <text:p>1774</text:p>
          </table:table-cell>
          <table:table-cell table:number-columns-repeated="31" table:style-name="ce1"/>
          <table:table-cell office:value-type="string" table:style-name="ce1">
            <text:p>OS01g0165000_glide-dock_HTVS_1</text:p>
          </table:table-cell>
          <table:table-cell table:number-columns-repeated="11" table:style-name="ce1"/>
          <table:table-cell office:value-type="string" table:style-name="ce1">
            <text:p>OS01g0165000_glide-grid_1</text:p>
          </table:table-cell>
          <table:table-cell office:value-type="float" office:value="1774" table:style-name="ce1">
            <text:p>1774</text:p>
          </table:table-cell>
          <table:table-cell office:value-type="float" office:value="5" table:style-name="ce1">
            <text:p>5</text:p>
          </table:table-cell>
          <table:table-cell office:value-type="float" office:value="-7.6680000000000001" table:style-name="ce1">
            <text:p>-7.668</text:p>
          </table:table-cell>
          <table:table-cell office:value-type="float" office:value="-0.45100000000000001" table:style-name="ce1">
            <text:p>-0.451</text:p>
          </table:table-cell>
          <table:table-cell office:value-type="float" office:value="-1.1599999999999999" table:style-name="ce1">
            <text:p>-1.16</text:p>
          </table:table-cell>
          <table:table-cell office:value-type="float" office:value="-2" table:style-name="ce1">
            <text:p>-2</text:p>
          </table:table-cell>
          <table:table-cell office:value-type="float" office:value="-7.6680000000000001" table:style-name="ce1">
            <text:p>-7.668</text:p>
          </table:table-cell>
          <table:table-cell office:value-type="float" office:value="-3.51" table:style-name="ce1">
            <text:p>-3.51</text:p>
          </table:table-cell>
          <table:table-cell office:value-type="float" office:value="-0.25900000000000001" table:style-name="ce1">
            <text:p>-0.259</text:p>
          </table:table-cell>
          <table:table-cell office:value-type="float" office:value="0" table:style-name="ce1">
            <text:p>0</text:p>
          </table:table-cell>
          <table:table-cell office:value-type="float" office:value="-2.177" table:style-name="ce1">
            <text:p>-2.177</text:p>
          </table:table-cell>
          <table:table-cell office:value-type="float" office:value="-18.681999999999999" table:style-name="ce1">
            <text:p>-18.682</text:p>
          </table:table-cell>
          <table:table-cell office:value-type="float" office:value="-9.5190000000000001" table:style-name="ce1">
            <text:p>-9.519</text:p>
          </table:table-cell>
          <table:table-cell office:value-type="float" office:value="0.64400000000000002" table:style-name="ce1">
            <text:p>0.64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5.847999999999999" table:style-name="ce1">
            <text:p>-45.848</text:p>
          </table:table-cell>
          <table:table-cell office:value-type="float" office:value="-28.201000000000001" table:style-name="ce1">
            <text:p>-28.201</text:p>
          </table:table-cell>
          <table:table-cell office:value-type="float" office:value="3.2410000000000001" table:style-name="ce1">
            <text:p>3.24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13481200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6218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6218" table:style-name="ce1">
            <text:p>6218</text:p>
          </table:table-cell>
          <table:table-cell table:number-columns-repeated="31" table:style-name="ce1"/>
          <table:table-cell office:value-type="string" table:style-name="ce1">
            <text:p>OS01g0165000_glide-dock_HTVS_1</text:p>
          </table:table-cell>
          <table:table-cell table:number-columns-repeated="11" table:style-name="ce1"/>
          <table:table-cell office:value-type="string" table:style-name="ce1">
            <text:p>OS01g0165000_glide-grid_1</text:p>
          </table:table-cell>
          <table:table-cell office:value-type="float" office:value="6218" table:style-name="ce1">
            <text:p>6218</text:p>
          </table:table-cell>
          <table:table-cell office:value-type="float" office:value="2" table:style-name="ce1">
            <text:p>2</text:p>
          </table:table-cell>
          <table:table-cell office:value-type="float" office:value="-7.6669999999999998" table:style-name="ce1">
            <text:p>-7.667</text:p>
          </table:table-cell>
          <table:table-cell office:value-type="float" office:value="-0.42599999999999999" table:style-name="ce1">
            <text:p>-0.426</text:p>
          </table:table-cell>
          <table:table-cell office:value-type="float" office:value="-1.1160000000000001" table:style-name="ce1">
            <text:p>-1.116</text:p>
          </table:table-cell>
          <table:table-cell office:value-type="float" office:value="-1.9710000000000001" table:style-name="ce1">
            <text:p>-1.971</text:p>
          </table:table-cell>
          <table:table-cell office:value-type="float" office:value="-7.6669999999999998" table:style-name="ce1">
            <text:p>-7.667</text:p>
          </table:table-cell>
          <table:table-cell office:value-type="float" office:value="-3.2389999999999999" table:style-name="ce1">
            <text:p>-3.239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2.552" table:style-name="ce1">
            <text:p>-2.552</text:p>
          </table:table-cell>
          <table:table-cell office:value-type="float" office:value="-18.605" table:style-name="ce1">
            <text:p>-18.605</text:p>
          </table:table-cell>
          <table:table-cell office:value-type="float" office:value="-4.1769999999999996" table:style-name="ce1">
            <text:p>-4.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5.154000000000003" table:style-name="ce1">
            <text:p>-35.154</text:p>
          </table:table-cell>
          <table:table-cell office:value-type="float" office:value="-22.782" table:style-name="ce1">
            <text:p>-22.782</text:p>
          </table:table-cell>
          <table:table-cell office:value-type="float" office:value="0.114" table:style-name="ce1">
            <text:p>0.11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3847878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10029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_R_18_10_7_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0029" table:style-name="ce1">
            <text:p>10029</text:p>
          </table:table-cell>
          <table:table-cell table:number-columns-repeated="31" table:style-name="ce1"/>
          <table:table-cell office:value-type="string" table:style-name="ce1">
            <text:p>OS01g0165000_glide-dock_HTVS_1</text:p>
          </table:table-cell>
          <table:table-cell table:number-columns-repeated="11" table:style-name="ce1"/>
          <table:table-cell office:value-type="string" table:style-name="ce1">
            <text:p>OS01g0165000_glide-grid_1</text:p>
          </table:table-cell>
          <table:table-cell office:value-type="float" office:value="10029" table:style-name="ce1">
            <text:p>10029</text:p>
          </table:table-cell>
          <table:table-cell office:value-type="float" office:value="0" table:style-name="ce1">
            <text:p>0</text:p>
          </table:table-cell>
          <table:table-cell office:value-type="float" office:value="-7.6189999999999998" table:style-name="ce1">
            <text:p>-7.619</text:p>
          </table:table-cell>
          <table:table-cell office:value-type="float" office:value="-0.40100000000000002" table:style-name="ce1">
            <text:p>-0.401</text:p>
          </table:table-cell>
          <table:table-cell office:value-type="float" office:value="-1.07" table:style-name="ce1">
            <text:p>-1.07</text:p>
          </table:table-cell>
          <table:table-cell office:value-type="float" office:value="-1.931" table:style-name="ce1">
            <text:p>-1.931</text:p>
          </table:table-cell>
          <table:table-cell office:value-type="float" office:value="-7.6189999999999998" table:style-name="ce1">
            <text:p>-7.619</text:p>
          </table:table-cell>
          <table:table-cell office:value-type="float" office:value="-3.6349999999999998" table:style-name="ce1">
            <text:p>-3.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069999999999999" table:style-name="ce1">
            <text:p>-2.707</text:p>
          </table:table-cell>
          <table:table-cell office:value-type="float" office:value="-20.486999999999998" table:style-name="ce1">
            <text:p>-20.487</text:p>
          </table:table-cell>
          <table:table-cell office:value-type="float" office:value="-1.677" table:style-name="ce1">
            <text:p>-1.6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2.4" table:style-name="ce1">
            <text:p>-32.4</text:p>
          </table:table-cell>
          <table:table-cell office:value-type="float" office:value="-22.164000000000001" table:style-name="ce1">
            <text:p>-22.1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style-name="ce1"/>
          <table:table-cell office:value-type="string" table:style-name="ce1">
            <text:p>ZINC04234544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4996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2018-01-23 13:13:08</text:p>
          </table:table-cell>
          <table:table-cell office:value-type="string" table:style-name="ce3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S_18_7_14_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4996" table:style-name="ce1">
            <text:p>4996</text:p>
          </table:table-cell>
          <table:table-cell office:value-type="string" table:style-name="ce1">
            <text:p>10_S_8_12_3_11</text:p>
          </table:table-cell>
          <table:table-cell table:number-columns-repeated="30" table:style-name="ce1"/>
          <table:table-cell office:value-type="string" table:style-name="ce1">
            <text:p>OS01g0165000_glide-dock_HTVS_1</text:p>
          </table:table-cell>
          <table:table-cell table:number-columns-repeated="11" table:style-name="ce1"/>
          <table:table-cell office:value-type="string" table:style-name="ce1">
            <text:p>OS01g0165000_glide-grid_1</text:p>
          </table:table-cell>
          <table:table-cell office:value-type="float" office:value="4996" table:style-name="ce1">
            <text:p>4996</text:p>
          </table:table-cell>
          <table:table-cell office:value-type="float" office:value="3" table:style-name="ce1">
            <text:p>3</text:p>
          </table:table-cell>
          <table:table-cell office:value-type="float" office:value="-7.5650000000000004" table:style-name="ce1">
            <text:p>-7.565</text:p>
          </table:table-cell>
          <table:table-cell office:value-type="float" office:value="-0.44500000000000001" table:style-name="ce1">
            <text:p>-0.445</text:p>
          </table:table-cell>
          <table:table-cell office:value-type="float" office:value="-1.1439999999999999" table:style-name="ce1">
            <text:p>-1.144</text:p>
          </table:table-cell>
          <table:table-cell office:value-type="float" office:value="-1.974" table:style-name="ce1">
            <text:p>-1.974</text:p>
          </table:table-cell>
          <table:table-cell office:value-type="float" office:value="-7.5650000000000004" table:style-name="ce1">
            <text:p>-7.565</text:p>
          </table:table-cell>
          <table:table-cell office:value-type="float" office:value="-1.6379999999999999" table:style-name="ce1">
            <text:p>-1.638</text:p>
          </table:table-cell>
          <table:table-cell office:value-type="float" office:value="-0.66800000000000004" table:style-name="ce1">
            <text:p>-0.668</text:p>
          </table:table-cell>
          <table:table-cell office:value-type="float" office:value="0" table:style-name="ce1">
            <text:p>0</text:p>
          </table:table-cell>
          <table:table-cell office:value-type="float" office:value="-3.5920000000000001" table:style-name="ce1">
            <text:p>-3.592</text:p>
          </table:table-cell>
          <table:table-cell office:value-type="float" office:value="-16.847999999999999" table:style-name="ce1">
            <text:p>-16.848</text:p>
          </table:table-cell>
          <table:table-cell office:value-type="float" office:value="-5.4710000000000001" table:style-name="ce1">
            <text:p>-5.471</text:p>
          </table:table-cell>
          <table:table-cell office:value-type="float" office:value="0" table:style-name="ce1">
            <text:p>0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1.940999999999999" table:style-name="ce1">
            <text:p>-31.941</text:p>
          </table:table-cell>
          <table:table-cell office:value-type="float" office:value="-22.32" table:style-name="ce1">
            <text:p>-22.32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0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6g01407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0000757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11205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1205" table:style-name="ce1">
            <text:p>11205</text:p>
          </table:table-cell>
          <table:table-cell table:number-columns-repeated="30" table:style-name="ce1"/>
          <table:table-cell office:value-type="string" table:style-name="ce1">
            <text:p>os06g0140700_glide-dock_HTVS_2</text:p>
          </table:table-cell>
          <table:table-cell table:number-columns-repeated="11" table:style-name="ce1"/>
          <table:table-cell office:value-type="string" table:style-name="ce1">
            <text:p>os06g0140700_glide-grid_1</text:p>
          </table:table-cell>
          <table:table-cell office:value-type="float" office:value="11205" table:style-name="ce1">
            <text:p>11205</text:p>
          </table:table-cell>
          <table:table-cell office:value-type="float" office:value="1" table:style-name="ce1">
            <text:p>1</text:p>
          </table:table-cell>
          <table:table-cell office:value-type="float" office:value="-7.3109999999999999" table:style-name="ce1">
            <text:p>-7.311</text:p>
          </table:table-cell>
          <table:table-cell office:value-type="float" office:value="-0.60899999999999999" table:style-name="ce1">
            <text:p>-0.609</text:p>
          </table:table-cell>
          <table:table-cell office:value-type="float" office:value="-1.395" table:style-name="ce1">
            <text:p>-1.395</text:p>
          </table:table-cell>
          <table:table-cell office:value-type="float" office:value="-2.0979999999999999" table:style-name="ce1">
            <text:p>-2.098</text:p>
          </table:table-cell>
          <table:table-cell office:value-type="float" office:value="-7.3109999999999999" table:style-name="ce1">
            <text:p>-7.311</text:p>
          </table:table-cell>
          <table:table-cell office:value-type="float" office:value="-1.5580000000000001" table:style-name="ce1">
            <text:p>-1.558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9.2170000000000005" table:style-name="ce1">
            <text:p>-9.217</text:p>
          </table:table-cell>
          <table:table-cell office:value-type="float" office:value="-12.45" table:style-name="ce1">
            <text:p>-12.45</text:p>
          </table:table-cell>
          <table:table-cell office:value-type="float" office:value="0" table:style-name="ce1">
            <text:p>0</text:p>
          </table:table-cell>
          <table:table-cell office:value-type="float" office:value="-0.105" table:style-name="ce1">
            <text:p>-0.105</text:p>
          </table:table-cell>
          <table:table-cell office:value-type="float" office:value="-30.251999999999999" table:style-name="ce1">
            <text:p>-30.252</text:p>
          </table:table-cell>
          <table:table-cell office:value-type="float" office:value="-21.667999999999999" table:style-name="ce1">
            <text:p>-21.668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0077278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3494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3494" table:style-name="ce1">
            <text:p>3494</text:p>
          </table:table-cell>
          <table:table-cell table:number-columns-repeated="30" table:style-name="ce1"/>
          <table:table-cell office:value-type="string" table:style-name="ce1">
            <text:p>os06g0140700_glide-dock_HTVS_2</text:p>
          </table:table-cell>
          <table:table-cell table:number-columns-repeated="11" table:style-name="ce1"/>
          <table:table-cell office:value-type="string" table:style-name="ce1">
            <text:p>os06g0140700_glide-grid_1</text:p>
          </table:table-cell>
          <table:table-cell office:value-type="float" office:value="3494" table:style-name="ce1">
            <text:p>3494</text:p>
          </table:table-cell>
          <table:table-cell office:value-type="float" office:value="2" table:style-name="ce1">
            <text:p>2</text:p>
          </table:table-cell>
          <table:table-cell office:value-type="float" office:value="-7.2910000000000004" table:style-name="ce1">
            <text:p>-7.291</text:p>
          </table:table-cell>
          <table:table-cell office:value-type="float" office:value="-0.56100000000000005" table:style-name="ce1">
            <text:p>-0.561</text:p>
          </table:table-cell>
          <table:table-cell office:value-type="float" office:value="-1.319" table:style-name="ce1">
            <text:p>-1.319</text:p>
          </table:table-cell>
          <table:table-cell office:value-type="float" office:value="-2.0449999999999999" table:style-name="ce1">
            <text:p>-2.045</text:p>
          </table:table-cell>
          <table:table-cell office:value-type="float" office:value="-7.2910000000000004" table:style-name="ce1">
            <text:p>-7.291</text:p>
          </table:table-cell>
          <table:table-cell office:value-type="float" office:value="-1.87" table:style-name="ce1">
            <text:p>-1.87</text:p>
          </table:table-cell>
          <table:table-cell office:value-type="float" office:value="-0.16" table:style-name="ce1">
            <text:p>-0.16</text:p>
          </table:table-cell>
          <table:table-cell office:value-type="float" office:value="0" table:style-name="ce1">
            <text:p>0</text:p>
          </table:table-cell>
          <table:table-cell office:value-type="float" office:value="-2.2959999999999998" table:style-name="ce1">
            <text:p>-2.296</text:p>
          </table:table-cell>
          <table:table-cell office:value-type="float" office:value="-8.9459999999999997" table:style-name="ce1">
            <text:p>-8.946</text:p>
          </table:table-cell>
          <table:table-cell office:value-type="float" office:value="-16.366" table:style-name="ce1">
            <text:p>-16.366</text:p>
          </table:table-cell>
          <table:table-cell office:value-type="float" office:value="0" table:style-name="ce1">
            <text:p>0</text:p>
          </table:table-cell>
          <table:table-cell office:value-type="float" office:value="-6.3E-2" table:style-name="ce1">
            <text:p>-0.063</text:p>
          </table:table-cell>
          <table:table-cell office:value-type="float" office:value="-34.174999999999997" table:style-name="ce1">
            <text:p>-34.175</text:p>
          </table:table-cell>
          <table:table-cell office:value-type="float" office:value="-25.312000000000001" table:style-name="ce1">
            <text:p>-25.312</text:p>
          </table:table-cell>
          <table:table-cell office:value-type="float" office:value="4.1909999999999998" table:style-name="ce1">
            <text:p>4.19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4899521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136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_R_28_14_11_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36" table:style-name="ce1">
            <text:p>136</text:p>
          </table:table-cell>
          <table:table-cell table:number-columns-repeated="30" table:style-name="ce1"/>
          <table:table-cell office:value-type="string" table:style-name="ce1">
            <text:p>os06g0140700_glide-dock_HTVS_2</text:p>
          </table:table-cell>
          <table:table-cell table:number-columns-repeated="11" table:style-name="ce1"/>
          <table:table-cell office:value-type="string" table:style-name="ce1">
            <text:p>os06g0140700_glide-grid_1</text:p>
          </table:table-cell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-7.2530000000000001" table:style-name="ce1">
            <text:p>-7.253</text:p>
          </table:table-cell>
          <table:table-cell office:value-type="float" office:value="-0.48399999999999999" table:style-name="ce1">
            <text:p>-0.484</text:p>
          </table:table-cell>
          <table:table-cell office:value-type="float" office:value="-1.1919999999999999" table:style-name="ce1">
            <text:p>-1.192</text:p>
          </table:table-cell>
          <table:table-cell office:value-type="float" office:value="-1.956" table:style-name="ce1">
            <text:p>-1.956</text:p>
          </table:table-cell>
          <table:table-cell office:value-type="float" office:value="-7.2530000000000001" table:style-name="ce1">
            <text:p>-7.253</text:p>
          </table:table-cell>
          <table:table-cell office:value-type="float" office:value="-1.5249999999999999" table:style-name="ce1">
            <text:p>-1.525</text:p>
          </table:table-cell>
          <table:table-cell office:value-type="float" office:value="-0.499" table:style-name="ce1">
            <text:p>-0.499</text:p>
          </table:table-cell>
          <table:table-cell office:value-type="float" office:value="0" table:style-name="ce1">
            <text:p>0</text:p>
          </table:table-cell>
          <table:table-cell office:value-type="float" office:value="-2.1579999999999999" table:style-name="ce1">
            <text:p>-2.158</text:p>
          </table:table-cell>
          <table:table-cell office:value-type="float" office:value="-11.428000000000001" table:style-name="ce1">
            <text:p>-11.428</text:p>
          </table:table-cell>
          <table:table-cell office:value-type="float" office:value="-19.100999999999999" table:style-name="ce1">
            <text:p>-19.101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0.03" table:style-name="ce1">
            <text:p>-0.03</text:p>
          </table:table-cell>
          <table:table-cell office:value-type="float" office:value="-44.265999999999998" table:style-name="ce1">
            <text:p>-44.266</text:p>
          </table:table-cell>
          <table:table-cell office:value-type="float" office:value="-30.529" table:style-name="ce1">
            <text:p>-30.529</text:p>
          </table:table-cell>
          <table:table-cell office:value-type="float" office:value="1.3460000000000001" table:style-name="ce1">
            <text:p>1.34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0120144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10048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0048" table:style-name="ce1">
            <text:p>10048</text:p>
          </table:table-cell>
          <table:table-cell table:number-columns-repeated="30" table:style-name="ce1"/>
          <table:table-cell office:value-type="string" table:style-name="ce1">
            <text:p>os06g0140700_glide-dock_HTVS_2</text:p>
          </table:table-cell>
          <table:table-cell table:number-columns-repeated="11" table:style-name="ce1"/>
          <table:table-cell office:value-type="string" table:style-name="ce1">
            <text:p>os06g0140700_glide-grid_1</text:p>
          </table:table-cell>
          <table:table-cell office:value-type="float" office:value="10048" table:style-name="ce1">
            <text:p>10048</text:p>
          </table:table-cell>
          <table:table-cell office:value-type="float" office:value="2" table:style-name="ce1">
            <text:p>2</text:p>
          </table:table-cell>
          <table:table-cell office:value-type="float" office:value="-7.11" table:style-name="ce1">
            <text:p>-7.11</text:p>
          </table:table-cell>
          <table:table-cell office:value-type="float" office:value="-0.59299999999999997" table:style-name="ce1">
            <text:p>-0.593</text:p>
          </table:table-cell>
          <table:table-cell office:value-type="float" office:value="-1.357" table:style-name="ce1">
            <text:p>-1.357</text:p>
          </table:table-cell>
          <table:table-cell office:value-type="float" office:value="-2.04" table:style-name="ce1">
            <text:p>-2.04</text:p>
          </table:table-cell>
          <table:table-cell office:value-type="float" office:value="-7.11" table:style-name="ce1">
            <text:p>-7.11</text:p>
          </table:table-cell>
          <table:table-cell office:value-type="float" office:value="-1.9910000000000001" table:style-name="ce1">
            <text:p>-1.991</text:p>
          </table:table-cell>
          <table:table-cell office:value-type="float" office:value="-0.16" table:style-name="ce1">
            <text:p>-0.16</text:p>
          </table:table-cell>
          <table:table-cell office:value-type="float" office:value="0" table:style-name="ce1">
            <text:p>0</text:p>
          </table:table-cell>
          <table:table-cell office:value-type="float" office:value="-2.25" table:style-name="ce1">
            <text:p>-2.25</text:p>
          </table:table-cell>
          <table:table-cell office:value-type="float" office:value="-9.36" table:style-name="ce1">
            <text:p>-9.36</text:p>
          </table:table-cell>
          <table:table-cell office:value-type="float" office:value="-14.753" table:style-name="ce1">
            <text:p>-14.753</text:p>
          </table:table-cell>
          <table:table-cell office:value-type="float" office:value="0" table:style-name="ce1">
            <text:p>0</text:p>
          </table:table-cell>
          <table:table-cell office:value-type="float" office:value="-2.8000000000000001E-2" table:style-name="ce1">
            <text:p>-0.028</text:p>
          </table:table-cell>
          <table:table-cell office:value-type="float" office:value="-32.612000000000002" table:style-name="ce1">
            <text:p>-32.612</text:p>
          </table:table-cell>
          <table:table-cell office:value-type="float" office:value="-24.113" table:style-name="ce1">
            <text:p>-24.113</text:p>
          </table:table-cell>
          <table:table-cell office:value-type="float" office:value="3.6560000000000001" table:style-name="ce1">
            <text:p>3.65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14591882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4940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date" office:date-value="2018-01-30T10:43:06" table:style-name="ce4">
            <text:p>30-01-2018 10:4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4940" table:style-name="ce1">
            <text:p>4940</text:p>
          </table:table-cell>
          <table:table-cell table:number-columns-repeated="30" table:style-name="ce1"/>
          <table:table-cell office:value-type="string" table:style-name="ce1">
            <text:p>os06g0140700_glide-dock_HTVS_2</text:p>
          </table:table-cell>
          <table:table-cell table:number-columns-repeated="11" table:style-name="ce1"/>
          <table:table-cell office:value-type="string" table:style-name="ce1">
            <text:p>os06g0140700_glide-grid_1</text:p>
          </table:table-cell>
          <table:table-cell office:value-type="float" office:value="4940" table:style-name="ce1">
            <text:p>4940</text:p>
          </table:table-cell>
          <table:table-cell office:value-type="float" office:value="0" table:style-name="ce1">
            <text:p>0</text:p>
          </table:table-cell>
          <table:table-cell office:value-type="float" office:value="-7.0430000000000001" table:style-name="ce1">
            <text:p>-7.043</text:p>
          </table:table-cell>
          <table:table-cell office:value-type="float" office:value="-0.54200000000000004" table:style-name="ce1">
            <text:p>-0.542</text:p>
          </table:table-cell>
          <table:table-cell office:value-type="float" office:value="-1.274" table:style-name="ce1">
            <text:p>-1.274</text:p>
          </table:table-cell>
          <table:table-cell office:value-type="float" office:value="-1.976" table:style-name="ce1">
            <text:p>-1.976</text:p>
          </table:table-cell>
          <table:table-cell office:value-type="float" office:value="-7.0430000000000001" table:style-name="ce1">
            <text:p>-7.043</text:p>
          </table:table-cell>
          <table:table-cell office:value-type="float" office:value="-0.75" table:style-name="ce1">
            <text:p>-0.75</text:p>
          </table:table-cell>
          <table:table-cell office:value-type="float" office:value="-0.57899999999999996" table:style-name="ce1">
            <text:p>-0.579</text:p>
          </table:table-cell>
          <table:table-cell office:value-type="float" office:value="0" table:style-name="ce1">
            <text:p>0</text:p>
          </table:table-cell>
          <table:table-cell office:value-type="float" office:value="-4.2229999999999999" table:style-name="ce1">
            <text:p>-4.223</text:p>
          </table:table-cell>
          <table:table-cell office:value-type="float" office:value="-10.339" table:style-name="ce1">
            <text:p>-10.339</text:p>
          </table:table-cell>
          <table:table-cell office:value-type="float" office:value="-6.492" table:style-name="ce1">
            <text:p>-6.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712" table:style-name="ce1">
            <text:p>-25.712</text:p>
          </table:table-cell>
          <table:table-cell office:value-type="float" office:value="-16.831" table:style-name="ce1">
            <text:p>-16.8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1g07340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0142398</text:p>
          </table:table-cell>
          <table:table-cell office:value-type="float" office:value="26648" table:style-name="ce1">
            <text:p>26648</text:p>
          </table:table-cell>
          <table:table-cell office:value-type="string" table:style-name="ce1">
            <text:p>102_p0.0.9824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9824" table:style-name="ce1">
            <text:p>9824</text:p>
          </table:table-cell>
          <table:table-cell table:number-columns-repeated="30" table:style-name="ce1"/>
          <table:table-cell office:value-type="string" table:style-name="ce1">
            <text:p>os01g0734000_new_glide-dock_HTVS_1</text:p>
          </table:table-cell>
          <table:table-cell table:number-columns-repeated="11" table:style-name="ce1"/>
          <table:table-cell office:value-type="string" table:style-name="ce1">
            <text:p>os01g0734000_new_glide-grid_1</text:p>
          </table:table-cell>
          <table:table-cell office:value-type="float" office:value="9824" table:style-name="ce1">
            <text:p>9824</text:p>
          </table:table-cell>
          <table:table-cell office:value-type="float" office:value="1" table:style-name="ce1">
            <text:p>1</text:p>
          </table:table-cell>
          <table:table-cell office:value-type="float" office:value="-7.5469999999999997" table:style-name="ce1">
            <text:p>-7.547</text:p>
          </table:table-cell>
          <table:table-cell office:value-type="float" office:value="-0.58099999999999996" table:style-name="ce1">
            <text:p>-0.581</text:p>
          </table:table-cell>
          <table:table-cell office:value-type="float" office:value="-1.365" table:style-name="ce1">
            <text:p>-1.365</text:p>
          </table:table-cell>
          <table:table-cell office:value-type="float" office:value="-2.117" table:style-name="ce1">
            <text:p>-2.117</text:p>
          </table:table-cell>
          <table:table-cell office:value-type="float" office:value="-7.5469999999999997" table:style-name="ce1">
            <text:p>-7.547</text:p>
          </table:table-cell>
          <table:table-cell office:value-type="float" office:value="-1.694" table:style-name="ce1">
            <text:p>-1.694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3.1890000000000001" table:style-name="ce1">
            <text:p>-3.189</text:p>
          </table:table-cell>
          <table:table-cell office:value-type="float" office:value="-9.7080000000000002" table:style-name="ce1">
            <text:p>-9.708</text:p>
          </table:table-cell>
          <table:table-cell office:value-type="float" office:value="-12.381" table:style-name="ce1">
            <text:p>-12.381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40.747" table:style-name="ce1">
            <text:p>-40.747</text:p>
          </table:table-cell>
          <table:table-cell office:value-type="float" office:value="-22.088000000000001" table:style-name="ce1">
            <text:p>-22.088</text:p>
          </table:table-cell>
          <table:table-cell office:value-type="float" office:value="2.4E-2" table:style-name="ce1">
            <text:p>0.02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19942853</text:p>
          </table:table-cell>
          <table:table-cell office:value-type="float" office:value="26649" table:style-name="ce1">
            <text:p>26649</text:p>
          </table:table-cell>
          <table:table-cell office:value-type="string" table:style-name="ce1">
            <text:p>102_p0.0.10638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0638" table:style-name="ce1">
            <text:p>10638</text:p>
          </table:table-cell>
          <table:table-cell table:number-columns-repeated="30" table:style-name="ce1"/>
          <table:table-cell office:value-type="string" table:style-name="ce1">
            <text:p>os01g0734000_new_glide-dock_HTVS_1</text:p>
          </table:table-cell>
          <table:table-cell table:number-columns-repeated="11" table:style-name="ce1"/>
          <table:table-cell office:value-type="string" table:style-name="ce1">
            <text:p>os01g0734000_new_glide-grid_1</text:p>
          </table:table-cell>
          <table:table-cell office:value-type="float" office:value="10638" table:style-name="ce1">
            <text:p>10638</text:p>
          </table:table-cell>
          <table:table-cell office:value-type="float" office:value="0" table:style-name="ce1">
            <text:p>0</text:p>
          </table:table-cell>
          <table:table-cell office:value-type="float" office:value="-7.3730000000000002" table:style-name="ce1">
            <text:p>-7.373</text:p>
          </table:table-cell>
          <table:table-cell office:value-type="float" office:value="-0.61399999999999999" table:style-name="ce1">
            <text:p>-0.614</text:p>
          </table:table-cell>
          <table:table-cell office:value-type="float" office:value="-1.407" table:style-name="ce1">
            <text:p>-1.407</text:p>
          </table:table-cell>
          <table:table-cell office:value-type="float" office:value="-2.1160000000000001" table:style-name="ce1">
            <text:p>-2.116</text:p>
          </table:table-cell>
          <table:table-cell office:value-type="float" office:value="-7.3730000000000002" table:style-name="ce1">
            <text:p>-7.373</text:p>
          </table:table-cell>
          <table:table-cell office:value-type="float" office:value="-1.2030000000000001" table:style-name="ce1">
            <text:p>-1.203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3.0459999999999998" table:style-name="ce1">
            <text:p>-3.046</text:p>
          </table:table-cell>
          <table:table-cell office:value-type="float" office:value="-4.9809999999999999" table:style-name="ce1">
            <text:p>-4.981</text:p>
          </table:table-cell>
          <table:table-cell office:value-type="float" office:value="-17.030999999999999" table:style-name="ce1">
            <text:p>-17.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.860999999999997" table:style-name="ce1">
            <text:p>-37.861</text:p>
          </table:table-cell>
          <table:table-cell office:value-type="float" office:value="-22.010999999999999" table:style-name="ce1">
            <text:p>-22.01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13543134</text:p>
          </table:table-cell>
          <table:table-cell office:value-type="float" office:value="26650" table:style-name="ce1">
            <text:p>26650</text:p>
          </table:table-cell>
          <table:table-cell office:value-type="string" table:style-name="ce1">
            <text:p>102_p0.0.5559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5559" table:style-name="ce1">
            <text:p>5559</text:p>
          </table:table-cell>
          <table:table-cell table:number-columns-repeated="30" table:style-name="ce1"/>
          <table:table-cell office:value-type="string" table:style-name="ce1">
            <text:p>os01g0734000_new_glide-dock_HTVS_1</text:p>
          </table:table-cell>
          <table:table-cell table:number-columns-repeated="11" table:style-name="ce1"/>
          <table:table-cell office:value-type="string" table:style-name="ce1">
            <text:p>os01g0734000_new_glide-grid_1</text:p>
          </table:table-cell>
          <table:table-cell office:value-type="float" office:value="5559" table:style-name="ce1">
            <text:p>5559</text:p>
          </table:table-cell>
          <table:table-cell office:value-type="float" office:value="1" table:style-name="ce1">
            <text:p>1</text:p>
          </table:table-cell>
          <table:table-cell office:value-type="float" office:value="-7.3650000000000002" table:style-name="ce1">
            <text:p>-7.365</text:p>
          </table:table-cell>
          <table:table-cell office:value-type="float" office:value="-0.56699999999999995" table:style-name="ce1">
            <text:p>-0.567</text:p>
          </table:table-cell>
          <table:table-cell office:value-type="float" office:value="-1.3320000000000001" table:style-name="ce1">
            <text:p>-1.332</text:p>
          </table:table-cell>
          <table:table-cell office:value-type="float" office:value="-2.0659999999999998" table:style-name="ce1">
            <text:p>-2.066</text:p>
          </table:table-cell>
          <table:table-cell office:value-type="float" office:value="-7.3650000000000002" table:style-name="ce1">
            <text:p>-7.365</text:p>
          </table:table-cell>
          <table:table-cell office:value-type="float" office:value="-0.189" table:style-name="ce1">
            <text:p>-0.189</text:p>
          </table:table-cell>
          <table:table-cell office:value-type="float" office:value="-0.84899999999999998" table:style-name="ce1">
            <text:p>-0.849</text:p>
          </table:table-cell>
          <table:table-cell office:value-type="float" office:value="0" table:style-name="ce1">
            <text:p>0</text:p>
          </table:table-cell>
          <table:table-cell office:value-type="float" office:value="-2.6320000000000001" table:style-name="ce1">
            <text:p>-2.632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-23.225000000000001" table:style-name="ce1">
            <text:p>-23.225</text:p>
          </table:table-cell>
          <table:table-cell office:value-type="float" office:value="0" table:style-name="ce1">
            <text:p>0</text:p>
          </table:table-cell>
          <table:table-cell office:value-type="float" office:value="-0.253" table:style-name="ce1">
            <text:p>-0.253</text:p>
          </table:table-cell>
          <table:table-cell office:value-type="float" office:value="-45.195" table:style-name="ce1">
            <text:p>-45.195</text:p>
          </table:table-cell>
          <table:table-cell office:value-type="float" office:value="-22.385999999999999" table:style-name="ce1">
            <text:p>-22.386</text:p>
          </table:table-cell>
          <table:table-cell office:value-type="float" office:value="0.317" table:style-name="ce1">
            <text:p>0.317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07" table:style-name="ce1"/>
        </table:table-row>
        <table:table-row table:style-name="ro2">
          <table:table-cell table:style-name="ce1"/>
          <table:table-cell office:value-type="string" table:style-name="ce1">
            <text:p>ZINC03781686</text:p>
          </table:table-cell>
          <table:table-cell office:value-type="float" office:value="26651" table:style-name="ce1">
            <text:p>26651</text:p>
          </table:table-cell>
          <table:table-cell office:value-type="string" table:style-name="ce1">
            <text:p>102_p0.0.1982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R_14_5_8_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8_R_18_6_10_9</text:p>
          </table:table-cell>
          <table:table-cell office:value-type="string" table:style-name="ce1">
            <text:p>10_S_17_12_8_11</text:p>
          </table:table-cell>
          <table:table-cell office:value-type="string" table:style-name="ce1">
            <text:p>12_R_14_10_15_13</text:p>
          </table:table-cell>
          <table:table-cell table:number-columns-repeated="27" table:style-name="ce1"/>
          <table:table-cell office:value-type="string" table:style-name="ce1">
            <text:p>os01g0734000_new_glide-dock_HTVS_1</text:p>
          </table:table-cell>
          <table:table-cell table:number-columns-repeated="11" table:style-name="ce1"/>
          <table:table-cell office:value-type="string" table:style-name="ce1">
            <text:p>os01g0734000_new_glide-grid_1</text:p>
          </table:table-cell>
          <table:table-cell office:value-type="float" office:value="1982" table:style-name="ce1">
            <text:p>1982</text:p>
          </table:table-cell>
          <table:table-cell office:value-type="float" office:value="6" table:style-name="ce1">
            <text:p>6</text:p>
          </table:table-cell>
          <table:table-cell office:value-type="float" office:value="-7.2460000000000004" table:style-name="ce1">
            <text:p>-7.246</text:p>
          </table:table-cell>
          <table:table-cell office:value-type="float" office:value="-0.42599999999999999" table:style-name="ce1">
            <text:p>-0.426</text:p>
          </table:table-cell>
          <table:table-cell office:value-type="float" office:value="-1.0960000000000001" table:style-name="ce1">
            <text:p>-1.096</text:p>
          </table:table-cell>
          <table:table-cell office:value-type="float" office:value="-1.89" table:style-name="ce1">
            <text:p>-1.89</text:p>
          </table:table-cell>
          <table:table-cell office:value-type="float" office:value="-7.2460000000000004" table:style-name="ce1">
            <text:p>-7.246</text:p>
          </table:table-cell>
          <table:table-cell office:value-type="float" office:value="-0.123" table:style-name="ce1">
            <text:p>-0.123</text:p>
          </table:table-cell>
          <table:table-cell office:value-type="float" office:value="-0.38900000000000001" table:style-name="ce1">
            <text:p>-0.389</text:p>
          </table:table-cell>
          <table:table-cell office:value-type="float" office:value="0" table:style-name="ce1">
            <text:p>0</text:p>
          </table:table-cell>
          <table:table-cell office:value-type="float" office:value="-2.7839999999999998" table:style-name="ce1">
            <text:p>-2.784</text:p>
          </table:table-cell>
          <table:table-cell office:value-type="float" office:value="-1.617" table:style-name="ce1">
            <text:p>-1.617</text:p>
          </table:table-cell>
          <table:table-cell office:value-type="float" office:value="-28.84" table:style-name="ce1">
            <text:p>-28.84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-0.27600000000000002" table:style-name="ce1">
            <text:p>-0.276</text:p>
          </table:table-cell>
          <table:table-cell office:value-type="float" office:value="-55.688000000000002" table:style-name="ce1">
            <text:p>-55.688</text:p>
          </table:table-cell>
          <table:table-cell office:value-type="float" office:value="-30.457000000000001" table:style-name="ce1">
            <text:p>-30.457</text:p>
          </table:table-cell>
          <table:table-cell office:value-type="float" office:value="2.452" table:style-name="ce1">
            <text:p>2.452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039103</text:p>
          </table:table-cell>
          <table:table-cell office:value-type="float" office:value="26652" table:style-name="ce1">
            <text:p>26652</text:p>
          </table:table-cell>
          <table:table-cell office:value-type="string" table:style-name="ce1">
            <text:p>102_p0.0.5337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date" office:date-value="2018-01-30T10:58:18" table:style-name="ce4">
            <text:p>30-01-2018 10:58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5337" table:style-name="ce1">
            <text:p>5337</text:p>
          </table:table-cell>
          <table:table-cell table:number-columns-repeated="30" table:style-name="ce1"/>
          <table:table-cell office:value-type="string" table:style-name="ce1">
            <text:p>os01g0734000_new_glide-dock_HTVS_1</text:p>
          </table:table-cell>
          <table:table-cell table:number-columns-repeated="11" table:style-name="ce1"/>
          <table:table-cell office:value-type="string" table:style-name="ce1">
            <text:p>os01g0734000_new_glide-grid_1</text:p>
          </table:table-cell>
          <table:table-cell office:value-type="float" office:value="5337" table:style-name="ce1">
            <text:p>5337</text:p>
          </table:table-cell>
          <table:table-cell office:value-type="float" office:value="6" table:style-name="ce1">
            <text:p>6</text:p>
          </table:table-cell>
          <table:table-cell office:value-type="float" office:value="-7.1150000000000002" table:style-name="ce1">
            <text:p>-7.115</text:p>
          </table:table-cell>
          <table:table-cell office:value-type="float" office:value="-0.39500000000000002" table:style-name="ce1">
            <text:p>-0.395</text:p>
          </table:table-cell>
          <table:table-cell office:value-type="float" office:value="-1.036" table:style-name="ce1">
            <text:p>-1.036</text:p>
          </table:table-cell>
          <table:table-cell office:value-type="float" office:value="-1.829" table:style-name="ce1">
            <text:p>-1.829</text:p>
          </table:table-cell>
          <table:table-cell office:value-type="float" office:value="-7.1150000000000002" table:style-name="ce1">
            <text:p>-7.115</text:p>
          </table:table-cell>
          <table:table-cell office:value-type="float" office:value="-1.65" table:style-name="ce1">
            <text:p>-1.65</text:p>
          </table:table-cell>
          <table:table-cell office:value-type="float" office:value="-0.89800000000000002" table:style-name="ce1">
            <text:p>-0.898</text:p>
          </table:table-cell>
          <table:table-cell office:value-type="float" office:value="0" table:style-name="ce1">
            <text:p>0</text:p>
          </table:table-cell>
          <table:table-cell office:value-type="float" office:value="-1.974" table:style-name="ce1">
            <text:p>-1.974</text:p>
          </table:table-cell>
          <table:table-cell office:value-type="float" office:value="-13.175000000000001" table:style-name="ce1">
            <text:p>-13.175</text:p>
          </table:table-cell>
          <table:table-cell office:value-type="float" office:value="-16.722999999999999" table:style-name="ce1">
            <text:p>-16.723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" table:style-name="ce1">
            <text:p>0</text:p>
          </table:table-cell>
          <table:table-cell office:value-type="float" office:value="-41.866999999999997" table:style-name="ce1">
            <text:p>-41.867</text:p>
          </table:table-cell>
          <table:table-cell office:value-type="float" office:value="-29.898" table:style-name="ce1">
            <text:p>-29.898</text:p>
          </table:table-cell>
          <table:table-cell office:value-type="float" office:value="2.4159999999999999" table:style-name="ce1">
            <text:p>2.416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6g02459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4234512</text:p>
          </table:table-cell>
          <table:table-cell office:value-type="float" office:value="39267" table:style-name="ce1">
            <text:p>39267</text:p>
          </table:table-cell>
          <table:table-cell office:value-type="string" table:style-name="ce1">
            <text:p>102_p0.0.5009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R_15_7_11_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5009" table:style-name="ce1">
            <text:p>5009</text:p>
          </table:table-cell>
          <table:table-cell table:number-columns-repeated="30" table:style-name="ce1"/>
          <table:table-cell office:value-type="string" table:style-name="ce1">
            <text:p>Os06g0245900_glide-dock_HTVS_3</text:p>
          </table:table-cell>
          <table:table-cell table:number-columns-repeated="11" table:style-name="ce1"/>
          <table:table-cell office:value-type="string" table:style-name="ce1">
            <text:p>Os06g0245900_glide-grid_1</text:p>
          </table:table-cell>
          <table:table-cell office:value-type="float" office:value="5009" table:style-name="ce1">
            <text:p>5009</text:p>
          </table:table-cell>
          <table:table-cell office:value-type="float" office:value="2" table:style-name="ce1">
            <text:p>2</text:p>
          </table:table-cell>
          <table:table-cell office:value-type="float" office:value="-8.1859999999999999" table:style-name="ce1">
            <text:p>-8.186</text:p>
          </table:table-cell>
          <table:table-cell office:value-type="float" office:value="-0.54600000000000004" table:style-name="ce1">
            <text:p>-0.546</text:p>
          </table:table-cell>
          <table:table-cell office:value-type="float" office:value="-1.3460000000000001" table:style-name="ce1">
            <text:p>-1.346</text:p>
          </table:table-cell>
          <table:table-cell office:value-type="float" office:value="-2.2080000000000002" table:style-name="ce1">
            <text:p>-2.208</text:p>
          </table:table-cell>
          <table:table-cell office:value-type="float" office:value="-8.1859999999999999" table:style-name="ce1">
            <text:p>-8.186</text:p>
          </table:table-cell>
          <table:table-cell office:value-type="float" office:value="-1.6739999999999999" table:style-name="ce1">
            <text:p>-1.674</text:p>
          </table:table-cell>
          <table:table-cell office:value-type="float" office:value="-0.56599999999999995" table:style-name="ce1">
            <text:p>-0.566</text:p>
          </table:table-cell>
          <table:table-cell office:value-type="float" office:value="0" table:style-name="ce1">
            <text:p>0</text:p>
          </table:table-cell>
          <table:table-cell office:value-type="float" office:value="-4.1360000000000001" table:style-name="ce1">
            <text:p>-4.136</text:p>
          </table:table-cell>
          <table:table-cell office:value-type="float" office:value="-15.98" table:style-name="ce1">
            <text:p>-15.98</text:p>
          </table:table-cell>
          <table:table-cell office:value-type="float" office:value="-6.7389999999999999" table:style-name="ce1">
            <text:p>-6.7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5.308999999999997" table:style-name="ce1">
            <text:p>-35.309</text:p>
          </table:table-cell>
          <table:table-cell office:value-type="float" office:value="-22.719000000000001" table:style-name="ce1">
            <text:p>-22.719</text:p>
          </table:table-cell>
          <table:table-cell office:value-type="float" office:value="0.755" table:style-name="ce1">
            <text:p>0.75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901392</text:p>
          </table:table-cell>
          <table:table-cell office:value-type="float" office:value="39268" table:style-name="ce1">
            <text:p>39268</text:p>
          </table:table-cell>
          <table:table-cell office:value-type="string" table:style-name="ce1">
            <text:p>102_p0.0.2446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2446" table:style-name="ce1">
            <text:p>2446</text:p>
          </table:table-cell>
          <table:table-cell table:number-columns-repeated="30" table:style-name="ce1"/>
          <table:table-cell office:value-type="string" table:style-name="ce1">
            <text:p>Os06g0245900_glide-dock_HTVS_3</text:p>
          </table:table-cell>
          <table:table-cell table:number-columns-repeated="11" table:style-name="ce1"/>
          <table:table-cell office:value-type="string" table:style-name="ce1">
            <text:p>Os06g0245900_glide-grid_1</text:p>
          </table:table-cell>
          <table:table-cell office:value-type="float" office:value="2446" table:style-name="ce1">
            <text:p>2446</text:p>
          </table:table-cell>
          <table:table-cell office:value-type="float" office:value="2" table:style-name="ce1">
            <text:p>2</text:p>
          </table:table-cell>
          <table:table-cell office:value-type="float" office:value="-8.1449999999999996" table:style-name="ce1">
            <text:p>-8.145</text:p>
          </table:table-cell>
          <table:table-cell office:value-type="float" office:value="-0.67900000000000005" table:style-name="ce1">
            <text:p>-0.679</text:p>
          </table:table-cell>
          <table:table-cell office:value-type="float" office:value="-1.554" table:style-name="ce1">
            <text:p>-1.554</text:p>
          </table:table-cell>
          <table:table-cell office:value-type="float" office:value="-2.3370000000000002" table:style-name="ce1">
            <text:p>-2.337</text:p>
          </table:table-cell>
          <table:table-cell office:value-type="float" office:value="-8.1449999999999996" table:style-name="ce1">
            <text:p>-8.145</text:p>
          </table:table-cell>
          <table:table-cell office:value-type="float" office:value="-2.254" table:style-name="ce1">
            <text:p>-2.254</text:p>
          </table:table-cell>
          <table:table-cell office:value-type="float" office:value="-0.52" table:style-name="ce1">
            <text:p>-0.52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2.997999999999999" table:style-name="ce1">
            <text:p>-12.998</text:p>
          </table:table-cell>
          <table:table-cell office:value-type="float" office:value="-11.117000000000001" table:style-name="ce1">
            <text:p>-11.117</text:p>
          </table:table-cell>
          <table:table-cell office:value-type="float" office:value="0" table:style-name="ce1">
            <text:p>0</text:p>
          </table:table-cell>
          <table:table-cell office:value-type="float" office:value="-5.3999999999999999E-2" table:style-name="ce1">
            <text:p>-0.054</text:p>
          </table:table-cell>
          <table:table-cell office:value-type="float" office:value="-39.908000000000001" table:style-name="ce1">
            <text:p>-39.908</text:p>
          </table:table-cell>
          <table:table-cell office:value-type="float" office:value="-24.114000000000001" table:style-name="ce1">
            <text:p>-24.114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32124019</text:p>
          </table:table-cell>
          <table:table-cell office:value-type="float" office:value="39269" table:style-name="ce1">
            <text:p>39269</text:p>
          </table:table-cell>
          <table:table-cell office:value-type="string" table:style-name="ce1">
            <text:p>102_p0.0.7040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7040" table:style-name="ce1">
            <text:p>7040</text:p>
          </table:table-cell>
          <table:table-cell table:number-columns-repeated="30" table:style-name="ce1"/>
          <table:table-cell office:value-type="string" table:style-name="ce1">
            <text:p>Os06g0245900_glide-dock_HTVS_3</text:p>
          </table:table-cell>
          <table:table-cell table:number-columns-repeated="11" table:style-name="ce1"/>
          <table:table-cell office:value-type="string" table:style-name="ce1">
            <text:p>Os06g0245900_glide-grid_1</text:p>
          </table:table-cell>
          <table:table-cell office:value-type="float" office:value="7040" table:style-name="ce1">
            <text:p>7040</text:p>
          </table:table-cell>
          <table:table-cell office:value-type="float" office:value="3" table:style-name="ce1">
            <text:p>3</text:p>
          </table:table-cell>
          <table:table-cell office:value-type="float" office:value="-8.1280000000000001" table:style-name="ce1">
            <text:p>-8.128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1.1830000000000001" table:style-name="ce1">
            <text:p>-1.183</text:p>
          </table:table-cell>
          <table:table-cell office:value-type="float" office:value="-2.089" table:style-name="ce1">
            <text:p>-2.089</text:p>
          </table:table-cell>
          <table:table-cell office:value-type="float" office:value="-8.1280000000000001" table:style-name="ce1">
            <text:p>-8.128</text:p>
          </table:table-cell>
          <table:table-cell office:value-type="float" office:value="-1.4570000000000001" table:style-name="ce1">
            <text:p>-1.457</text:p>
          </table:table-cell>
          <table:table-cell office:value-type="float" office:value="-1.101" table:style-name="ce1">
            <text:p>-1.101</text:p>
          </table:table-cell>
          <table:table-cell office:value-type="float" office:value="0" table:style-name="ce1">
            <text:p>0</text:p>
          </table:table-cell>
          <table:table-cell office:value-type="float" office:value="-3.7440000000000002" table:style-name="ce1">
            <text:p>-3.744</text:p>
          </table:table-cell>
          <table:table-cell office:value-type="float" office:value="-14.398" table:style-name="ce1">
            <text:p>-14.398</text:p>
          </table:table-cell>
          <table:table-cell office:value-type="float" office:value="-11.31" table:style-name="ce1">
            <text:p>-11.31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0" table:style-name="ce1">
            <text:p>0</text:p>
          </table:table-cell>
          <table:table-cell office:value-type="float" office:value="-42.15" table:style-name="ce1">
            <text:p>-42.15</text:p>
          </table:table-cell>
          <table:table-cell office:value-type="float" office:value="-25.707999999999998" table:style-name="ce1">
            <text:p>-25.708</text:p>
          </table:table-cell>
          <table:table-cell office:value-type="float" office:value="1.151" table:style-name="ce1">
            <text:p>1.15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2577868</text:p>
          </table:table-cell>
          <table:table-cell office:value-type="float" office:value="39270" table:style-name="ce1">
            <text:p>39270</text:p>
          </table:table-cell>
          <table:table-cell office:value-type="string" table:style-name="ce1">
            <text:p>102_p0.0.8425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8425" table:style-name="ce1">
            <text:p>8425</text:p>
          </table:table-cell>
          <table:table-cell table:number-columns-repeated="30" table:style-name="ce1"/>
          <table:table-cell office:value-type="string" table:style-name="ce1">
            <text:p>Os06g0245900_glide-dock_HTVS_3</text:p>
          </table:table-cell>
          <table:table-cell table:number-columns-repeated="11" table:style-name="ce1"/>
          <table:table-cell office:value-type="string" table:style-name="ce1">
            <text:p>Os06g0245900_glide-grid_1</text:p>
          </table:table-cell>
          <table:table-cell office:value-type="float" office:value="8425" table:style-name="ce1">
            <text:p>8425</text:p>
          </table:table-cell>
          <table:table-cell office:value-type="float" office:value="2" table:style-name="ce1">
            <text:p>2</text:p>
          </table:table-cell>
          <table:table-cell office:value-type="float" office:value="-7.8760000000000003" table:style-name="ce1">
            <text:p>-7.876</text:p>
          </table:table-cell>
          <table:table-cell office:value-type="float" office:value="-0.71599999999999997" table:style-name="ce1">
            <text:p>-0.716</text:p>
          </table:table-cell>
          <table:table-cell office:value-type="float" office:value="-1.5920000000000001" table:style-name="ce1">
            <text:p>-1.592</text:p>
          </table:table-cell>
          <table:table-cell office:value-type="float" office:value="-2.3180000000000001" table:style-name="ce1">
            <text:p>-2.318</text:p>
          </table:table-cell>
          <table:table-cell office:value-type="float" office:value="-7.8760000000000003" table:style-name="ce1">
            <text:p>-7.876</text:p>
          </table:table-cell>
          <table:table-cell office:value-type="float" office:value="-2.39" table:style-name="ce1">
            <text:p>-2.39</text:p>
          </table:table-cell>
          <table:table-cell office:value-type="float" office:value="-0.67100000000000004" table:style-name="ce1">
            <text:p>-0.671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3.5" table:style-name="ce1">
            <text:p>-13.5</text:p>
          </table:table-cell>
          <table:table-cell office:value-type="float" office:value="-7.415" table:style-name="ce1">
            <text:p>-7.415</text:p>
          </table:table-cell>
          <table:table-cell office:value-type="float" office:value="0" table:style-name="ce1">
            <text:p>0</text:p>
          </table:table-cell>
          <table:table-cell office:value-type="float" office:value="-2.7E-2" table:style-name="ce1">
            <text:p>-0.027</text:p>
          </table:table-cell>
          <table:table-cell office:value-type="float" office:value="-30.312999999999999" table:style-name="ce1">
            <text:p>-30.313</text:p>
          </table:table-cell>
          <table:table-cell office:value-type="float" office:value="-20.914999999999999" table:style-name="ce1">
            <text:p>-20.915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5765036</text:p>
          </table:table-cell>
          <table:table-cell office:value-type="float" office:value="39271" table:style-name="ce1">
            <text:p>39271</text:p>
          </table:table-cell>
          <table:table-cell office:value-type="string" table:style-name="ce1">
            <text:p>102_p0.0.7488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date" office:date-value="2018-01-30T12:21:37" table:style-name="ce4">
            <text:p>30-01-2018 12:21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7488" table:style-name="ce1">
            <text:p>7488</text:p>
          </table:table-cell>
          <table:table-cell table:number-columns-repeated="30" table:style-name="ce1"/>
          <table:table-cell office:value-type="string" table:style-name="ce1">
            <text:p>Os06g0245900_glide-dock_HTVS_3</text:p>
          </table:table-cell>
          <table:table-cell table:number-columns-repeated="11" table:style-name="ce1"/>
          <table:table-cell office:value-type="string" table:style-name="ce1">
            <text:p>Os06g0245900_glide-grid_1</text:p>
          </table:table-cell>
          <table:table-cell office:value-type="float" office:value="7488" table:style-name="ce1">
            <text:p>7488</text:p>
          </table:table-cell>
          <table:table-cell office:value-type="float" office:value="1" table:style-name="ce1">
            <text:p>1</text:p>
          </table:table-cell>
          <table:table-cell office:value-type="float" office:value="-7.8540000000000001" table:style-name="ce1">
            <text:p>-7.854</text:p>
          </table:table-cell>
          <table:table-cell office:value-type="float" office:value="-0.52400000000000002" table:style-name="ce1">
            <text:p>-0.524</text:p>
          </table:table-cell>
          <table:table-cell office:value-type="float" office:value="-1.2909999999999999" table:style-name="ce1">
            <text:p>-1.291</text:p>
          </table:table-cell>
          <table:table-cell office:value-type="float" office:value="-2.1179999999999999" table:style-name="ce1">
            <text:p>-2.118</text:p>
          </table:table-cell>
          <table:table-cell office:value-type="float" office:value="-7.8540000000000001" table:style-name="ce1">
            <text:p>-7.854</text:p>
          </table:table-cell>
          <table:table-cell office:value-type="float" office:value="-2.6970000000000001" table:style-name="ce1">
            <text:p>-2.697</text:p>
          </table:table-cell>
          <table:table-cell office:value-type="float" office:value="-0.56799999999999995" table:style-name="ce1">
            <text:p>-0.568</text:p>
          </table:table-cell>
          <table:table-cell office:value-type="float" office:value="0" table:style-name="ce1">
            <text:p>0</text:p>
          </table:table-cell>
          <table:table-cell office:value-type="float" office:value="-2.8079999999999998" table:style-name="ce1">
            <text:p>-2.808</text:p>
          </table:table-cell>
          <table:table-cell office:value-type="float" office:value="-8.3490000000000002" table:style-name="ce1">
            <text:p>-8.349</text:p>
          </table:table-cell>
          <table:table-cell office:value-type="float" office:value="-9.0920000000000005" table:style-name="ce1">
            <text:p>-9.0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7.305" table:style-name="ce1">
            <text:p>-27.305</text:p>
          </table:table-cell>
          <table:table-cell office:value-type="float" office:value="-17.440999999999999" table:style-name="ce1">
            <text:p>-17.44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3g7450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0039103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5337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5337" table:style-name="ce1">
            <text:p>5337</text:p>
          </table:table-cell>
          <table:table-cell table:number-columns-repeated="30" table:style-name="ce1"/>
          <table:table-cell office:value-type="string" table:style-name="ce1">
            <text:p>Os03g745000_glide-dock_HTVS</text:p>
          </table:table-cell>
          <table:table-cell table:number-columns-repeated="11" table:style-name="ce1"/>
          <table:table-cell office:value-type="string" table:style-name="ce1">
            <text:p>Os03g745000_glide-grid_1</text:p>
          </table:table-cell>
          <table:table-cell office:value-type="float" office:value="5337" table:style-name="ce1">
            <text:p>5337</text:p>
          </table:table-cell>
          <table:table-cell office:value-type="float" office:value="6" table:style-name="ce1">
            <text:p>6</text:p>
          </table:table-cell>
          <table:table-cell office:value-type="float" office:value="-6.8639999999999999" table:style-name="ce1">
            <text:p>-6.864</text:p>
          </table:table-cell>
          <table:table-cell office:value-type="float" office:value="-0.38100000000000001" table:style-name="ce1">
            <text:p>-0.381</text:p>
          </table:table-cell>
          <table:table-cell office:value-type="float" office:value="-0.999" table:style-name="ce1">
            <text:p>-0.999</text:p>
          </table:table-cell>
          <table:table-cell office:value-type="float" office:value="-1.764" table:style-name="ce1">
            <text:p>-1.764</text:p>
          </table:table-cell>
          <table:table-cell office:value-type="float" office:value="-6.8639999999999999" table:style-name="ce1">
            <text:p>-6.864</text:p>
          </table:table-cell>
          <table:table-cell office:value-type="float" office:value="-1.5880000000000001" table:style-name="ce1">
            <text:p>-1.588</text:p>
          </table:table-cell>
          <table:table-cell office:value-type="float" office:value="-0.89200000000000002" table:style-name="ce1">
            <text:p>-0.892</text:p>
          </table:table-cell>
          <table:table-cell office:value-type="float" office:value="0" table:style-name="ce1">
            <text:p>0</text:p>
          </table:table-cell>
          <table:table-cell office:value-type="float" office:value="-2.5379999999999998" table:style-name="ce1">
            <text:p>-2.538</text:p>
          </table:table-cell>
          <table:table-cell office:value-type="float" office:value="-14.445" table:style-name="ce1">
            <text:p>-14.445</text:p>
          </table:table-cell>
          <table:table-cell office:value-type="float" office:value="-11.323" table:style-name="ce1">
            <text:p>-11.323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" table:style-name="ce1">
            <text:p>0</text:p>
          </table:table-cell>
          <table:table-cell office:value-type="float" office:value="-37.095999999999997" table:style-name="ce1">
            <text:p>-37.096</text:p>
          </table:table-cell>
          <table:table-cell office:value-type="float" office:value="-25.768000000000001" table:style-name="ce1">
            <text:p>-25.768</text:p>
          </table:table-cell>
          <table:table-cell office:value-type="float" office:value="3.56" table:style-name="ce1">
            <text:p>3.5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24717761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9453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_S_16_13_6_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9453" table:style-name="ce1">
            <text:p>9453</text:p>
          </table:table-cell>
          <table:table-cell table:number-columns-repeated="30" table:style-name="ce1"/>
          <table:table-cell office:value-type="string" table:style-name="ce1">
            <text:p>Os03g745000_glide-dock_HTVS</text:p>
          </table:table-cell>
          <table:table-cell table:number-columns-repeated="11" table:style-name="ce1"/>
          <table:table-cell office:value-type="string" table:style-name="ce1">
            <text:p>Os03g745000_glide-grid_1</text:p>
          </table:table-cell>
          <table:table-cell office:value-type="float" office:value="9453" table:style-name="ce1">
            <text:p>9453</text:p>
          </table:table-cell>
          <table:table-cell office:value-type="float" office:value="3" table:style-name="ce1">
            <text:p>3</text:p>
          </table:table-cell>
          <table:table-cell office:value-type="float" office:value="-6.8550000000000004" table:style-name="ce1">
            <text:p>-6.855</text:p>
          </table:table-cell>
          <table:table-cell office:value-type="float" office:value="-0.45700000000000002" table:style-name="ce1">
            <text:p>-0.457</text:p>
          </table:table-cell>
          <table:table-cell office:value-type="float" office:value="-1.127" table:style-name="ce1">
            <text:p>-1.127</text:p>
          </table:table-cell>
          <table:table-cell office:value-type="float" office:value="-1.849" table:style-name="ce1">
            <text:p>-1.849</text:p>
          </table:table-cell>
          <table:table-cell office:value-type="float" office:value="-6.8550000000000004" table:style-name="ce1">
            <text:p>-6.855</text:p>
          </table:table-cell>
          <table:table-cell office:value-type="float" office:value="-1.264" table:style-name="ce1">
            <text:p>-1.264</text:p>
          </table:table-cell>
          <table:table-cell office:value-type="float" office:value="-0.7" table:style-name="ce1">
            <text:p>-0.7</text:p>
          </table:table-cell>
          <table:table-cell office:value-type="float" office:value="0" table:style-name="ce1">
            <text:p>0</text:p>
          </table:table-cell>
          <table:table-cell office:value-type="float" office:value="-2.726" table:style-name="ce1">
            <text:p>-2.726</text:p>
          </table:table-cell>
          <table:table-cell office:value-type="float" office:value="-11.353" table:style-name="ce1">
            <text:p>-11.353</text:p>
          </table:table-cell>
          <table:table-cell office:value-type="float" office:value="-10.645" table:style-name="ce1">
            <text:p>-10.6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.05" table:style-name="ce1">
            <text:p>-31.05</text:p>
          </table:table-cell>
          <table:table-cell office:value-type="float" office:value="-21.998000000000001" table:style-name="ce1">
            <text:p>-21.998</text:p>
          </table:table-cell>
          <table:table-cell office:value-type="float" office:value="1.889" table:style-name="ce1">
            <text:p>1.889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6067123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8135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_S_28_4_1_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8135" table:style-name="ce1">
            <text:p>8135</text:p>
          </table:table-cell>
          <table:table-cell table:number-columns-repeated="30" table:style-name="ce1"/>
          <table:table-cell office:value-type="string" table:style-name="ce1">
            <text:p>Os03g745000_glide-dock_HTVS</text:p>
          </table:table-cell>
          <table:table-cell table:number-columns-repeated="11" table:style-name="ce1"/>
          <table:table-cell office:value-type="string" table:style-name="ce1">
            <text:p>Os03g745000_glide-grid_1</text:p>
          </table:table-cell>
          <table:table-cell office:value-type="float" office:value="8135" table:style-name="ce1">
            <text:p>8135</text:p>
          </table:table-cell>
          <table:table-cell office:value-type="float" office:value="1" table:style-name="ce1">
            <text:p>1</text:p>
          </table:table-cell>
          <table:table-cell office:value-type="float" office:value="-6.7480000000000002" table:style-name="ce1">
            <text:p>-6.748</text:p>
          </table:table-cell>
          <table:table-cell office:value-type="float" office:value="-0.45" table:style-name="ce1">
            <text:p>-0.45</text:p>
          </table:table-cell>
          <table:table-cell office:value-type="float" office:value="-1.109" table:style-name="ce1">
            <text:p>-1.109</text:p>
          </table:table-cell>
          <table:table-cell office:value-type="float" office:value="-1.82" table:style-name="ce1">
            <text:p>-1.82</text:p>
          </table:table-cell>
          <table:table-cell office:value-type="float" office:value="-6.7480000000000002" table:style-name="ce1">
            <text:p>-6.748</text:p>
          </table:table-cell>
          <table:table-cell office:value-type="float" office:value="-1.5209999999999999" table:style-name="ce1">
            <text:p>-1.521</text:p>
          </table:table-cell>
          <table:table-cell office:value-type="float" office:value="-0.72" table:style-name="ce1">
            <text:p>-0.72</text:p>
          </table:table-cell>
          <table:table-cell office:value-type="float" office:value="0" table:style-name="ce1">
            <text:p>0</text:p>
          </table:table-cell>
          <table:table-cell office:value-type="float" office:value="-2.0230000000000001" table:style-name="ce1">
            <text:p>-2.023</text:p>
          </table:table-cell>
          <table:table-cell office:value-type="float" office:value="-10.997999999999999" table:style-name="ce1">
            <text:p>-10.998</text:p>
          </table:table-cell>
          <table:table-cell office:value-type="float" office:value="-12.782" table:style-name="ce1">
            <text:p>-12.782</text:p>
          </table:table-cell>
          <table:table-cell office:value-type="float" office:value="0" table:style-name="ce1">
            <text:p>0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35.46" table:style-name="ce1">
            <text:p>-35.46</text:p>
          </table:table-cell>
          <table:table-cell office:value-type="float" office:value="-23.780999999999999" table:style-name="ce1">
            <text:p>-23.78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32223363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6073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6073" table:style-name="ce1">
            <text:p>6073</text:p>
          </table:table-cell>
          <table:table-cell table:number-columns-repeated="30" table:style-name="ce1"/>
          <table:table-cell office:value-type="string" table:style-name="ce1">
            <text:p>Os03g745000_glide-dock_HTVS</text:p>
          </table:table-cell>
          <table:table-cell table:number-columns-repeated="11" table:style-name="ce1"/>
          <table:table-cell office:value-type="string" table:style-name="ce1">
            <text:p>Os03g745000_glide-grid_1</text:p>
          </table:table-cell>
          <table:table-cell office:value-type="float" office:value="6073" table:style-name="ce1">
            <text:p>6073</text:p>
          </table:table-cell>
          <table:table-cell office:value-type="float" office:value="0" table:style-name="ce1">
            <text:p>0</text:p>
          </table:table-cell>
          <table:table-cell office:value-type="float" office:value="-6.6749999999999998" table:style-name="ce1">
            <text:p>-6.675</text:p>
          </table:table-cell>
          <table:table-cell office:value-type="float" office:value="-0.47699999999999998" table:style-name="ce1">
            <text:p>-0.477</text:p>
          </table:table-cell>
          <table:table-cell office:value-type="float" office:value="-1.149" table:style-name="ce1">
            <text:p>-1.149</text:p>
          </table:table-cell>
          <table:table-cell office:value-type="float" office:value="-1.8340000000000001" table:style-name="ce1">
            <text:p>-1.834</text:p>
          </table:table-cell>
          <table:table-cell office:value-type="float" office:value="-6.6749999999999998" table:style-name="ce1">
            <text:p>-6.675</text:p>
          </table:table-cell>
          <table:table-cell office:value-type="float" office:value="-1.6659999999999999" table:style-name="ce1">
            <text:p>-1.666</text:p>
          </table:table-cell>
          <table:table-cell office:value-type="float" office:value="-0.63300000000000001" table:style-name="ce1">
            <text:p>-0.633</text:p>
          </table:table-cell>
          <table:table-cell office:value-type="float" office:value="0" table:style-name="ce1">
            <text:p>0</text:p>
          </table:table-cell>
          <table:table-cell office:value-type="float" office:value="-2.6259999999999999" table:style-name="ce1">
            <text:p>-2.626</text:p>
          </table:table-cell>
          <table:table-cell office:value-type="float" office:value="-11.558" table:style-name="ce1">
            <text:p>-11.558</text:p>
          </table:table-cell>
          <table:table-cell office:value-type="float" office:value="-7.3650000000000002" table:style-name="ce1">
            <text:p>-7.365</text:p>
          </table:table-cell>
          <table:table-cell office:value-type="float" office:value="0" table:style-name="ce1">
            <text:p>0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26.74" table:style-name="ce1">
            <text:p>-26.74</text:p>
          </table:table-cell>
          <table:table-cell office:value-type="float" office:value="-18.922999999999998" table:style-name="ce1">
            <text:p>-18.9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335289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34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date" office:date-value="2018-01-30T16:25:28" table:style-name="ce4">
            <text:p>30-01-2018 16:2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_S_13_2_5_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34" table:style-name="ce1">
            <text:p>34</text:p>
          </table:table-cell>
          <table:table-cell table:number-columns-repeated="30" table:style-name="ce1"/>
          <table:table-cell office:value-type="string" table:style-name="ce1">
            <text:p>Os03g745000_glide-dock_HTVS</text:p>
          </table:table-cell>
          <table:table-cell table:number-columns-repeated="11" table:style-name="ce1"/>
          <table:table-cell office:value-type="string" table:style-name="ce1">
            <text:p>Os03g745000_glide-grid_1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-6.6680000000000001" table:style-name="ce1">
            <text:p>-6.668</text:p>
          </table:table-cell>
          <table:table-cell office:value-type="float" office:value="-0.55600000000000005" table:style-name="ce1">
            <text:p>-0.556</text:p>
          </table:table-cell>
          <table:table-cell office:value-type="float" office:value="-1.272" table:style-name="ce1">
            <text:p>-1.272</text:p>
          </table:table-cell>
          <table:table-cell office:value-type="float" office:value="-1.9139999999999999" table:style-name="ce1">
            <text:p>-1.914</text:p>
          </table:table-cell>
          <table:table-cell office:value-type="float" office:value="-6.6680000000000001" table:style-name="ce1">
            <text:p>-6.668</text:p>
          </table:table-cell>
          <table:table-cell office:value-type="float" office:value="-0.76800000000000002" table:style-name="ce1">
            <text:p>-0.768</text:p>
          </table:table-cell>
          <table:table-cell office:value-type="float" office:value="-0.60799999999999998" table:style-name="ce1">
            <text:p>-0.608</text:p>
          </table:table-cell>
          <table:table-cell office:value-type="float" office:value="0" table:style-name="ce1">
            <text:p>0</text:p>
          </table:table-cell>
          <table:table-cell office:value-type="float" office:value="-3.383" table:style-name="ce1">
            <text:p>-3.383</text:p>
          </table:table-cell>
          <table:table-cell office:value-type="float" office:value="-8.7789999999999999" table:style-name="ce1">
            <text:p>-8.779</text:p>
          </table:table-cell>
          <table:table-cell office:value-type="float" office:value="-9.8030000000000008" table:style-name="ce1">
            <text:p>-9.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847999999999999" table:style-name="ce1">
            <text:p>-25.848</text:p>
          </table:table-cell>
          <table:table-cell office:value-type="float" office:value="-18.582999999999998" table:style-name="ce1">
            <text:p>-18.583</text:p>
          </table:table-cell>
          <table:table-cell office:value-type="float" office:value="0.18099999999999999" table:style-name="ce1">
            <text:p>0.18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1g08673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0403086</text:p>
          </table:table-cell>
          <table:table-cell office:value-type="float" office:value="26652" table:style-name="ce1">
            <text:p>26652</text:p>
          </table:table-cell>
          <table:table-cell office:value-type="string" table:style-name="ce1">
            <text:p>102_p0.0.3272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3272" table:style-name="ce1">
            <text:p>3272</text:p>
          </table:table-cell>
          <table:table-cell table:number-columns-repeated="30" table:style-name="ce1"/>
          <table:table-cell office:value-type="string" table:style-name="ce1">
            <text:p>Os01g0867300_glide-dock_HTVS_3</text:p>
          </table:table-cell>
          <table:table-cell table:number-columns-repeated="11" table:style-name="ce1"/>
          <table:table-cell office:value-type="string" table:style-name="ce1">
            <text:p>Os01g0867300_glide-grid_1</text:p>
          </table:table-cell>
          <table:table-cell office:value-type="float" office:value="3272" table:style-name="ce1">
            <text:p>3272</text:p>
          </table:table-cell>
          <table:table-cell office:value-type="float" office:value="0" table:style-name="ce1">
            <text:p>0</text:p>
          </table:table-cell>
          <table:table-cell office:value-type="float" office:value="-7.8529999999999998" table:style-name="ce1">
            <text:p>-7.853</text:p>
          </table:table-cell>
          <table:table-cell office:value-type="float" office:value="-0.71399999999999997" table:style-name="ce1">
            <text:p>-0.714</text:p>
          </table:table-cell>
          <table:table-cell office:value-type="float" office:value="-1.5880000000000001" table:style-name="ce1">
            <text:p>-1.588</text:p>
          </table:table-cell>
          <table:table-cell office:value-type="float" office:value="-2.3109999999999999" table:style-name="ce1">
            <text:p>-2.311</text:p>
          </table:table-cell>
          <table:table-cell office:value-type="float" office:value="-7.8529999999999998" table:style-name="ce1">
            <text:p>-7.853</text:p>
          </table:table-cell>
          <table:table-cell office:value-type="float" office:value="-0.61099999999999999" table:style-name="ce1">
            <text:p>-0.611</text:p>
          </table:table-cell>
          <table:table-cell office:value-type="float" office:value="-0.53400000000000003" table:style-name="ce1">
            <text:p>-0.534</text:p>
          </table:table-cell>
          <table:table-cell office:value-type="float" office:value="0" table:style-name="ce1">
            <text:p>0</text:p>
          </table:table-cell>
          <table:table-cell office:value-type="float" office:value="-3.895" table:style-name="ce1">
            <text:p>-3.895</text:p>
          </table:table-cell>
          <table:table-cell office:value-type="float" office:value="-8.2390000000000008" table:style-name="ce1">
            <text:p>-8.239</text:p>
          </table:table-cell>
          <table:table-cell office:value-type="float" office:value="-15.358000000000001" table:style-name="ce1">
            <text:p>-15.358</text:p>
          </table:table-cell>
          <table:table-cell office:value-type="float" office:value="0" table:style-name="ce1">
            <text:p>0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-41.374000000000002" table:style-name="ce1">
            <text:p>-41.374</text:p>
          </table:table-cell>
          <table:table-cell office:value-type="float" office:value="-23.597000000000001" table:style-name="ce1">
            <text:p>-23.59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3846749</text:p>
          </table:table-cell>
          <table:table-cell office:value-type="float" office:value="26653" table:style-name="ce1">
            <text:p>26653</text:p>
          </table:table-cell>
          <table:table-cell office:value-type="string" table:style-name="ce1">
            <text:p>102_p0.0.13494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3494" table:style-name="ce1">
            <text:p>13494</text:p>
          </table:table-cell>
          <table:table-cell table:number-columns-repeated="30" table:style-name="ce1"/>
          <table:table-cell office:value-type="string" table:style-name="ce1">
            <text:p>Os01g0867300_glide-dock_HTVS_3</text:p>
          </table:table-cell>
          <table:table-cell table:number-columns-repeated="11" table:style-name="ce1"/>
          <table:table-cell office:value-type="string" table:style-name="ce1">
            <text:p>Os01g0867300_glide-grid_1</text:p>
          </table:table-cell>
          <table:table-cell office:value-type="float" office:value="13494" table:style-name="ce1">
            <text:p>13494</text:p>
          </table:table-cell>
          <table:table-cell office:value-type="float" office:value="3" table:style-name="ce1">
            <text:p>3</text:p>
          </table:table-cell>
          <table:table-cell office:value-type="float" office:value="-7.4690000000000003" table:style-name="ce1">
            <text:p>-7.469</text:p>
          </table:table-cell>
          <table:table-cell office:value-type="float" office:value="-0.498" table:style-name="ce1">
            <text:p>-0.498</text:p>
          </table:table-cell>
          <table:table-cell office:value-type="float" office:value="-1.228" table:style-name="ce1">
            <text:p>-1.228</text:p>
          </table:table-cell>
          <table:table-cell office:value-type="float" office:value="-2.0139999999999998" table:style-name="ce1">
            <text:p>-2.014</text:p>
          </table:table-cell>
          <table:table-cell office:value-type="float" office:value="-7.4690000000000003" table:style-name="ce1">
            <text:p>-7.469</text:p>
          </table:table-cell>
          <table:table-cell office:value-type="float" office:value="-1.768" table:style-name="ce1">
            <text:p>-1.768</text:p>
          </table:table-cell>
          <table:table-cell office:value-type="float" office:value="-0.46899999999999997" table:style-name="ce1">
            <text:p>-0.469</text:p>
          </table:table-cell>
          <table:table-cell office:value-type="float" office:value="0" table:style-name="ce1">
            <text:p>0</text:p>
          </table:table-cell>
          <table:table-cell office:value-type="float" office:value="-3.4390000000000001" table:style-name="ce1">
            <text:p>-3.439</text:p>
          </table:table-cell>
          <table:table-cell office:value-type="float" office:value="-16.2" table:style-name="ce1">
            <text:p>-16.2</text:p>
          </table:table-cell>
          <table:table-cell office:value-type="float" office:value="-10.971" table:style-name="ce1">
            <text:p>-10.971</text:p>
          </table:table-cell>
          <table:table-cell office:value-type="float" office:value="0.745" table:style-name="ce1">
            <text:p>0.745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39.308999999999997" table:style-name="ce1">
            <text:p>-39.309</text:p>
          </table:table-cell>
          <table:table-cell office:value-type="float" office:value="-27.170999999999999" table:style-name="ce1">
            <text:p>-27.171</text:p>
          </table:table-cell>
          <table:table-cell office:value-type="float" office:value="1.71" table:style-name="ce1">
            <text:p>1.7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517372</text:p>
          </table:table-cell>
          <table:table-cell office:value-type="float" office:value="26654" table:style-name="ce1">
            <text:p>26654</text:p>
          </table:table-cell>
          <table:table-cell office:value-type="string" table:style-name="ce1">
            <text:p>102_p0.0.739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S_19_5_8_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9_R_12_11_8_10</text:p>
          </table:table-cell>
          <table:table-cell table:number-columns-repeated="29" table:style-name="ce1"/>
          <table:table-cell office:value-type="string" table:style-name="ce1">
            <text:p>Os01g0867300_glide-dock_HTVS_3</text:p>
          </table:table-cell>
          <table:table-cell table:number-columns-repeated="11" table:style-name="ce1"/>
          <table:table-cell office:value-type="string" table:style-name="ce1">
            <text:p>Os01g0867300_glide-grid_1</text:p>
          </table:table-cell>
          <table:table-cell office:value-type="float" office:value="739" table:style-name="ce1">
            <text:p>739</text:p>
          </table:table-cell>
          <table:table-cell office:value-type="float" office:value="1" table:style-name="ce1">
            <text:p>1</text:p>
          </table:table-cell>
          <table:table-cell office:value-type="float" office:value="-7.3940000000000001" table:style-name="ce1">
            <text:p>-7.394</text:p>
          </table:table-cell>
          <table:table-cell office:value-type="float" office:value="-0.435" table:style-name="ce1">
            <text:p>-0.435</text:p>
          </table:table-cell>
          <table:table-cell office:value-type="float" office:value="-1.1180000000000001" table:style-name="ce1">
            <text:p>-1.118</text:p>
          </table:table-cell>
          <table:table-cell office:value-type="float" office:value="-1.929" table:style-name="ce1">
            <text:p>-1.929</text:p>
          </table:table-cell>
          <table:table-cell office:value-type="float" office:value="-7.3940000000000001" table:style-name="ce1">
            <text:p>-7.394</text:p>
          </table:table-cell>
          <table:table-cell office:value-type="float" office:value="-2.4430000000000001" table:style-name="ce1">
            <text:p>-2.443</text:p>
          </table:table-cell>
          <table:table-cell office:value-type="float" office:value="-0.28699999999999998" table:style-name="ce1">
            <text:p>-0.287</text:p>
          </table:table-cell>
          <table:table-cell office:value-type="float" office:value="0" table:style-name="ce1">
            <text:p>0</text:p>
          </table:table-cell>
          <table:table-cell office:value-type="float" office:value="-2.7890000000000001" table:style-name="ce1">
            <text:p>-2.789</text:p>
          </table:table-cell>
          <table:table-cell office:value-type="float" office:value="-19.55" table:style-name="ce1">
            <text:p>-19.55</text:p>
          </table:table-cell>
          <table:table-cell office:value-type="float" office:value="-5.9820000000000002" table:style-name="ce1">
            <text:p>-5.9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402000000000001" table:style-name="ce1">
            <text:p>-36.402</text:p>
          </table:table-cell>
          <table:table-cell office:value-type="float" office:value="-25.533000000000001" table:style-name="ce1">
            <text:p>-25.533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5413642</text:p>
          </table:table-cell>
          <table:table-cell office:value-type="float" office:value="26655" table:style-name="ce1">
            <text:p>26655</text:p>
          </table:table-cell>
          <table:table-cell office:value-type="string" table:style-name="ce1">
            <text:p>102_p0.0.4417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S_19_5_8_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4417" table:style-name="ce1">
            <text:p>4417</text:p>
          </table:table-cell>
          <table:table-cell office:value-type="string" table:style-name="ce1">
            <text:p>9_R_12_11_8_10</text:p>
          </table:table-cell>
          <table:table-cell table:number-columns-repeated="29" table:style-name="ce1"/>
          <table:table-cell office:value-type="string" table:style-name="ce1">
            <text:p>Os01g0867300_glide-dock_HTVS_3</text:p>
          </table:table-cell>
          <table:table-cell table:number-columns-repeated="11" table:style-name="ce1"/>
          <table:table-cell office:value-type="string" table:style-name="ce1">
            <text:p>Os01g0867300_glide-grid_1</text:p>
          </table:table-cell>
          <table:table-cell office:value-type="float" office:value="4417" table:style-name="ce1">
            <text:p>4417</text:p>
          </table:table-cell>
          <table:table-cell office:value-type="float" office:value="1" table:style-name="ce1">
            <text:p>1</text:p>
          </table:table-cell>
          <table:table-cell office:value-type="float" office:value="-7.282" table:style-name="ce1">
            <text:p>-7.282</text:p>
          </table:table-cell>
          <table:table-cell office:value-type="float" office:value="-0.40500000000000003" table:style-name="ce1">
            <text:p>-0.405</text:p>
          </table:table-cell>
          <table:table-cell office:value-type="float" office:value="-1.06" table:style-name="ce1">
            <text:p>-1.06</text:p>
          </table:table-cell>
          <table:table-cell office:value-type="float" office:value="-1.8720000000000001" table:style-name="ce1">
            <text:p>-1.872</text:p>
          </table:table-cell>
          <table:table-cell office:value-type="float" office:value="-7.282" table:style-name="ce1">
            <text:p>-7.282</text:p>
          </table:table-cell>
          <table:table-cell office:value-type="float" office:value="-2.4910000000000001" table:style-name="ce1">
            <text:p>-2.491</text:p>
          </table:table-cell>
          <table:table-cell office:value-type="float" office:value="-0.311" table:style-name="ce1">
            <text:p>-0.311</text:p>
          </table:table-cell>
          <table:table-cell office:value-type="float" office:value="0" table:style-name="ce1">
            <text:p>0</text:p>
          </table:table-cell>
          <table:table-cell office:value-type="float" office:value="-2.6619999999999999" table:style-name="ce1">
            <text:p>-2.662</text:p>
          </table:table-cell>
          <table:table-cell office:value-type="float" office:value="-20.032" table:style-name="ce1">
            <text:p>-20.032</text:p>
          </table:table-cell>
          <table:table-cell office:value-type="float" office:value="-5.1920000000000002" table:style-name="ce1">
            <text:p>-5.192</text:p>
          </table:table-cell>
          <table:table-cell office:value-type="float" office:value="0" table:style-name="ce1">
            <text:p>0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5.734000000000002" table:style-name="ce1">
            <text:p>-35.734</text:p>
          </table:table-cell>
          <table:table-cell office:value-type="float" office:value="-25.224" table:style-name="ce1">
            <text:p>-25.224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6092566</text:p>
          </table:table-cell>
          <table:table-cell office:value-type="float" office:value="26656" table:style-name="ce1">
            <text:p>26656</text:p>
          </table:table-cell>
          <table:table-cell office:value-type="string" table:style-name="ce1">
            <text:p>102_p0.0.10962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date" office:date-value="2018-01-30T17:15:49" table:style-name="ce4">
            <text:p>30-01-2018 17:15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02/Desktop/test/docking/ligprep_1_new_zincdatabase</text:p>
          </table:table-cell>
          <table:table-cell office:value-type="string" table:style-name="ce1">
            <text:p>ligprep_1_new.maegz</text:p>
          </table:table-cell>
          <table:table-cell office:value-type="float" office:value="10962" table:style-name="ce1">
            <text:p>10962</text:p>
          </table:table-cell>
          <table:table-cell table:number-columns-repeated="30" table:style-name="ce1"/>
          <table:table-cell office:value-type="string" table:style-name="ce1">
            <text:p>Os01g0867300_glide-dock_HTVS_3</text:p>
          </table:table-cell>
          <table:table-cell table:number-columns-repeated="11" table:style-name="ce1"/>
          <table:table-cell office:value-type="string" table:style-name="ce1">
            <text:p>Os01g0867300_glide-grid_1</text:p>
          </table:table-cell>
          <table:table-cell office:value-type="float" office:value="10962" table:style-name="ce1">
            <text:p>10962</text:p>
          </table:table-cell>
          <table:table-cell office:value-type="float" office:value="4" table:style-name="ce1">
            <text:p>4</text:p>
          </table:table-cell>
          <table:table-cell office:value-type="float" office:value="-7.26" table:style-name="ce1">
            <text:p>-7.26</text:p>
          </table:table-cell>
          <table:table-cell office:value-type="float" office:value="-0.40300000000000002" table:style-name="ce1">
            <text:p>-0.403</text:p>
          </table:table-cell>
          <table:table-cell office:value-type="float" office:value="-1.0569999999999999" table:style-name="ce1">
            <text:p>-1.057</text:p>
          </table:table-cell>
          <table:table-cell office:value-type="float" office:value="-1.8660000000000001" table:style-name="ce1">
            <text:p>-1.866</text:p>
          </table:table-cell>
          <table:table-cell office:value-type="float" office:value="-7.26" table:style-name="ce1">
            <text:p>-7.26</text:p>
          </table:table-cell>
          <table:table-cell office:value-type="float" office:value="-3.0409999999999999" table:style-name="ce1">
            <text:p>-3.041</text:p>
          </table:table-cell>
          <table:table-cell office:value-type="float" office:value="-0.60799999999999998" table:style-name="ce1">
            <text:p>-0.608</text:p>
          </table:table-cell>
          <table:table-cell office:value-type="float" office:value="0" table:style-name="ce1">
            <text:p>0</text:p>
          </table:table-cell>
          <table:table-cell office:value-type="float" office:value="-1.758" table:style-name="ce1">
            <text:p>-1.758</text:p>
          </table:table-cell>
          <table:table-cell office:value-type="float" office:value="-15.092000000000001" table:style-name="ce1">
            <text:p>-15.092</text:p>
          </table:table-cell>
          <table:table-cell office:value-type="float" office:value="-9.298" table:style-name="ce1">
            <text:p>-9.298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" table:style-name="ce1">
            <text:p>0</text:p>
          </table:table-cell>
          <table:table-cell office:value-type="float" office:value="-34.534999999999997" table:style-name="ce1">
            <text:p>-34.535</text:p>
          </table:table-cell>
          <table:table-cell office:value-type="float" office:value="-24.39" table:style-name="ce1">
            <text:p>-24.39</text:p>
          </table:table-cell>
          <table:table-cell office:value-type="float" office:value="0.90700000000000003" table:style-name="ce1">
            <text:p>0.907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2g07397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14517069</text:p>
          </table:table-cell>
          <table:table-cell office:value-type="float" office:value="13514" table:style-name="ce1">
            <text:p>13514</text:p>
          </table:table-cell>
          <table:table-cell office:value-type="string" table:style-name="ce1">
            <text:p>102_p0.0.3789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3789" table:style-name="ce1">
            <text:p>3789</text:p>
          </table:table-cell>
          <table:table-cell table:number-columns-repeated="30" table:style-name="ce1"/>
          <table:table-cell office:value-type="string" table:style-name="ce1">
            <text:p>Os02g0739700_glide-dock_HTVS_1</text:p>
          </table:table-cell>
          <table:table-cell table:number-columns-repeated="11" table:style-name="ce1"/>
          <table:table-cell office:value-type="string" table:style-name="ce1">
            <text:p>Os02g0739700_glide-grid_1</text:p>
          </table:table-cell>
          <table:table-cell office:value-type="float" office:value="3789" table:style-name="ce1">
            <text:p>3789</text:p>
          </table:table-cell>
          <table:table-cell office:value-type="float" office:value="2" table:style-name="ce1">
            <text:p>2</text:p>
          </table:table-cell>
          <table:table-cell office:value-type="float" office:value="-6.9740000000000002" table:style-name="ce1">
            <text:p>-6.974</text:p>
          </table:table-cell>
          <table:table-cell office:value-type="float" office:value="-0.58099999999999996" table:style-name="ce1">
            <text:p>-0.581</text:p>
          </table:table-cell>
          <table:table-cell office:value-type="float" office:value="-1.331" table:style-name="ce1">
            <text:p>-1.331</text:p>
          </table:table-cell>
          <table:table-cell office:value-type="float" office:value="-2.0009999999999999" table:style-name="ce1">
            <text:p>-2.001</text:p>
          </table:table-cell>
          <table:table-cell office:value-type="float" office:value="-6.9740000000000002" table:style-name="ce1">
            <text:p>-6.974</text:p>
          </table:table-cell>
          <table:table-cell office:value-type="float" office:value="-1.4690000000000001" table:style-name="ce1">
            <text:p>-1.469</text:p>
          </table:table-cell>
          <table:table-cell office:value-type="float" office:value="-0.51900000000000002" table:style-name="ce1">
            <text:p>-0.519</text:p>
          </table:table-cell>
          <table:table-cell office:value-type="float" office:value="0" table:style-name="ce1">
            <text:p>0</text:p>
          </table:table-cell>
          <table:table-cell office:value-type="float" office:value="-2.7890000000000001" table:style-name="ce1">
            <text:p>-2.789</text:p>
          </table:table-cell>
          <table:table-cell office:value-type="float" office:value="-13.247" table:style-name="ce1">
            <text:p>-13.247</text:p>
          </table:table-cell>
          <table:table-cell office:value-type="float" office:value="-10.144" table:style-name="ce1">
            <text:p>-10.144</text:p>
          </table:table-cell>
          <table:table-cell office:value-type="float" office:value="0" table:style-name="ce1">
            <text:p>0</text:p>
          </table:table-cell>
          <table:table-cell office:value-type="float" office:value="-1.2999999999999999E-2" table:style-name="ce1">
            <text:p>-0.013</text:p>
          </table:table-cell>
          <table:table-cell office:value-type="float" office:value="-32.942" table:style-name="ce1">
            <text:p>-32.942</text:p>
          </table:table-cell>
          <table:table-cell office:value-type="float" office:value="-23.390999999999998" table:style-name="ce1">
            <text:p>-23.391</text:p>
          </table:table-cell>
          <table:table-cell office:value-type="float" office:value="0.91800000000000004" table:style-name="ce1">
            <text:p>0.9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1845036</text:p>
          </table:table-cell>
          <table:table-cell office:value-type="float" office:value="13515" table:style-name="ce1">
            <text:p>13515</text:p>
          </table:table-cell>
          <table:table-cell office:value-type="string" table:style-name="ce1">
            <text:p>102_p0.0.12610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2610" table:style-name="ce1">
            <text:p>12610</text:p>
          </table:table-cell>
          <table:table-cell table:number-columns-repeated="30" table:style-name="ce1"/>
          <table:table-cell office:value-type="string" table:style-name="ce1">
            <text:p>Os02g0739700_glide-dock_HTVS_1</text:p>
          </table:table-cell>
          <table:table-cell table:number-columns-repeated="11" table:style-name="ce1"/>
          <table:table-cell office:value-type="string" table:style-name="ce1">
            <text:p>Os02g0739700_glide-grid_1</text:p>
          </table:table-cell>
          <table:table-cell office:value-type="float" office:value="12610" table:style-name="ce1">
            <text:p>12610</text:p>
          </table:table-cell>
          <table:table-cell office:value-type="float" office:value="2" table:style-name="ce1">
            <text:p>2</text:p>
          </table:table-cell>
          <table:table-cell office:value-type="float" office:value="-6.9349999999999996" table:style-name="ce1">
            <text:p>-6.935</text:p>
          </table:table-cell>
          <table:table-cell office:value-type="float" office:value="-0.433" table:style-name="ce1">
            <text:p>-0.433</text:p>
          </table:table-cell>
          <table:table-cell office:value-type="float" office:value="-1.0920000000000001" table:style-name="ce1">
            <text:p>-1.092</text:p>
          </table:table-cell>
          <table:table-cell office:value-type="float" office:value="-1.8380000000000001" table:style-name="ce1">
            <text:p>-1.838</text:p>
          </table:table-cell>
          <table:table-cell office:value-type="float" office:value="-6.9349999999999996" table:style-name="ce1">
            <text:p>-6.935</text:p>
          </table:table-cell>
          <table:table-cell office:value-type="float" office:value="-1.881" table:style-name="ce1">
            <text:p>-1.881</text:p>
          </table:table-cell>
          <table:table-cell office:value-type="float" office:value="-0.224" table:style-name="ce1">
            <text:p>-0.224</text:p>
          </table:table-cell>
          <table:table-cell office:value-type="float" office:value="0" table:style-name="ce1">
            <text:p>0</text:p>
          </table:table-cell>
          <table:table-cell office:value-type="float" office:value="-2.9390000000000001" table:style-name="ce1">
            <text:p>-2.939</text:p>
          </table:table-cell>
          <table:table-cell office:value-type="float" office:value="-11.887" table:style-name="ce1">
            <text:p>-11.887</text:p>
          </table:table-cell>
          <table:table-cell office:value-type="float" office:value="-10.448" table:style-name="ce1">
            <text:p>-10.448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5.5E-2" table:style-name="ce1">
            <text:p>-0.055</text:p>
          </table:table-cell>
          <table:table-cell office:value-type="float" office:value="-30.158000000000001" table:style-name="ce1">
            <text:p>-30.158</text:p>
          </table:table-cell>
          <table:table-cell office:value-type="float" office:value="-22.335000000000001" table:style-name="ce1">
            <text:p>-22.335</text:p>
          </table:table-cell>
          <table:table-cell office:value-type="float" office:value="1.302" table:style-name="ce1">
            <text:p>1.30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242451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102_p0.0.6312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6312" table:style-name="ce1">
            <text:p>6312</text:p>
          </table:table-cell>
          <table:table-cell table:number-columns-repeated="30" table:style-name="ce1"/>
          <table:table-cell office:value-type="string" table:style-name="ce1">
            <text:p>Os02g0739700_glide-dock_HTVS_1</text:p>
          </table:table-cell>
          <table:table-cell table:number-columns-repeated="11" table:style-name="ce1"/>
          <table:table-cell office:value-type="string" table:style-name="ce1">
            <text:p>Os02g0739700_glide-grid_1</text:p>
          </table:table-cell>
          <table:table-cell office:value-type="float" office:value="6312" table:style-name="ce1">
            <text:p>6312</text:p>
          </table:table-cell>
          <table:table-cell office:value-type="float" office:value="2" table:style-name="ce1">
            <text:p>2</text:p>
          </table:table-cell>
          <table:table-cell office:value-type="float" office:value="-6.9139999999999997" table:style-name="ce1">
            <text:p>-6.914</text:p>
          </table:table-cell>
          <table:table-cell office:value-type="float" office:value="-0.53200000000000003" table:style-name="ce1">
            <text:p>-0.532</text:p>
          </table:table-cell>
          <table:table-cell office:value-type="float" office:value="-1.2509999999999999" table:style-name="ce1">
            <text:p>-1.251</text:p>
          </table:table-cell>
          <table:table-cell office:value-type="float" office:value="-1.9390000000000001" table:style-name="ce1">
            <text:p>-1.939</text:p>
          </table:table-cell>
          <table:table-cell office:value-type="float" office:value="-6.9139999999999997" table:style-name="ce1">
            <text:p>-6.914</text:p>
          </table:table-cell>
          <table:table-cell office:value-type="float" office:value="-1.2529999999999999" table:style-name="ce1">
            <text:p>-1.253</text:p>
          </table:table-cell>
          <table:table-cell office:value-type="float" office:value="-0.50800000000000001" table:style-name="ce1">
            <text:p>-0.508</text:p>
          </table:table-cell>
          <table:table-cell office:value-type="float" office:value="0" table:style-name="ce1">
            <text:p>0</text:p>
          </table:table-cell>
          <table:table-cell office:value-type="float" office:value="-3.0630000000000002" table:style-name="ce1">
            <text:p>-3.063</text:p>
          </table:table-cell>
          <table:table-cell office:value-type="float" office:value="-9.4339999999999993" table:style-name="ce1">
            <text:p>-9.434</text:p>
          </table:table-cell>
          <table:table-cell office:value-type="float" office:value="-10.792" table:style-name="ce1">
            <text:p>-10.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7.018000000000001" table:style-name="ce1">
            <text:p>-27.018</text:p>
          </table:table-cell>
          <table:table-cell office:value-type="float" office:value="-20.225000000000001" table:style-name="ce1">
            <text:p>-20.225</text:p>
          </table:table-cell>
          <table:table-cell office:value-type="float" office:value="3.5939999999999999" table:style-name="ce1">
            <text:p>3.59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078149</text:p>
          </table:table-cell>
          <table:table-cell office:value-type="float" office:value="13517" table:style-name="ce1">
            <text:p>13517</text:p>
          </table:table-cell>
          <table:table-cell office:value-type="string" table:style-name="ce1">
            <text:p>102_p0.0.3078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3078" table:style-name="ce1">
            <text:p>3078</text:p>
          </table:table-cell>
          <table:table-cell table:number-columns-repeated="30" table:style-name="ce1"/>
          <table:table-cell office:value-type="string" table:style-name="ce1">
            <text:p>Os02g0739700_glide-dock_HTVS_1</text:p>
          </table:table-cell>
          <table:table-cell table:number-columns-repeated="11" table:style-name="ce1"/>
          <table:table-cell office:value-type="string" table:style-name="ce1">
            <text:p>Os02g0739700_glide-grid_1</text:p>
          </table:table-cell>
          <table:table-cell office:value-type="float" office:value="3078" table:style-name="ce1">
            <text:p>3078</text:p>
          </table:table-cell>
          <table:table-cell office:value-type="float" office:value="2" table:style-name="ce1">
            <text:p>2</text:p>
          </table:table-cell>
          <table:table-cell office:value-type="float" office:value="-6.8620000000000001" table:style-name="ce1">
            <text:p>-6.862</text:p>
          </table:table-cell>
          <table:table-cell office:value-type="float" office:value="-0.49" table:style-name="ce1">
            <text:p>-0.49</text:p>
          </table:table-cell>
          <table:table-cell office:value-type="float" office:value="-1.181" table:style-name="ce1">
            <text:p>-1.181</text:p>
          </table:table-cell>
          <table:table-cell office:value-type="float" office:value="-1.8859999999999999" table:style-name="ce1">
            <text:p>-1.886</text:p>
          </table:table-cell>
          <table:table-cell office:value-type="float" office:value="-6.8620000000000001" table:style-name="ce1">
            <text:p>-6.862</text:p>
          </table:table-cell>
          <table:table-cell office:value-type="float" office:value="-1.798" table:style-name="ce1">
            <text:p>-1.798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2.5409999999999999" table:style-name="ce1">
            <text:p>-2.541</text:p>
          </table:table-cell>
          <table:table-cell office:value-type="float" office:value="-12.648999999999999" table:style-name="ce1">
            <text:p>-12.649</text:p>
          </table:table-cell>
          <table:table-cell office:value-type="float" office:value="-10.052" table:style-name="ce1">
            <text:p>-10.052</text:p>
          </table:table-cell>
          <table:table-cell office:value-type="float" office:value="0" table:style-name="ce1">
            <text:p>0</text:p>
          </table:table-cell>
          <table:table-cell office:value-type="float" office:value="-6.3E-2" table:style-name="ce1">
            <text:p>-0.063</text:p>
          </table:table-cell>
          <table:table-cell office:value-type="float" office:value="-31.841999999999999" table:style-name="ce1">
            <text:p>-31.842</text:p>
          </table:table-cell>
          <table:table-cell office:value-type="float" office:value="-22.701000000000001" table:style-name="ce1">
            <text:p>-22.701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8207362</text:p>
          </table:table-cell>
          <table:table-cell office:value-type="float" office:value="13518" table:style-name="ce1">
            <text:p>13518</text:p>
          </table:table-cell>
          <table:table-cell office:value-type="string" table:style-name="ce1">
            <text:p>102_p0.0.13449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date" office:date-value="2018-01-30T14:46:31" table:style-name="ce4">
            <text:p>30-01-2018 14:46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3449" table:style-name="ce1">
            <text:p>13449</text:p>
          </table:table-cell>
          <table:table-cell table:number-columns-repeated="30" table:style-name="ce1"/>
          <table:table-cell office:value-type="string" table:style-name="ce1">
            <text:p>Os02g0739700_glide-dock_HTVS_1</text:p>
          </table:table-cell>
          <table:table-cell table:number-columns-repeated="11" table:style-name="ce1"/>
          <table:table-cell office:value-type="string" table:style-name="ce1">
            <text:p>Os02g0739700_glide-grid_1</text:p>
          </table:table-cell>
          <table:table-cell office:value-type="float" office:value="13449" table:style-name="ce1">
            <text:p>13449</text:p>
          </table:table-cell>
          <table:table-cell office:value-type="float" office:value="0" table:style-name="ce1">
            <text:p>0</text:p>
          </table:table-cell>
          <table:table-cell office:value-type="float" office:value="-6.8109999999999999" table:style-name="ce1">
            <text:p>-6.811</text:p>
          </table:table-cell>
          <table:table-cell office:value-type="float" office:value="-0.48699999999999999" table:style-name="ce1">
            <text:p>-0.487</text:p>
          </table:table-cell>
          <table:table-cell office:value-type="float" office:value="-1.173" table:style-name="ce1">
            <text:p>-1.173</text:p>
          </table:table-cell>
          <table:table-cell office:value-type="float" office:value="-1.8720000000000001" table:style-name="ce1">
            <text:p>-1.872</text:p>
          </table:table-cell>
          <table:table-cell office:value-type="float" office:value="-6.8109999999999999" table:style-name="ce1">
            <text:p>-6.811</text:p>
          </table:table-cell>
          <table:table-cell office:value-type="float" office:value="-0.79500000000000004" table:style-name="ce1">
            <text:p>-0.795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0" table:style-name="ce1">
            <text:p>0</text:p>
          </table:table-cell>
          <table:table-cell office:value-type="float" office:value="-3.3490000000000002" table:style-name="ce1">
            <text:p>-3.349</text:p>
          </table:table-cell>
          <table:table-cell office:value-type="float" office:value="-10.468" table:style-name="ce1">
            <text:p>-10.468</text:p>
          </table:table-cell>
          <table:table-cell office:value-type="float" office:value="-9.8369999999999997" table:style-name="ce1">
            <text:p>-9.837</text:p>
          </table:table-cell>
          <table:table-cell office:value-type="float" office:value="0" table:style-name="ce1">
            <text:p>0</text:p>
          </table:table-cell>
          <table:table-cell office:value-type="float" office:value="-9.9000000000000005E-2" table:style-name="ce1">
            <text:p>-0.099</text:p>
          </table:table-cell>
          <table:table-cell office:value-type="float" office:value="-33.085999999999999" table:style-name="ce1">
            <text:p>-33.086</text:p>
          </table:table-cell>
          <table:table-cell office:value-type="float" office:value="-20.303999999999998" table:style-name="ce1">
            <text:p>-20.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8g05468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00374964</text:p>
          </table:table-cell>
          <table:table-cell office:value-type="float" office:value="26421" table:style-name="ce1">
            <text:p>26421</text:p>
          </table:table-cell>
          <table:table-cell office:value-type="string" table:style-name="ce1">
            <text:p>102_p0.0.2827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2827" table:style-name="ce1">
            <text:p>2827</text:p>
          </table:table-cell>
          <table:table-cell table:number-columns-repeated="30" table:style-name="ce1"/>
          <table:table-cell office:value-type="string" table:style-name="ce1">
            <text:p>Os08g0546800_glide-dock_HTVS_3</text:p>
          </table:table-cell>
          <table:table-cell table:number-columns-repeated="11" table:style-name="ce1"/>
          <table:table-cell office:value-type="string" table:style-name="ce1">
            <text:p>Os08g0546800_glide-grid_1</text:p>
          </table:table-cell>
          <table:table-cell office:value-type="float" office:value="2827" table:style-name="ce1">
            <text:p>2827</text:p>
          </table:table-cell>
          <table:table-cell office:value-type="float" office:value="0" table:style-name="ce1">
            <text:p>0</text:p>
          </table:table-cell>
          <table:table-cell office:value-type="float" office:value="-7.4619999999999997" table:style-name="ce1">
            <text:p>-7.462</text:p>
          </table:table-cell>
          <table:table-cell office:value-type="float" office:value="-0.622" table:style-name="ce1">
            <text:p>-0.622</text:p>
          </table:table-cell>
          <table:table-cell office:value-type="float" office:value="-1.4239999999999999" table:style-name="ce1">
            <text:p>-1.424</text:p>
          </table:table-cell>
          <table:table-cell office:value-type="float" office:value="-2.141" table:style-name="ce1">
            <text:p>-2.141</text:p>
          </table:table-cell>
          <table:table-cell office:value-type="float" office:value="-7.4619999999999997" table:style-name="ce1">
            <text:p>-7.462</text:p>
          </table:table-cell>
          <table:table-cell office:value-type="float" office:value="-1.883" table:style-name="ce1">
            <text:p>-1.883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3.3559999999999999" table:style-name="ce1">
            <text:p>-3.356</text:p>
          </table:table-cell>
          <table:table-cell office:value-type="float" office:value="-9.2739999999999991" table:style-name="ce1">
            <text:p>-9.274</text:p>
          </table:table-cell>
          <table:table-cell office:value-type="float" office:value="-9.3170000000000002" table:style-name="ce1">
            <text:p>-9.317</text:p>
          </table:table-cell>
          <table:table-cell office:value-type="float" office:value="0" table:style-name="ce1">
            <text:p>0</text:p>
          </table:table-cell>
          <table:table-cell office:value-type="float" office:value="-4.2000000000000003E-2" table:style-name="ce1">
            <text:p>-0.042</text:p>
          </table:table-cell>
          <table:table-cell office:value-type="float" office:value="-28.013999999999999" table:style-name="ce1">
            <text:p>-28.014</text:p>
          </table:table-cell>
          <table:table-cell office:value-type="float" office:value="-18.591000000000001" table:style-name="ce1">
            <text:p>-18.59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3377064</text:p>
          </table:table-cell>
          <table:table-cell office:value-type="float" office:value="26422" table:style-name="ce1">
            <text:p>26422</text:p>
          </table:table-cell>
          <table:table-cell office:value-type="string" table:style-name="ce1">
            <text:p>102_p0.0.5127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5127" table:style-name="ce1">
            <text:p>5127</text:p>
          </table:table-cell>
          <table:table-cell table:number-columns-repeated="30" table:style-name="ce1"/>
          <table:table-cell office:value-type="string" table:style-name="ce1">
            <text:p>Os08g0546800_glide-dock_HTVS_3</text:p>
          </table:table-cell>
          <table:table-cell table:number-columns-repeated="11" table:style-name="ce1"/>
          <table:table-cell office:value-type="string" table:style-name="ce1">
            <text:p>Os08g0546800_glide-grid_1</text:p>
          </table:table-cell>
          <table:table-cell office:value-type="float" office:value="5127" table:style-name="ce1">
            <text:p>5127</text:p>
          </table:table-cell>
          <table:table-cell office:value-type="float" office:value="5" table:style-name="ce1">
            <text:p>5</text:p>
          </table:table-cell>
          <table:table-cell office:value-type="float" office:value="-7.1740000000000004" table:style-name="ce1">
            <text:p>-7.174</text:p>
          </table:table-cell>
          <table:table-cell office:value-type="float" office:value="-0.44800000000000001" table:style-name="ce1">
            <text:p>-0.448</text:p>
          </table:table-cell>
          <table:table-cell office:value-type="float" office:value="-1.1299999999999999" table:style-name="ce1">
            <text:p>-1.13</text:p>
          </table:table-cell>
          <table:table-cell office:value-type="float" office:value="-1.9019999999999999" table:style-name="ce1">
            <text:p>-1.902</text:p>
          </table:table-cell>
          <table:table-cell office:value-type="float" office:value="-7.1740000000000004" table:style-name="ce1">
            <text:p>-7.174</text:p>
          </table:table-cell>
          <table:table-cell office:value-type="float" office:value="-2.339" table:style-name="ce1">
            <text:p>-2.339</text:p>
          </table:table-cell>
          <table:table-cell office:value-type="float" office:value="-0.91400000000000003" table:style-name="ce1">
            <text:p>-0.914</text:p>
          </table:table-cell>
          <table:table-cell office:value-type="float" office:value="0" table:style-name="ce1">
            <text:p>0</text:p>
          </table:table-cell>
          <table:table-cell office:value-type="float" office:value="-1.921" table:style-name="ce1">
            <text:p>-1.921</text:p>
          </table:table-cell>
          <table:table-cell office:value-type="float" office:value="-12.398" table:style-name="ce1">
            <text:p>-12.398</text:p>
          </table:table-cell>
          <table:table-cell office:value-type="float" office:value="-11.552" table:style-name="ce1">
            <text:p>-11.552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0" table:style-name="ce1">
            <text:p>0</text:p>
          </table:table-cell>
          <table:table-cell office:value-type="float" office:value="-32.009" table:style-name="ce1">
            <text:p>-32.009</text:p>
          </table:table-cell>
          <table:table-cell office:value-type="float" office:value="-23.95" table:style-name="ce1">
            <text:p>-23.95</text:p>
          </table:table-cell>
          <table:table-cell office:value-type="float" office:value="1.502" table:style-name="ce1">
            <text:p>1.50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4026122</text:p>
          </table:table-cell>
          <table:table-cell office:value-type="float" office:value="26423" table:style-name="ce1">
            <text:p>26423</text:p>
          </table:table-cell>
          <table:table-cell office:value-type="string" table:style-name="ce1">
            <text:p>102_p0.0.3493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_S_5_8_1_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3493" table:style-name="ce1">
            <text:p>3493</text:p>
          </table:table-cell>
          <table:table-cell table:number-columns-repeated="30" table:style-name="ce1"/>
          <table:table-cell office:value-type="string" table:style-name="ce1">
            <text:p>Os08g0546800_glide-dock_HTVS_3</text:p>
          </table:table-cell>
          <table:table-cell table:number-columns-repeated="11" table:style-name="ce1"/>
          <table:table-cell office:value-type="string" table:style-name="ce1">
            <text:p>Os08g0546800_glide-grid_1</text:p>
          </table:table-cell>
          <table:table-cell office:value-type="float" office:value="3493" table:style-name="ce1">
            <text:p>3493</text:p>
          </table:table-cell>
          <table:table-cell office:value-type="float" office:value="3" table:style-name="ce1">
            <text:p>3</text:p>
          </table:table-cell>
          <table:table-cell office:value-type="float" office:value="-7.157" table:style-name="ce1">
            <text:p>-7.157</text:p>
          </table:table-cell>
          <table:table-cell office:value-type="float" office:value="-0.55100000000000005" table:style-name="ce1">
            <text:p>-0.551</text:p>
          </table:table-cell>
          <table:table-cell office:value-type="float" office:value="-1.2949999999999999" table:style-name="ce1">
            <text:p>-1.295</text:p>
          </table:table-cell>
          <table:table-cell office:value-type="float" office:value="-2.008" table:style-name="ce1">
            <text:p>-2.008</text:p>
          </table:table-cell>
          <table:table-cell office:value-type="float" office:value="-7.157" table:style-name="ce1">
            <text:p>-7.157</text:p>
          </table:table-cell>
          <table:table-cell office:value-type="float" office:value="-0.75900000000000001" table:style-name="ce1">
            <text:p>-0.759</text:p>
          </table:table-cell>
          <table:table-cell office:value-type="float" office:value="-0.98599999999999999" table:style-name="ce1">
            <text:p>-0.986</text:p>
          </table:table-cell>
          <table:table-cell office:value-type="float" office:value="0" table:style-name="ce1">
            <text:p>0</text:p>
          </table:table-cell>
          <table:table-cell office:value-type="float" office:value="-3.3639999999999999" table:style-name="ce1">
            <text:p>-3.364</text:p>
          </table:table-cell>
          <table:table-cell office:value-type="float" office:value="-15.425000000000001" table:style-name="ce1">
            <text:p>-15.425</text:p>
          </table:table-cell>
          <table:table-cell office:value-type="float" office:value="-11.35" table:style-name="ce1">
            <text:p>-11.35</text:p>
          </table:table-cell>
          <table:table-cell office:value-type="float" office:value="0.46400000000000002" table:style-name="ce1">
            <text:p>0.46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-37.276000000000003" table:style-name="ce1">
            <text:p>-37.276</text:p>
          </table:table-cell>
          <table:table-cell office:value-type="float" office:value="-26.776" table:style-name="ce1">
            <text:p>-26.776</text:p>
          </table:table-cell>
          <table:table-cell office:value-type="float" office:value="3.6749999999999998" table:style-name="ce1">
            <text:p>3.675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8286095</text:p>
          </table:table-cell>
          <table:table-cell office:value-type="float" office:value="26424" table:style-name="ce1">
            <text:p>26424</text:p>
          </table:table-cell>
          <table:table-cell office:value-type="string" table:style-name="ce1">
            <text:p>102_p0.0.13473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_S_15_13_10_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3473" table:style-name="ce1">
            <text:p>13473</text:p>
          </table:table-cell>
          <table:table-cell table:number-columns-repeated="30" table:style-name="ce1"/>
          <table:table-cell office:value-type="string" table:style-name="ce1">
            <text:p>Os08g0546800_glide-dock_HTVS_3</text:p>
          </table:table-cell>
          <table:table-cell table:number-columns-repeated="11" table:style-name="ce1"/>
          <table:table-cell office:value-type="string" table:style-name="ce1">
            <text:p>Os08g0546800_glide-grid_1</text:p>
          </table:table-cell>
          <table:table-cell office:value-type="float" office:value="13473" table:style-name="ce1">
            <text:p>13473</text:p>
          </table:table-cell>
          <table:table-cell office:value-type="float" office:value="1" table:style-name="ce1">
            <text:p>1</text:p>
          </table:table-cell>
          <table:table-cell office:value-type="float" office:value="-7.1260000000000003" table:style-name="ce1">
            <text:p>-7.126</text:p>
          </table:table-cell>
          <table:table-cell office:value-type="float" office:value="-0.50900000000000001" table:style-name="ce1">
            <text:p>-0.509</text:p>
          </table:table-cell>
          <table:table-cell office:value-type="float" office:value="-1.2270000000000001" table:style-name="ce1">
            <text:p>-1.227</text:p>
          </table:table-cell>
          <table:table-cell office:value-type="float" office:value="-1.958" table:style-name="ce1">
            <text:p>-1.958</text:p>
          </table:table-cell>
          <table:table-cell office:value-type="float" office:value="-7.1260000000000003" table:style-name="ce1">
            <text:p>-7.126</text:p>
          </table:table-cell>
          <table:table-cell office:value-type="float" office:value="-2.2240000000000002" table:style-name="ce1">
            <text:p>-2.224</text:p>
          </table:table-cell>
          <table:table-cell office:value-type="float" office:value="-0.253" table:style-name="ce1">
            <text:p>-0.253</text:p>
          </table:table-cell>
          <table:table-cell office:value-type="float" office:value="0" table:style-name="ce1">
            <text:p>0</text:p>
          </table:table-cell>
          <table:table-cell office:value-type="float" office:value="-2.94" table:style-name="ce1">
            <text:p>-2.94</text:p>
          </table:table-cell>
          <table:table-cell office:value-type="float" office:value="-10.901999999999999" table:style-name="ce1">
            <text:p>-10.902</text:p>
          </table:table-cell>
          <table:table-cell office:value-type="float" office:value="-7.585" table:style-name="ce1">
            <text:p>-7.585</text:p>
          </table:table-cell>
          <table:table-cell office:value-type="float" office:value="0" table:style-name="ce1">
            <text:p>0</text:p>
          </table:table-cell>
          <table:table-cell office:value-type="float" office:value="-2.5999999999999999E-2" table:style-name="ce1">
            <text:p>-0.026</text:p>
          </table:table-cell>
          <table:table-cell office:value-type="float" office:value="-27.873000000000001" table:style-name="ce1">
            <text:p>-27.873</text:p>
          </table:table-cell>
          <table:table-cell office:value-type="float" office:value="-18.486999999999998" table:style-name="ce1">
            <text:p>-18.487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19375752</text:p>
          </table:table-cell>
          <table:table-cell office:value-type="float" office:value="26425" table:style-name="ce1">
            <text:p>26425</text:p>
          </table:table-cell>
          <table:table-cell office:value-type="string" table:style-name="ce1">
            <text:p>102_p0.0.1670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date" office:date-value="2018-01-30T15:12:17" table:style-name="ce4">
            <text:p>30-01-2018 15:12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670" table:style-name="ce1">
            <text:p>1670</text:p>
          </table:table-cell>
          <table:table-cell table:number-columns-repeated="30" table:style-name="ce1"/>
          <table:table-cell office:value-type="string" table:style-name="ce1">
            <text:p>Os08g0546800_glide-dock_HTVS_3</text:p>
          </table:table-cell>
          <table:table-cell table:number-columns-repeated="11" table:style-name="ce1"/>
          <table:table-cell office:value-type="string" table:style-name="ce1">
            <text:p>Os08g0546800_glide-grid_1</text:p>
          </table:table-cell>
          <table:table-cell office:value-type="float" office:value="1670" table:style-name="ce1">
            <text:p>1670</text:p>
          </table:table-cell>
          <table:table-cell office:value-type="float" office:value="2" table:style-name="ce1">
            <text:p>2</text:p>
          </table:table-cell>
          <table:table-cell office:value-type="float" office:value="-7.093" table:style-name="ce1">
            <text:p>-7.093</text:p>
          </table:table-cell>
          <table:table-cell office:value-type="float" office:value="-0.41699999999999998" table:style-name="ce1">
            <text:p>-0.417</text:p>
          </table:table-cell>
          <table:table-cell office:value-type="float" office:value="-1.073" table:style-name="ce1">
            <text:p>-1.073</text:p>
          </table:table-cell>
          <table:table-cell office:value-type="float" office:value="-1.85" table:style-name="ce1">
            <text:p>-1.85</text:p>
          </table:table-cell>
          <table:table-cell office:value-type="float" office:value="-7.093" table:style-name="ce1">
            <text:p>-7.093</text:p>
          </table:table-cell>
          <table:table-cell office:value-type="float" office:value="-1.748" table:style-name="ce1">
            <text:p>-1.748</text:p>
          </table:table-cell>
          <table:table-cell office:value-type="float" office:value="-0.60799999999999998" table:style-name="ce1">
            <text:p>-0.608</text:p>
          </table:table-cell>
          <table:table-cell office:value-type="float" office:value="0" table:style-name="ce1">
            <text:p>0</text:p>
          </table:table-cell>
          <table:table-cell office:value-type="float" office:value="-2.4449999999999998" table:style-name="ce1">
            <text:p>-2.445</text:p>
          </table:table-cell>
          <table:table-cell office:value-type="float" office:value="-16.79" table:style-name="ce1">
            <text:p>-16.79</text:p>
          </table:table-cell>
          <table:table-cell office:value-type="float" office:value="-9.6869999999999994" table:style-name="ce1">
            <text:p>-9.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.435000000000002" table:style-name="ce1">
            <text:p>-37.435</text:p>
          </table:table-cell>
          <table:table-cell office:value-type="float" office:value="-26.477" table:style-name="ce1">
            <text:p>-26.477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Os06g0252300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ZINC14651078</text:p>
          </table:table-cell>
          <table:table-cell office:value-type="float" office:value="39559" table:style-name="ce1">
            <text:p>39559</text:p>
          </table:table-cell>
          <table:table-cell office:value-type="string" table:style-name="ce1">
            <text:p>102_p0.0.7499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7499" table:style-name="ce1">
            <text:p>7499</text:p>
          </table:table-cell>
          <table:table-cell table:number-columns-repeated="30" table:style-name="ce1"/>
          <table:table-cell office:value-type="string" table:style-name="ce1">
            <text:p>Os06g0252300_glide-dock_HTVS_2</text:p>
          </table:table-cell>
          <table:table-cell table:number-columns-repeated="11" table:style-name="ce1"/>
          <table:table-cell office:value-type="string" table:style-name="ce1">
            <text:p>Os06g0252300_glide-grid_1</text:p>
          </table:table-cell>
          <table:table-cell office:value-type="float" office:value="7499" table:style-name="ce1">
            <text:p>7499</text:p>
          </table:table-cell>
          <table:table-cell office:value-type="float" office:value="3" table:style-name="ce1">
            <text:p>3</text:p>
          </table:table-cell>
          <table:table-cell office:value-type="float" office:value="-8.2729999999999997" table:style-name="ce1">
            <text:p>-8.273</text:p>
          </table:table-cell>
          <table:table-cell office:value-type="float" office:value="-0.46" table:style-name="ce1">
            <text:p>-0.46</text:p>
          </table:table-cell>
          <table:table-cell office:value-type="float" office:value="-1.2050000000000001" table:style-name="ce1">
            <text:p>-1.205</text:p>
          </table:table-cell>
          <table:table-cell office:value-type="float" office:value="-2.1269999999999998" table:style-name="ce1">
            <text:p>-2.127</text:p>
          </table:table-cell>
          <table:table-cell office:value-type="float" office:value="-8.2729999999999997" table:style-name="ce1">
            <text:p>-8.273</text:p>
          </table:table-cell>
          <table:table-cell office:value-type="float" office:value="-3.448" table:style-name="ce1">
            <text:p>-3.448</text:p>
          </table:table-cell>
          <table:table-cell office:value-type="float" office:value="-0.60799999999999998" table:style-name="ce1">
            <text:p>-0.608</text:p>
          </table:table-cell>
          <table:table-cell office:value-type="float" office:value="0" table:style-name="ce1">
            <text:p>0</text:p>
          </table:table-cell>
          <table:table-cell office:value-type="float" office:value="-1.7569999999999999" table:style-name="ce1">
            <text:p>-1.757</text:p>
          </table:table-cell>
          <table:table-cell office:value-type="float" office:value="-10.237" table:style-name="ce1">
            <text:p>-10.237</text:p>
          </table:table-cell>
          <table:table-cell office:value-type="float" office:value="-12.989000000000001" table:style-name="ce1">
            <text:p>-12.9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2.036999999999999" table:style-name="ce1">
            <text:p>-32.037</text:p>
          </table:table-cell>
          <table:table-cell office:value-type="float" office:value="-23.225999999999999" table:style-name="ce1">
            <text:p>-23.226</text:p>
          </table:table-cell>
          <table:table-cell office:value-type="float" office:value="3.6680000000000001" table:style-name="ce1">
            <text:p>3.6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3775641</text:p>
          </table:table-cell>
          <table:table-cell office:value-type="float" office:value="39560" table:style-name="ce1">
            <text:p>39560</text:p>
          </table:table-cell>
          <table:table-cell office:value-type="string" table:style-name="ce1">
            <text:p>102_p0.0.10361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0361" table:style-name="ce1">
            <text:p>10361</text:p>
          </table:table-cell>
          <table:table-cell table:number-columns-repeated="30" table:style-name="ce1"/>
          <table:table-cell office:value-type="string" table:style-name="ce1">
            <text:p>Os06g0252300_glide-dock_HTVS_2</text:p>
          </table:table-cell>
          <table:table-cell table:number-columns-repeated="11" table:style-name="ce1"/>
          <table:table-cell office:value-type="string" table:style-name="ce1">
            <text:p>Os06g0252300_glide-grid_1</text:p>
          </table:table-cell>
          <table:table-cell office:value-type="float" office:value="10361" table:style-name="ce1">
            <text:p>10361</text:p>
          </table:table-cell>
          <table:table-cell office:value-type="float" office:value="0" table:style-name="ce1">
            <text:p>0</text:p>
          </table:table-cell>
          <table:table-cell office:value-type="float" office:value="-7.9930000000000003" table:style-name="ce1">
            <text:p>-7.993</text:p>
          </table:table-cell>
          <table:table-cell office:value-type="float" office:value="-0.47" table:style-name="ce1">
            <text:p>-0.47</text:p>
          </table:table-cell>
          <table:table-cell office:value-type="float" office:value="-1.2090000000000001" table:style-name="ce1">
            <text:p>-1.209</text:p>
          </table:table-cell>
          <table:table-cell office:value-type="float" office:value="-2.085" table:style-name="ce1">
            <text:p>-2.085</text:p>
          </table:table-cell>
          <table:table-cell office:value-type="float" office:value="-7.9930000000000003" table:style-name="ce1">
            <text:p>-7.993</text:p>
          </table:table-cell>
          <table:table-cell office:value-type="float" office:value="-3.4460000000000002" table:style-name="ce1">
            <text:p>-3.446</text:p>
          </table:table-cell>
          <table:table-cell office:value-type="float" office:value="-0.746" table:style-name="ce1">
            <text:p>-0.746</text:p>
          </table:table-cell>
          <table:table-cell office:value-type="float" office:value="0" table:style-name="ce1">
            <text:p>0</text:p>
          </table:table-cell>
          <table:table-cell office:value-type="float" office:value="-1.9079999999999999" table:style-name="ce1">
            <text:p>-1.908</text:p>
          </table:table-cell>
          <table:table-cell office:value-type="float" office:value="-10.272" table:style-name="ce1">
            <text:p>-10.272</text:p>
          </table:table-cell>
          <table:table-cell office:value-type="float" office:value="-9.1980000000000004" table:style-name="ce1">
            <text:p>-9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751000000000001" table:style-name="ce1">
            <text:p>-29.751</text:p>
          </table:table-cell>
          <table:table-cell office:value-type="float" office:value="-19.47" table:style-name="ce1">
            <text:p>-19.4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4921629</text:p>
          </table:table-cell>
          <table:table-cell office:value-type="float" office:value="39561" table:style-name="ce1">
            <text:p>39561</text:p>
          </table:table-cell>
          <table:table-cell office:value-type="string" table:style-name="ce1">
            <text:p>102_p0.0.3941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_R_28_4_1_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3941" table:style-name="ce1">
            <text:p>3941</text:p>
          </table:table-cell>
          <table:table-cell table:number-columns-repeated="30" table:style-name="ce1"/>
          <table:table-cell office:value-type="string" table:style-name="ce1">
            <text:p>Os06g0252300_glide-dock_HTVS_2</text:p>
          </table:table-cell>
          <table:table-cell table:number-columns-repeated="11" table:style-name="ce1"/>
          <table:table-cell office:value-type="string" table:style-name="ce1">
            <text:p>Os06g0252300_glide-grid_1</text:p>
          </table:table-cell>
          <table:table-cell office:value-type="float" office:value="3941" table:style-name="ce1">
            <text:p>3941</text:p>
          </table:table-cell>
          <table:table-cell office:value-type="float" office:value="1" table:style-name="ce1">
            <text:p>1</text:p>
          </table:table-cell>
          <table:table-cell office:value-type="float" office:value="-7.8049999999999997" table:style-name="ce1">
            <text:p>-7.805</text:p>
          </table:table-cell>
          <table:table-cell office:value-type="float" office:value="-0.52" table:style-name="ce1">
            <text:p>-0.52</text:p>
          </table:table-cell>
          <table:table-cell office:value-type="float" office:value="-1.2829999999999999" table:style-name="ce1">
            <text:p>-1.283</text:p>
          </table:table-cell>
          <table:table-cell office:value-type="float" office:value="-2.105" table:style-name="ce1">
            <text:p>-2.105</text:p>
          </table:table-cell>
          <table:table-cell office:value-type="float" office:value="-7.8049999999999997" table:style-name="ce1">
            <text:p>-7.805</text:p>
          </table:table-cell>
          <table:table-cell office:value-type="float" office:value="-3.01" table:style-name="ce1">
            <text:p>-3.01</text:p>
          </table:table-cell>
          <table:table-cell office:value-type="float" office:value="-0.60799999999999998" table:style-name="ce1">
            <text:p>-0.608</text:p>
          </table:table-cell>
          <table:table-cell office:value-type="float" office:value="0" table:style-name="ce1">
            <text:p>0</text:p>
          </table:table-cell>
          <table:table-cell office:value-type="float" office:value="-2.0230000000000001" table:style-name="ce1">
            <text:p>-2.023</text:p>
          </table:table-cell>
          <table:table-cell office:value-type="float" office:value="-15.597" table:style-name="ce1">
            <text:p>-15.597</text:p>
          </table:table-cell>
          <table:table-cell office:value-type="float" office:value="-9.2279999999999998" table:style-name="ce1">
            <text:p>-9.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.101999999999997" table:style-name="ce1">
            <text:p>-37.102</text:p>
          </table:table-cell>
          <table:table-cell office:value-type="float" office:value="-24.824999999999999" table:style-name="ce1">
            <text:p>-24.825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4321451</text:p>
          </table:table-cell>
          <table:table-cell office:value-type="float" office:value="39562" table:style-name="ce1">
            <text:p>39562</text:p>
          </table:table-cell>
          <table:table-cell office:value-type="string" table:style-name="ce1">
            <text:p>102_p0.0.10621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10621" table:style-name="ce1">
            <text:p>10621</text:p>
          </table:table-cell>
          <table:table-cell table:number-columns-repeated="30" table:style-name="ce1"/>
          <table:table-cell office:value-type="string" table:style-name="ce1">
            <text:p>Os06g0252300_glide-dock_HTVS_2</text:p>
          </table:table-cell>
          <table:table-cell table:number-columns-repeated="11" table:style-name="ce1"/>
          <table:table-cell office:value-type="string" table:style-name="ce1">
            <text:p>Os06g0252300_glide-grid_1</text:p>
          </table:table-cell>
          <table:table-cell office:value-type="float" office:value="10621" table:style-name="ce1">
            <text:p>10621</text:p>
          </table:table-cell>
          <table:table-cell office:value-type="float" office:value="1" table:style-name="ce1">
            <text:p>1</text:p>
          </table:table-cell>
          <table:table-cell office:value-type="float" office:value="-7.7850000000000001" table:style-name="ce1">
            <text:p>-7.785</text:p>
          </table:table-cell>
          <table:table-cell office:value-type="float" office:value="-0.51900000000000002" table:style-name="ce1">
            <text:p>-0.519</text:p>
          </table:table-cell>
          <table:table-cell office:value-type="float" office:value="-1.28" table:style-name="ce1">
            <text:p>-1.28</text:p>
          </table:table-cell>
          <table:table-cell office:value-type="float" office:value="-2.0990000000000002" table:style-name="ce1">
            <text:p>-2.099</text:p>
          </table:table-cell>
          <table:table-cell office:value-type="float" office:value="-7.7850000000000001" table:style-name="ce1">
            <text:p>-7.785</text:p>
          </table:table-cell>
          <table:table-cell office:value-type="float" office:value="-3.2610000000000001" table:style-name="ce1">
            <text:p>-3.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579999999999999" table:style-name="ce1">
            <text:p>-2.158</text:p>
          </table:table-cell>
          <table:table-cell office:value-type="float" office:value="-14.252000000000001" table:style-name="ce1">
            <text:p>-14.252</text:p>
          </table:table-cell>
          <table:table-cell office:value-type="float" office:value="-11.022" table:style-name="ce1">
            <text:p>-11.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.917999999999999" table:style-name="ce1">
            <text:p>-36.918</text:p>
          </table:table-cell>
          <table:table-cell office:value-type="float" office:value="-25.274000000000001" table:style-name="ce1">
            <text:p>-25.274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style-name="ro2">
          <table:table-cell table:style-name="ce1"/>
          <table:table-cell office:value-type="string" table:style-name="ce1">
            <text:p>ZINC00126518</text:p>
          </table:table-cell>
          <table:table-cell office:value-type="float" office:value="39563" table:style-name="ce1">
            <text:p>39563</text:p>
          </table:table-cell>
          <table:table-cell office:value-type="string" table:style-name="ce1">
            <text:p>102_p0.0.9278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date" office:date-value="2018-01-30T15:33:06" table:style-name="ce4">
            <text:p>30-01-2018 15:33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_R_13_9_16_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ome/biotech/Desktop/schrodinger/new docking/ligprep_1_new</text:p>
          </table:table-cell>
          <table:table-cell office:value-type="string" table:style-name="ce1">
            <text:p>ligprep_1_new.maegz</text:p>
          </table:table-cell>
          <table:table-cell office:value-type="float" office:value="9278" table:style-name="ce1">
            <text:p>9278</text:p>
          </table:table-cell>
          <table:table-cell table:number-columns-repeated="30" table:style-name="ce1"/>
          <table:table-cell office:value-type="string" table:style-name="ce1">
            <text:p>Os06g0252300_glide-dock_HTVS_2</text:p>
          </table:table-cell>
          <table:table-cell table:number-columns-repeated="11" table:style-name="ce1"/>
          <table:table-cell office:value-type="string" table:style-name="ce1">
            <text:p>Os06g0252300_glide-grid_1</text:p>
          </table:table-cell>
          <table:table-cell office:value-type="float" office:value="9278" table:style-name="ce1">
            <text:p>9278</text:p>
          </table:table-cell>
          <table:table-cell office:value-type="float" office:value="1" table:style-name="ce1">
            <text:p>1</text:p>
          </table:table-cell>
          <table:table-cell office:value-type="float" office:value="-7.758" table:style-name="ce1">
            <text:p>-7.758</text:p>
          </table:table-cell>
          <table:table-cell office:value-type="float" office:value="-0.45600000000000002" table:style-name="ce1">
            <text:p>-0.456</text:p>
          </table:table-cell>
          <table:table-cell office:value-type="float" office:value="-1.173" table:style-name="ce1">
            <text:p>-1.173</text:p>
          </table:table-cell>
          <table:table-cell office:value-type="float" office:value="-2.024" table:style-name="ce1">
            <text:p>-2.024</text:p>
          </table:table-cell>
          <table:table-cell office:value-type="float" office:value="-7.758" table:style-name="ce1">
            <text:p>-7.758</text:p>
          </table:table-cell>
          <table:table-cell office:value-type="float" office:value="-3.5470000000000002" table:style-name="ce1">
            <text:p>-3.547</text:p>
          </table:table-cell>
          <table:table-cell office:value-type="float" office:value="-0.32" table:style-name="ce1">
            <text:p>-0.32</text:p>
          </table:table-cell>
          <table:table-cell office:value-type="float" office:value="0" table:style-name="ce1">
            <text:p>0</text:p>
          </table:table-cell>
          <table:table-cell office:value-type="float" office:value="-1.889" table:style-name="ce1">
            <text:p>-1.889</text:p>
          </table:table-cell>
          <table:table-cell office:value-type="float" office:value="-13.06" table:style-name="ce1">
            <text:p>-13.06</text:p>
          </table:table-cell>
          <table:table-cell office:value-type="float" office:value="-8.9949999999999992" table:style-name="ce1">
            <text:p>-8.9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2.917000000000002" table:style-name="ce1">
            <text:p>-32.917</text:p>
          </table:table-cell>
          <table:table-cell office:value-type="float" office:value="-22.055" table:style-name="ce1">
            <text:p>-22.055</text:p>
          </table:table-cell>
          <table:table-cell office:value-type="float" office:value="0.22900000000000001" table:style-name="ce1">
            <text:p>0.22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07"/>
        </table:table-row>
        <table:table-row table:number-rows-repeated="1048436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5" table:default-cell-style-name="ce6"/>
        <table:table-column table:style-name="co1" table:number-columns-repeated="965" table:default-cell-style-name="ce6"/>
        <table:table-column table:style-name="co4" table:number-columns-repeated="55" table:default-cell-style-name="ce6"/>
        <table:table-column table:style-name="co4" table:number-columns-repeated="15360" table:default-cell-style-name="ce1"/>
        <table:table-row table:style-name="ro1">
          <table:table-cell office:value-type="string" table:number-columns-spanned="4" table:number-rows-spanned="1" table:style-name="ce7">
            <text:p>Os01g0224100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5"/>
          <table:table-cell office:value-type="string" table:style-name="ce5">
            <text:p>Title</text:p>
          </table:table-cell>
          <table:table-cell office:value-type="string" table:style-name="ce5">
            <text:p>Entry ID</text:p>
          </table:table-cell>
          <table:table-cell office:value-type="string" table:style-name="ce5">
            <text:p>Docking score</text:p>
          </table:table-cell>
          <table:table-cell table:number-columns-repeated="16380" table:style-name="ce5"/>
        </table:table-row>
        <table:table-row table:style-name="ro2">
          <table:table-cell table:style-name="ce6"/>
          <table:table-cell office:value-type="string" table:style-name="ce6">
            <text:p>ZINC01824866</text:p>
          </table:table-cell>
          <table:table-cell office:value-type="float" office:value="13514" table:style-name="ce6">
            <text:p>13514</text:p>
          </table:table-cell>
          <table:table-cell office:value-type="float" office:value="-7.056" table:style-name="ce6">
            <text:p>-7.05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512135</text:p>
          </table:table-cell>
          <table:table-cell office:value-type="float" office:value="13515" table:style-name="ce6">
            <text:p>13515</text:p>
          </table:table-cell>
          <table:table-cell office:value-type="float" office:value="-6.9" table:style-name="ce6">
            <text:p>-6.9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1735747</text:p>
          </table:table-cell>
          <table:table-cell office:value-type="float" office:value="13516" table:style-name="ce6">
            <text:p>13516</text:p>
          </table:table-cell>
          <table:table-cell office:value-type="float" office:value="-6.8789999999999996" table:style-name="ce6">
            <text:p>-6.879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588698</text:p>
          </table:table-cell>
          <table:table-cell office:value-type="float" office:value="13517" table:style-name="ce6">
            <text:p>13517</text:p>
          </table:table-cell>
          <table:table-cell office:value-type="float" office:value="-6.7450000000000001" table:style-name="ce6">
            <text:p>-6.74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185679</text:p>
          </table:table-cell>
          <table:table-cell office:value-type="float" office:value="13518" table:style-name="ce6">
            <text:p>13518</text:p>
          </table:table-cell>
          <table:table-cell office:value-type="float" office:value="-6.6970000000000001" table:style-name="ce6">
            <text:p>-6.69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9g04552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9702752</text:p>
          </table:table-cell>
          <table:table-cell office:value-type="float" office:value="26716" table:style-name="ce6">
            <text:p>26716</text:p>
          </table:table-cell>
          <table:table-cell office:value-type="float" office:value="-7.984" table:style-name="ce6">
            <text:p>-7.98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3847659</text:p>
          </table:table-cell>
          <table:table-cell office:value-type="float" office:value="26717" table:style-name="ce6">
            <text:p>26717</text:p>
          </table:table-cell>
          <table:table-cell office:value-type="float" office:value="-7.7309999999999999" table:style-name="ce6">
            <text:p>-7.731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2038513</text:p>
          </table:table-cell>
          <table:table-cell office:value-type="float" office:value="26718" table:style-name="ce6">
            <text:p>26718</text:p>
          </table:table-cell>
          <table:table-cell office:value-type="float" office:value="-7.6479999999999997" table:style-name="ce6">
            <text:p>-7.648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901972</text:p>
          </table:table-cell>
          <table:table-cell office:value-type="float" office:value="26719" table:style-name="ce6">
            <text:p>26719</text:p>
          </table:table-cell>
          <table:table-cell office:value-type="float" office:value="-7.6470000000000002" table:style-name="ce6">
            <text:p>-7.64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297421</text:p>
          </table:table-cell>
          <table:table-cell office:value-type="float" office:value="26720" table:style-name="ce6">
            <text:p>26720</text:p>
          </table:table-cell>
          <table:table-cell office:value-type="float" office:value="-7.6369999999999996" table:style-name="ce6">
            <text:p>-7.63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1g06574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516175</text:p>
          </table:table-cell>
          <table:table-cell office:value-type="float" office:value="13514" table:style-name="ce6">
            <text:p>13514</text:p>
          </table:table-cell>
          <table:table-cell office:value-type="float" office:value="-8.5210000000000008" table:style-name="ce6">
            <text:p>-8.521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2558198</text:p>
          </table:table-cell>
          <table:table-cell office:value-type="float" office:value="13515" table:style-name="ce6">
            <text:p>13515</text:p>
          </table:table-cell>
          <table:table-cell office:value-type="float" office:value="-7.6760000000000002" table:style-name="ce6">
            <text:p>-7.67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899521</text:p>
          </table:table-cell>
          <table:table-cell office:value-type="float" office:value="13516" table:style-name="ce6">
            <text:p>13516</text:p>
          </table:table-cell>
          <table:table-cell office:value-type="float" office:value="-7.649" table:style-name="ce6">
            <text:p>-7.649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142398</text:p>
          </table:table-cell>
          <table:table-cell office:value-type="float" office:value="13517" table:style-name="ce6">
            <text:p>13517</text:p>
          </table:table-cell>
          <table:table-cell office:value-type="float" office:value="-7.6390000000000002" table:style-name="ce6">
            <text:p>-7.639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77278</text:p>
          </table:table-cell>
          <table:table-cell office:value-type="float" office:value="13518" table:style-name="ce6">
            <text:p>13518</text:p>
          </table:table-cell>
          <table:table-cell office:value-type="float" office:value="-7.6219999999999999" table:style-name="ce6">
            <text:p>-7.622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1g03025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6067123</text:p>
          </table:table-cell>
          <table:table-cell office:value-type="float" office:value="29220" table:style-name="ce6">
            <text:p>29220</text:p>
          </table:table-cell>
          <table:table-cell office:value-type="float" office:value="-6.79" table:style-name="ce6">
            <text:p>-6.79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3850772</text:p>
          </table:table-cell>
          <table:table-cell office:value-type="float" office:value="29221" table:style-name="ce6">
            <text:p>29221</text:p>
          </table:table-cell>
          <table:table-cell office:value-type="float" office:value="-6.7249999999999996" table:style-name="ce6">
            <text:p>-6.72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56657</text:p>
          </table:table-cell>
          <table:table-cell office:value-type="float" office:value="29222" table:style-name="ce6">
            <text:p>29222</text:p>
          </table:table-cell>
          <table:table-cell office:value-type="float" office:value="-6.657" table:style-name="ce6">
            <text:p>-6.65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200993</text:p>
          </table:table-cell>
          <table:table-cell office:value-type="float" office:value="29223" table:style-name="ce6">
            <text:p>29223</text:p>
          </table:table-cell>
          <table:table-cell office:value-type="float" office:value="-6.5030000000000001" table:style-name="ce6">
            <text:p>-6.50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374964</text:p>
          </table:table-cell>
          <table:table-cell office:value-type="float" office:value="29224" table:style-name="ce6">
            <text:p>29224</text:p>
          </table:table-cell>
          <table:table-cell office:value-type="float" office:value="-6.4240000000000004" table:style-name="ce6">
            <text:p>-6.42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1g06253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1871556</text:p>
          </table:table-cell>
          <table:table-cell office:value-type="float" office:value="13514" table:style-name="ce6">
            <text:p>13514</text:p>
          </table:table-cell>
          <table:table-cell office:value-type="float" office:value="-7.5970000000000004" table:style-name="ce6">
            <text:p>-7.59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516175</text:p>
          </table:table-cell>
          <table:table-cell office:value-type="float" office:value="13515" table:style-name="ce6">
            <text:p>13515</text:p>
          </table:table-cell>
          <table:table-cell office:value-type="float" office:value="-7.5380000000000003" table:style-name="ce6">
            <text:p>-7.538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193842</text:p>
          </table:table-cell>
          <table:table-cell office:value-type="float" office:value="13516" table:style-name="ce6">
            <text:p>13516</text:p>
          </table:table-cell>
          <table:table-cell office:value-type="float" office:value="-7.4169999999999998" table:style-name="ce6">
            <text:p>-7.41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2508265</text:p>
          </table:table-cell>
          <table:table-cell office:value-type="float" office:value="13517" table:style-name="ce6">
            <text:p>13517</text:p>
          </table:table-cell>
          <table:table-cell office:value-type="float" office:value="-7.3979999999999997" table:style-name="ce6">
            <text:p>-7.398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4614807</text:p>
          </table:table-cell>
          <table:table-cell office:value-type="float" office:value="13518" table:style-name="ce6">
            <text:p>13518</text:p>
          </table:table-cell>
          <table:table-cell office:value-type="float" office:value="-7.37" table:style-name="ce6">
            <text:p>-7.3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7g01297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35458064</text:p>
          </table:table-cell>
          <table:table-cell office:value-type="float" office:value="26765" table:style-name="ce6">
            <text:p>26765</text:p>
          </table:table-cell>
          <table:table-cell office:value-type="float" office:value="-7.891" table:style-name="ce6">
            <text:p>-7.891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149855</text:p>
          </table:table-cell>
          <table:table-cell office:value-type="float" office:value="26766" table:style-name="ce6">
            <text:p>26766</text:p>
          </table:table-cell>
          <table:table-cell office:value-type="float" office:value="-7.593" table:style-name="ce6">
            <text:p>-7.59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241993</text:p>
          </table:table-cell>
          <table:table-cell office:value-type="float" office:value="26767" table:style-name="ce6">
            <text:p>26767</text:p>
          </table:table-cell>
          <table:table-cell office:value-type="float" office:value="-7.59" table:style-name="ce6">
            <text:p>-7.59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2128966</text:p>
          </table:table-cell>
          <table:table-cell office:value-type="float" office:value="26768" table:style-name="ce6">
            <text:p>26768</text:p>
          </table:table-cell>
          <table:table-cell office:value-type="float" office:value="-7.516" table:style-name="ce6">
            <text:p>-7.51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098855</text:p>
          </table:table-cell>
          <table:table-cell office:value-type="float" office:value="26769" table:style-name="ce6">
            <text:p>26769</text:p>
          </table:table-cell>
          <table:table-cell office:value-type="float" office:value="-7.4530000000000003" table:style-name="ce6">
            <text:p>-7.45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9g05266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508258</text:p>
          </table:table-cell>
          <table:table-cell office:value-type="float" office:value="13514" table:style-name="ce6">
            <text:p>13514</text:p>
          </table:table-cell>
          <table:table-cell office:value-type="float" office:value="-8.3059999999999992" table:style-name="ce6">
            <text:p>-8.30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516175</text:p>
          </table:table-cell>
          <table:table-cell office:value-type="float" office:value="13515" table:style-name="ce6">
            <text:p>13515</text:p>
          </table:table-cell>
          <table:table-cell office:value-type="float" office:value="-8.1720000000000006" table:style-name="ce6">
            <text:p>-8.172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896081</text:p>
          </table:table-cell>
          <table:table-cell office:value-type="float" office:value="13516" table:style-name="ce6">
            <text:p>13516</text:p>
          </table:table-cell>
          <table:table-cell office:value-type="float" office:value="-7.9320000000000004" table:style-name="ce6">
            <text:p>-7.932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32354</text:p>
          </table:table-cell>
          <table:table-cell office:value-type="float" office:value="13517" table:style-name="ce6">
            <text:p>13517</text:p>
          </table:table-cell>
          <table:table-cell office:value-type="float" office:value="-7.8369999999999997" table:style-name="ce6">
            <text:p>-7.83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829304</text:p>
          </table:table-cell>
          <table:table-cell office:value-type="float" office:value="13518" table:style-name="ce6">
            <text:p>13518</text:p>
          </table:table-cell>
          <table:table-cell office:value-type="float" office:value="-7.681" table:style-name="ce6">
            <text:p>-7.68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3g07698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3852246</text:p>
          </table:table-cell>
          <table:table-cell office:value-type="float" office:value="26436" table:style-name="ce6">
            <text:p>26436</text:p>
          </table:table-cell>
          <table:table-cell office:value-type="float" office:value="-7.7149999999999999" table:style-name="ce6">
            <text:p>-7.71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349874</text:p>
          </table:table-cell>
          <table:table-cell office:value-type="float" office:value="26437" table:style-name="ce6">
            <text:p>26437</text:p>
          </table:table-cell>
          <table:table-cell office:value-type="float" office:value="-7.5670000000000002" table:style-name="ce6">
            <text:p>-7.56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349879</text:p>
          </table:table-cell>
          <table:table-cell office:value-type="float" office:value="26438" table:style-name="ce6">
            <text:p>26438</text:p>
          </table:table-cell>
          <table:table-cell office:value-type="float" office:value="-7.5650000000000004" table:style-name="ce6">
            <text:p>-7.56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8740049</text:p>
          </table:table-cell>
          <table:table-cell office:value-type="float" office:value="26439" table:style-name="ce6">
            <text:p>26439</text:p>
          </table:table-cell>
          <table:table-cell office:value-type="float" office:value="-7.4539999999999997" table:style-name="ce6">
            <text:p>-7.45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8127213</text:p>
          </table:table-cell>
          <table:table-cell office:value-type="float" office:value="26440" table:style-name="ce6">
            <text:p>26440</text:p>
          </table:table-cell>
          <table:table-cell office:value-type="float" office:value="-7.306" table:style-name="ce6">
            <text:p>-7.30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4g06370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5425566</text:p>
          </table:table-cell>
          <table:table-cell office:value-type="float" office:value="13514" table:style-name="ce6">
            <text:p>13514</text:p>
          </table:table-cell>
          <table:table-cell office:value-type="float" office:value="-8.1069999999999993" table:style-name="ce6">
            <text:p>-8.10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403086</text:p>
          </table:table-cell>
          <table:table-cell office:value-type="float" office:value="13515" table:style-name="ce6">
            <text:p>13515</text:p>
          </table:table-cell>
          <table:table-cell office:value-type="float" office:value="-8.0939999999999994" table:style-name="ce6">
            <text:p>-8.09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68604642</text:p>
          </table:table-cell>
          <table:table-cell office:value-type="float" office:value="13516" table:style-name="ce6">
            <text:p>13516</text:p>
          </table:table-cell>
          <table:table-cell office:value-type="float" office:value="-7.8920000000000003" table:style-name="ce6">
            <text:p>-7.892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260352</text:p>
          </table:table-cell>
          <table:table-cell office:value-type="float" office:value="13517" table:style-name="ce6">
            <text:p>13517</text:p>
          </table:table-cell>
          <table:table-cell office:value-type="float" office:value="-7.8810000000000002" table:style-name="ce6">
            <text:p>-7.881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8553156</text:p>
          </table:table-cell>
          <table:table-cell office:value-type="float" office:value="13518" table:style-name="ce6">
            <text:p>13518</text:p>
          </table:table-cell>
          <table:table-cell office:value-type="float" office:value="-7.8559999999999999" table:style-name="ce6">
            <text:p>-7.85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2g07667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901392</text:p>
          </table:table-cell>
          <table:table-cell office:value-type="float" office:value="25840" table:style-name="ce6">
            <text:p>25840</text:p>
          </table:table-cell>
          <table:table-cell office:value-type="float" office:value="-6.5629999999999997" table:style-name="ce6">
            <text:p>-6.56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57058</text:p>
          </table:table-cell>
          <table:table-cell office:value-type="float" office:value="25841" table:style-name="ce6">
            <text:p>25841</text:p>
          </table:table-cell>
          <table:table-cell office:value-type="float" office:value="-6.4349999999999996" table:style-name="ce6">
            <text:p>-6.43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2583632</text:p>
          </table:table-cell>
          <table:table-cell office:value-type="float" office:value="25842" table:style-name="ce6">
            <text:p>25842</text:p>
          </table:table-cell>
          <table:table-cell office:value-type="float" office:value="-6.3840000000000003" table:style-name="ce6">
            <text:p>-6.38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68606211</text:p>
          </table:table-cell>
          <table:table-cell office:value-type="float" office:value="25843" table:style-name="ce6">
            <text:p>25843</text:p>
          </table:table-cell>
          <table:table-cell office:value-type="float" office:value="-6.375" table:style-name="ce6">
            <text:p>-6.37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348885</text:p>
          </table:table-cell>
          <table:table-cell office:value-type="float" office:value="25844" table:style-name="ce6">
            <text:p>25844</text:p>
          </table:table-cell>
          <table:table-cell office:value-type="float" office:value="-6.3719999999999999" table:style-name="ce6">
            <text:p>-6.372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12g06127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6061643</text:p>
          </table:table-cell>
          <table:table-cell office:value-type="float" office:value="39119" table:style-name="ce6">
            <text:p>39119</text:p>
          </table:table-cell>
          <table:table-cell office:value-type="float" office:value="-7.835" table:style-name="ce6">
            <text:p>-7.83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399545</text:p>
          </table:table-cell>
          <table:table-cell office:value-type="float" office:value="39120" table:style-name="ce6">
            <text:p>39120</text:p>
          </table:table-cell>
          <table:table-cell office:value-type="float" office:value="-7.56" table:style-name="ce6">
            <text:p>-7.5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3852717</text:p>
          </table:table-cell>
          <table:table-cell office:value-type="float" office:value="39121" table:style-name="ce6">
            <text:p>39121</text:p>
          </table:table-cell>
          <table:table-cell office:value-type="float" office:value="-7.5430000000000001" table:style-name="ce6">
            <text:p>-7.54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516175</text:p>
          </table:table-cell>
          <table:table-cell office:value-type="float" office:value="39122" table:style-name="ce6">
            <text:p>39122</text:p>
          </table:table-cell>
          <table:table-cell office:value-type="float" office:value="-7.5119999999999996" table:style-name="ce6">
            <text:p>-7.512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85488</text:p>
          </table:table-cell>
          <table:table-cell office:value-type="float" office:value="39123" table:style-name="ce6">
            <text:p>39123</text:p>
          </table:table-cell>
          <table:table-cell office:value-type="float" office:value="-7.4669999999999996" table:style-name="ce6">
            <text:p>-7.46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1g01650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5673032</text:p>
          </table:table-cell>
          <table:table-cell office:value-type="float" office:value="13514" table:style-name="ce6">
            <text:p>13514</text:p>
          </table:table-cell>
          <table:table-cell office:value-type="float" office:value="-7.7080000000000002" table:style-name="ce6">
            <text:p>-7.708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967921</text:p>
          </table:table-cell>
          <table:table-cell office:value-type="float" office:value="13515" table:style-name="ce6">
            <text:p>13515</text:p>
          </table:table-cell>
          <table:table-cell office:value-type="float" office:value="-7.6680000000000001" table:style-name="ce6">
            <text:p>-7.668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481200</text:p>
          </table:table-cell>
          <table:table-cell office:value-type="float" office:value="13516" table:style-name="ce6">
            <text:p>13516</text:p>
          </table:table-cell>
          <table:table-cell office:value-type="float" office:value="-7.6669999999999998" table:style-name="ce6">
            <text:p>-7.66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3847878</text:p>
          </table:table-cell>
          <table:table-cell office:value-type="float" office:value="13517" table:style-name="ce6">
            <text:p>13517</text:p>
          </table:table-cell>
          <table:table-cell office:value-type="float" office:value="-7.6189999999999998" table:style-name="ce6">
            <text:p>-7.619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234544</text:p>
          </table:table-cell>
          <table:table-cell office:value-type="float" office:value="13518" table:style-name="ce6">
            <text:p>13518</text:p>
          </table:table-cell>
          <table:table-cell office:value-type="float" office:value="-7.5650000000000004" table:style-name="ce6">
            <text:p>-7.56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6g01407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00757</text:p>
          </table:table-cell>
          <table:table-cell office:value-type="float" office:value="13514" table:style-name="ce6">
            <text:p>13514</text:p>
          </table:table-cell>
          <table:table-cell office:value-type="float" office:value="-7.3109999999999999" table:style-name="ce6">
            <text:p>-7.311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77278</text:p>
          </table:table-cell>
          <table:table-cell office:value-type="float" office:value="13515" table:style-name="ce6">
            <text:p>13515</text:p>
          </table:table-cell>
          <table:table-cell office:value-type="float" office:value="-7.2910000000000004" table:style-name="ce6">
            <text:p>-7.291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899521</text:p>
          </table:table-cell>
          <table:table-cell office:value-type="float" office:value="13516" table:style-name="ce6">
            <text:p>13516</text:p>
          </table:table-cell>
          <table:table-cell office:value-type="float" office:value="-7.2530000000000001" table:style-name="ce6">
            <text:p>-7.25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120144</text:p>
          </table:table-cell>
          <table:table-cell office:value-type="float" office:value="13517" table:style-name="ce6">
            <text:p>13517</text:p>
          </table:table-cell>
          <table:table-cell office:value-type="float" office:value="-7.11" table:style-name="ce6">
            <text:p>-7.11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4591882</text:p>
          </table:table-cell>
          <table:table-cell office:value-type="float" office:value="13518" table:style-name="ce6">
            <text:p>13518</text:p>
          </table:table-cell>
          <table:table-cell office:value-type="float" office:value="-7.0430000000000001" table:style-name="ce6">
            <text:p>-7.04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1g07340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142398</text:p>
          </table:table-cell>
          <table:table-cell office:value-type="float" office:value="26648" table:style-name="ce6">
            <text:p>26648</text:p>
          </table:table-cell>
          <table:table-cell office:value-type="float" office:value="-7.5469999999999997" table:style-name="ce6">
            <text:p>-7.54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9942853</text:p>
          </table:table-cell>
          <table:table-cell office:value-type="float" office:value="26649" table:style-name="ce6">
            <text:p>26649</text:p>
          </table:table-cell>
          <table:table-cell office:value-type="float" office:value="-7.3730000000000002" table:style-name="ce6">
            <text:p>-7.37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543134</text:p>
          </table:table-cell>
          <table:table-cell office:value-type="float" office:value="26650" table:style-name="ce6">
            <text:p>26650</text:p>
          </table:table-cell>
          <table:table-cell office:value-type="float" office:value="-7.3650000000000002" table:style-name="ce6">
            <text:p>-7.36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3781686</text:p>
          </table:table-cell>
          <table:table-cell office:value-type="float" office:value="26651" table:style-name="ce6">
            <text:p>26651</text:p>
          </table:table-cell>
          <table:table-cell office:value-type="float" office:value="-7.2460000000000004" table:style-name="ce6">
            <text:p>-7.24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39103</text:p>
          </table:table-cell>
          <table:table-cell office:value-type="float" office:value="26652" table:style-name="ce6">
            <text:p>26652</text:p>
          </table:table-cell>
          <table:table-cell office:value-type="float" office:value="-7.1150000000000002" table:style-name="ce6">
            <text:p>-7.11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6g02459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234512</text:p>
          </table:table-cell>
          <table:table-cell office:value-type="float" office:value="39267" table:style-name="ce6">
            <text:p>39267</text:p>
          </table:table-cell>
          <table:table-cell office:value-type="float" office:value="-8.1859999999999999" table:style-name="ce6">
            <text:p>-8.18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901392</text:p>
          </table:table-cell>
          <table:table-cell office:value-type="float" office:value="39268" table:style-name="ce6">
            <text:p>39268</text:p>
          </table:table-cell>
          <table:table-cell office:value-type="float" office:value="-8.1449999999999996" table:style-name="ce6">
            <text:p>-8.14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32124019</text:p>
          </table:table-cell>
          <table:table-cell office:value-type="float" office:value="39269" table:style-name="ce6">
            <text:p>39269</text:p>
          </table:table-cell>
          <table:table-cell office:value-type="float" office:value="-8.1280000000000001" table:style-name="ce6">
            <text:p>-8.128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2577868</text:p>
          </table:table-cell>
          <table:table-cell office:value-type="float" office:value="39270" table:style-name="ce6">
            <text:p>39270</text:p>
          </table:table-cell>
          <table:table-cell office:value-type="float" office:value="-7.8760000000000003" table:style-name="ce6">
            <text:p>-7.87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5765036</text:p>
          </table:table-cell>
          <table:table-cell office:value-type="float" office:value="39271" table:style-name="ce6">
            <text:p>39271</text:p>
          </table:table-cell>
          <table:table-cell office:value-type="float" office:value="-7.8540000000000001" table:style-name="ce6">
            <text:p>-7.85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3g7450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39103</text:p>
          </table:table-cell>
          <table:table-cell office:value-type="float" office:value="13514" table:style-name="ce6">
            <text:p>13514</text:p>
          </table:table-cell>
          <table:table-cell office:value-type="float" office:value="-6.8639999999999999" table:style-name="ce6">
            <text:p>-6.86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24717761</text:p>
          </table:table-cell>
          <table:table-cell office:value-type="float" office:value="13515" table:style-name="ce6">
            <text:p>13515</text:p>
          </table:table-cell>
          <table:table-cell office:value-type="float" office:value="-6.8550000000000004" table:style-name="ce6">
            <text:p>-6.85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6067123</text:p>
          </table:table-cell>
          <table:table-cell office:value-type="float" office:value="13516" table:style-name="ce6">
            <text:p>13516</text:p>
          </table:table-cell>
          <table:table-cell office:value-type="float" office:value="-6.7480000000000002" table:style-name="ce6">
            <text:p>-6.748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32223363</text:p>
          </table:table-cell>
          <table:table-cell office:value-type="float" office:value="13517" table:style-name="ce6">
            <text:p>13517</text:p>
          </table:table-cell>
          <table:table-cell office:value-type="float" office:value="-6.6749999999999998" table:style-name="ce6">
            <text:p>-6.67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335289</text:p>
          </table:table-cell>
          <table:table-cell office:value-type="float" office:value="13518" table:style-name="ce6">
            <text:p>13518</text:p>
          </table:table-cell>
          <table:table-cell office:value-type="float" office:value="-6.6680000000000001" table:style-name="ce6">
            <text:p>-6.668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1g08673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403086</text:p>
          </table:table-cell>
          <table:table-cell office:value-type="float" office:value="26652" table:style-name="ce6">
            <text:p>26652</text:p>
          </table:table-cell>
          <table:table-cell office:value-type="float" office:value="-7.8529999999999998" table:style-name="ce6">
            <text:p>-7.85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3846749</text:p>
          </table:table-cell>
          <table:table-cell office:value-type="float" office:value="26653" table:style-name="ce6">
            <text:p>26653</text:p>
          </table:table-cell>
          <table:table-cell office:value-type="float" office:value="-7.4690000000000003" table:style-name="ce6">
            <text:p>-7.469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517372</text:p>
          </table:table-cell>
          <table:table-cell office:value-type="float" office:value="26654" table:style-name="ce6">
            <text:p>26654</text:p>
          </table:table-cell>
          <table:table-cell office:value-type="float" office:value="-7.3940000000000001" table:style-name="ce6">
            <text:p>-7.39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5413642</text:p>
          </table:table-cell>
          <table:table-cell office:value-type="float" office:value="26655" table:style-name="ce6">
            <text:p>26655</text:p>
          </table:table-cell>
          <table:table-cell office:value-type="float" office:value="-7.282" table:style-name="ce6">
            <text:p>-7.282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6092566</text:p>
          </table:table-cell>
          <table:table-cell office:value-type="float" office:value="26656" table:style-name="ce6">
            <text:p>26656</text:p>
          </table:table-cell>
          <table:table-cell office:value-type="float" office:value="-7.26" table:style-name="ce6">
            <text:p>-7.2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2g07397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4517069</text:p>
          </table:table-cell>
          <table:table-cell office:value-type="float" office:value="13514" table:style-name="ce6">
            <text:p>13514</text:p>
          </table:table-cell>
          <table:table-cell office:value-type="float" office:value="-6.9740000000000002" table:style-name="ce6">
            <text:p>-6.97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1845036</text:p>
          </table:table-cell>
          <table:table-cell office:value-type="float" office:value="13515" table:style-name="ce6">
            <text:p>13515</text:p>
          </table:table-cell>
          <table:table-cell office:value-type="float" office:value="-6.9349999999999996" table:style-name="ce6">
            <text:p>-6.93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242451</text:p>
          </table:table-cell>
          <table:table-cell office:value-type="float" office:value="13516" table:style-name="ce6">
            <text:p>13516</text:p>
          </table:table-cell>
          <table:table-cell office:value-type="float" office:value="-6.9139999999999997" table:style-name="ce6">
            <text:p>-6.91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078149</text:p>
          </table:table-cell>
          <table:table-cell office:value-type="float" office:value="13517" table:style-name="ce6">
            <text:p>13517</text:p>
          </table:table-cell>
          <table:table-cell office:value-type="float" office:value="-6.8620000000000001" table:style-name="ce6">
            <text:p>-6.862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8207362</text:p>
          </table:table-cell>
          <table:table-cell office:value-type="float" office:value="13518" table:style-name="ce6">
            <text:p>13518</text:p>
          </table:table-cell>
          <table:table-cell office:value-type="float" office:value="-6.8109999999999999" table:style-name="ce6">
            <text:p>-6.8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8g05468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374964</text:p>
          </table:table-cell>
          <table:table-cell office:value-type="float" office:value="26421" table:style-name="ce6">
            <text:p>26421</text:p>
          </table:table-cell>
          <table:table-cell office:value-type="float" office:value="-7.4619999999999997" table:style-name="ce6">
            <text:p>-7.462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3377064</text:p>
          </table:table-cell>
          <table:table-cell office:value-type="float" office:value="26422" table:style-name="ce6">
            <text:p>26422</text:p>
          </table:table-cell>
          <table:table-cell office:value-type="float" office:value="-7.1740000000000004" table:style-name="ce6">
            <text:p>-7.174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026122</text:p>
          </table:table-cell>
          <table:table-cell office:value-type="float" office:value="26423" table:style-name="ce6">
            <text:p>26423</text:p>
          </table:table-cell>
          <table:table-cell office:value-type="float" office:value="-7.157" table:style-name="ce6">
            <text:p>-7.157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8286095</text:p>
          </table:table-cell>
          <table:table-cell office:value-type="float" office:value="26424" table:style-name="ce6">
            <text:p>26424</text:p>
          </table:table-cell>
          <table:table-cell office:value-type="float" office:value="-7.1260000000000003" table:style-name="ce6">
            <text:p>-7.126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9375752</text:p>
          </table:table-cell>
          <table:table-cell office:value-type="float" office:value="26425" table:style-name="ce6">
            <text:p>26425</text:p>
          </table:table-cell>
          <table:table-cell office:value-type="float" office:value="-7.093" table:style-name="ce6">
            <text:p>-7.09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s06g0252300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14651078</text:p>
          </table:table-cell>
          <table:table-cell office:value-type="float" office:value="39559" table:style-name="ce6">
            <text:p>39559</text:p>
          </table:table-cell>
          <table:table-cell office:value-type="float" office:value="-8.2729999999999997" table:style-name="ce6">
            <text:p>-8.27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3775641</text:p>
          </table:table-cell>
          <table:table-cell office:value-type="float" office:value="39560" table:style-name="ce6">
            <text:p>39560</text:p>
          </table:table-cell>
          <table:table-cell office:value-type="float" office:value="-7.9930000000000003" table:style-name="ce6">
            <text:p>-7.993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921629</text:p>
          </table:table-cell>
          <table:table-cell office:value-type="float" office:value="39561" table:style-name="ce6">
            <text:p>39561</text:p>
          </table:table-cell>
          <table:table-cell office:value-type="float" office:value="-7.8049999999999997" table:style-name="ce6">
            <text:p>-7.80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4321451</text:p>
          </table:table-cell>
          <table:table-cell office:value-type="float" office:value="39562" table:style-name="ce6">
            <text:p>39562</text:p>
          </table:table-cell>
          <table:table-cell office:value-type="float" office:value="-7.7850000000000001" table:style-name="ce6">
            <text:p>-7.785</text:p>
          </table:table-cell>
          <table:table-cell table:number-columns-repeated="16380"/>
        </table:table-row>
        <table:table-row table:style-name="ro2">
          <table:table-cell table:style-name="ce6"/>
          <table:table-cell office:value-type="string" table:style-name="ce6">
            <text:p>ZINC00126518</text:p>
          </table:table-cell>
          <table:table-cell office:value-type="float" office:value="39563" table:style-name="ce6">
            <text:p>39563</text:p>
          </table:table-cell>
          <table:table-cell office:value-type="float" office:value="-7.758" table:style-name="ce6">
            <text:p>-7.758</text:p>
          </table:table-cell>
          <table:table-cell table:number-columns-repeated="16380"/>
        </table:table-row>
        <table:table-row table:number-rows-repeated="10484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IO</dc:creator>
    <meta:creation-date>2018-01-23T09:24:56Z</meta:creation-date>
    <dc:date>2018-02-01T00:01:18Z</dc:date>
    <meta:editing-cycles>7</meta:editing-cycles>
    <meta:editing-duration>PT1605S</meta:editing-duration>
  </office:meta>
</office:document-meta>
</file>